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Uncooled" table:style-name="ta1">
        <office:forms form:automatic-focus="false" form:apply-design-mode="false"/>
        <table:shapes>
          <draw:frame draw:z-index="0" draw:style-name="gr1" draw:text-style-name="P1" svg:width="12.6in" svg:height="3.5402in" svg:x="0.0004in" svg:y="0.0004in">
            <draw:object draw:notify-on-update-of-ranges="Uncooled.A93:Uncooled.A152 Uncooled.A92:Uncooled.A92 Uncooled.D93:Uncooled.D152 Uncooled.A155:Uncooled.A223 Uncooled.A154:Uncooled.A154 Uncooled.D155:Uncooled.D2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6in" svg:height="3.5402in" svg:x="12.9087in" svg:y="0in">
            <draw:object draw:notify-on-update-of-ranges="Uncooled.C28:Uncooled.C90 Uncooled.A27:Uncooled.A27 Uncooled.D28:Uncooled.D9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6in" svg:height="3.5402in" svg:x="26.2406in" svg:y="0in">
            <draw:object draw:notify-on-update-of-ranges="Uncooled.C28:Uncooled.C96 Uncooled.A27:Uncooled.A27 Uncooled.D28:Uncooled.D96 Uncooled.A93:Uncooled.A152 Uncooled.A92:Uncooled.A92 Uncooled.D93:Uncooled.D152 Uncooled.A155:Uncooled.A223 Uncooled.A154:Uncooled.A154 Uncooled.D155:Uncooled.D2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row table:style-name="ro1" table:number-rows-repeated="20">
          <table:table-cell table:number-columns-repeated="4"/>
        </table:table-row>
        <table:table-row table:style-name="ro1">
          <table:table-cell office:value-type="string" calcext:value-type="string">
            <text:p>Ferromagnet</text:p>
          </table:table-cell>
          <table:table-cell office:value-type="string" calcext:value-type="string">
            <text:p>16 Layers</text:p>
          </table:table-cell>
          <table:table-cell office:value-type="string" calcext:value-type="string">
            <text:p>Uncoo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@start</text:p>
          </table:table-cell>
          <table:table-cell office:value-type="string" calcext:value-type="string">
            <text:p>@end</text:p>
          </table:table-cell>
          <table:table-cell/>
        </table:table-row>
        <table:table-row table:style-name="ro1">
          <table:table-cell office:value-type="string" calcext:value-type="string">
            <text:p>I (A)</text:p>
          </table:table-cell>
          <table:table-cell office:value-type="float" office:value="12.805" calcext:value-type="float">
            <text:p>12.805</text:p>
          </table:table-cell>
          <table:table-cell table:style-name="ce1" office:value-type="float" office:value="12.814" calcext:value-type="float">
            <text:p>12.814</text:p>
          </table:table-cell>
          <table:table-cell table:style-name="Default"/>
        </table:table-row>
        <table:table-row table:style-name="ro1">
          <table:table-cell office:value-type="string" calcext:value-type="string">
            <text:p>Magnetization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-scan, uncooled (X=128, Y=98)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.37" calcext:value-type="float">
            <text:p>9.3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.291" calcext:value-type="float">
            <text:p>9.2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.205" calcext:value-type="float">
            <text:p>9.2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.136" calcext:value-type="float">
            <text:p>9.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9.069" calcext:value-type="float">
            <text:p>9.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8.951" calcext:value-type="float">
            <text:p>8.9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8.82" calcext:value-type="float">
            <text:p>8.8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8.744" calcext:value-type="float">
            <text:p>8.7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8.66" calcext:value-type="float">
            <text:p>8.6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8.518" calcext:value-type="float">
            <text:p>8.5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8.408" calcext:value-type="float">
            <text:p>8.4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8.32" calcext:value-type="float">
            <text:p>8.3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 office:value-type="float" office:value="8.218" calcext:value-type="float">
            <text:p>8.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8.152" calcext:value-type="float">
            <text:p>8.1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8.065" calcext:value-type="float">
            <text:p>8.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7.995" calcext:value-type="float">
            <text:p>7.9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7.924" calcext:value-type="float">
            <text:p>7.9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7.862" calcext:value-type="float">
            <text:p>7.8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7.832" calcext:value-type="float">
            <text:p>7.8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  <table:table-cell office:value-type="float" office:value="7.793" calcext:value-type="float">
            <text:p>7.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office:value-type="float" office:value="7.761" calcext:value-type="float">
            <text:p>7.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office:value-type="float" office:value="7.732" calcext:value-type="float">
            <text:p>7.7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 office:value-type="float" office:value="7.724" calcext:value-type="float">
            <text:p>7.7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7.719" calcext:value-type="float">
            <text:p>7.7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 office:value-type="float" office:value="7.715" calcext:value-type="float">
            <text:p>7.7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7.716" calcext:value-type="float">
            <text:p>7.7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 office:value-type="float" office:value="7.722" calcext:value-type="float">
            <text:p>7.7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7.727" calcext:value-type="float">
            <text:p>7.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7.739" calcext:value-type="float">
            <text:p>7.7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7.748" calcext:value-type="float">
            <text:p>7.7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 office:value-type="float" office:value="7.761" calcext:value-type="float">
            <text:p>7.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68" calcext:value-type="float">
            <text:p>7.7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 office:value-type="float" office:value="7.777" calcext:value-type="float">
            <text:p>7.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 office:value-type="float" office:value="7.783" calcext:value-type="float">
            <text:p>7.7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4" calcext:value-type="float">
            <text:p>164</text:p>
          </table:table-cell>
          <table:table-cell office:value-type="float" office:value="7.787" calcext:value-type="float">
            <text:p>7.7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 office:value-type="float" office:value="7.792" calcext:value-type="float">
            <text:p>7.7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8" calcext:value-type="float">
            <text:p>168</text:p>
          </table:table-cell>
          <table:table-cell office:value-type="float" office:value="7.797" calcext:value-type="float">
            <text:p>7.7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0" calcext:value-type="float">
            <text:p>170</text:p>
          </table:table-cell>
          <table:table-cell office:value-type="float" office:value="7.806" calcext:value-type="float">
            <text:p>7.8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 office:value-type="float" office:value="7.811" calcext:value-type="float">
            <text:p>7.8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7.825" calcext:value-type="float">
            <text:p>7.8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  <table:table-cell office:value-type="float" office:value="7.838" calcext:value-type="float">
            <text:p>7.8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7.854" calcext:value-type="float">
            <text:p>7.8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7.885" calcext:value-type="float">
            <text:p>7.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2" calcext:value-type="float">
            <text:p>182</text:p>
          </table:table-cell>
          <table:table-cell office:value-type="float" office:value="7.918" calcext:value-type="float">
            <text:p>7.9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4" calcext:value-type="float">
            <text:p>184</text:p>
          </table:table-cell>
          <table:table-cell office:value-type="float" office:value="7.946" calcext:value-type="float">
            <text:p>7.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  <table:table-cell office:value-type="float" office:value="7.97" calcext:value-type="float">
            <text:p>7.9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 office:value-type="float" office:value="8.058" calcext:value-type="float">
            <text:p>8.0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 office:value-type="float" office:value="8.104" calcext:value-type="float">
            <text:p>8.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8.165" calcext:value-type="float">
            <text:p>8.1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 office:value-type="float" office:value="8.228" calcext:value-type="float">
            <text:p>8.2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float" office:value="8.302" calcext:value-type="float">
            <text:p>8.3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 office:value-type="float" office:value="8.432" calcext:value-type="float">
            <text:p>8.4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8.468" calcext:value-type="float">
            <text:p>8.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8.532" calcext:value-type="float">
            <text:p>8.5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 office:value-type="float" office:value="8.598" calcext:value-type="float">
            <text:p>8.5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 office:value-type="float" office:value="8.691" calcext:value-type="float">
            <text:p>8.6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 office:value-type="float" office:value="8.808" calcext:value-type="float">
            <text:p>8.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  <table:table-cell office:value-type="float" office:value="8.912" calcext:value-type="float">
            <text:p>8.9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  <table:table-cell office:value-type="float" office:value="9.02" calcext:value-type="float">
            <text:p>9.0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 office:value-type="float" office:value="9.072" calcext:value-type="float">
            <text:p>9.0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6" calcext:value-type="float">
            <text:p>216</text:p>
          </table:table-cell>
          <table:table-cell office:value-type="float" office:value="9.158" calcext:value-type="float">
            <text:p>9.1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8" calcext:value-type="float">
            <text:p>218</text:p>
          </table:table-cell>
          <table:table-cell office:value-type="float" office:value="9.199" calcext:value-type="float">
            <text:p>9.19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 office:value-type="float" office:value="9.262" calcext:value-type="float">
            <text:p>9.26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-scan, uncooled (Y=98, Z=158wam)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1" calcext:value-type="float">
            <text:p>9.7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6" calcext:value-type="float">
            <text:p>9.7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801" calcext:value-type="float">
            <text:p>9.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8" calcext:value-type="float">
            <text:p>9.8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4" calcext:value-type="float">
            <text:p>9.7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3" calcext:value-type="float">
            <text:p>9.7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9" calcext:value-type="float">
            <text:p>9.7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832" calcext:value-type="float">
            <text:p>9.8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62" calcext:value-type="float">
            <text:p>9.7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65" calcext:value-type="float">
            <text:p>9.7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5" calcext:value-type="float">
            <text:p>9.7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21" calcext:value-type="float">
            <text:p>9.7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25" calcext:value-type="float">
            <text:p>9.7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1" calcext:value-type="float">
            <text:p>9.7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702" calcext:value-type="float">
            <text:p>9.7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681" calcext:value-type="float">
            <text:p>9.6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646" calcext:value-type="float">
            <text:p>9.6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612" calcext:value-type="float">
            <text:p>9.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92" calcext:value-type="float">
            <text:p>9.5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61" calcext:value-type="float">
            <text:p>9.5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83" calcext:value-type="float">
            <text:p>7.7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77" calcext:value-type="float">
            <text:p>7.77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77" calcext:value-type="float">
            <text:p>7.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79" calcext:value-type="float">
            <text:p>7.7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82" calcext:value-type="float">
            <text:p>7.7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9" calcext:value-type="float">
            <text:p>7.7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797" calcext:value-type="float">
            <text:p>7.79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7.807" calcext:value-type="float">
            <text:p>7.80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8.698" calcext:value-type="float">
            <text:p>8.69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8.863" calcext:value-type="float">
            <text:p>8.8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8.915" calcext:value-type="float">
            <text:p>8.9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054" calcext:value-type="float">
            <text:p>9.0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115" calcext:value-type="float">
            <text:p>9.1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247" calcext:value-type="float">
            <text:p>9.2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288" calcext:value-type="float">
            <text:p>9.2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328" calcext:value-type="float">
            <text:p>9.3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385" calcext:value-type="float">
            <text:p>9.3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12" calcext:value-type="float">
            <text:p>9.4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52" calcext:value-type="float">
            <text:p>9.4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76" calcext:value-type="float">
            <text:p>9.47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9" calcext:value-type="float">
            <text:p>9.49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04" calcext:value-type="float">
            <text:p>9.5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15" calcext:value-type="float">
            <text:p>9.5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12" calcext:value-type="float">
            <text:p>9.5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505" calcext:value-type="float">
            <text:p>9.5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89" calcext:value-type="float">
            <text:p>9.4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7" calcext:value-type="float">
            <text:p>9.4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52" calcext:value-type="float">
            <text:p>9.4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426" calcext:value-type="float">
            <text:p>9.42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387" calcext:value-type="float">
            <text:p>9.38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343" calcext:value-type="float">
            <text:p>9.34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315" calcext:value-type="float">
            <text:p>9.31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 office:value-type="float" office:value="9.282" calcext:value-type="float">
            <text:p>9.2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-scan, uncooled (Y=70, Z=158)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" calcext:value-type="float">
            <text:p>9.8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5" calcext:value-type="float">
            <text:p>9.8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7" calcext:value-type="float">
            <text:p>9.8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6" calcext:value-type="float">
            <text:p>9.8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6" calcext:value-type="float">
            <text:p>9.8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5" calcext:value-type="float">
            <text:p>9.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3" calcext:value-type="float">
            <text:p>9.8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4" calcext:value-type="float">
            <text:p>9.8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51" calcext:value-type="float">
            <text:p>9.8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47" calcext:value-type="float">
            <text:p>9.8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45" calcext:value-type="float">
            <text:p>9.8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9" calcext:value-type="float">
            <text:p>9.8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8" calcext:value-type="float">
            <text:p>9.8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7" calcext:value-type="float">
            <text:p>9.837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5" calcext:value-type="float">
            <text:p>9.8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2" calcext:value-type="float">
            <text:p>9.8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27" calcext:value-type="float">
            <text:p>9.8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24" calcext:value-type="float">
            <text:p>9.8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2" calcext:value-type="float">
            <text:p>9.8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2" calcext:value-type="float">
            <text:p>9.8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19" calcext:value-type="float">
            <text:p>9.8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14" calcext:value-type="float">
            <text:p>9.8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942" calcext:value-type="float">
            <text:p>10.9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035" calcext:value-type="float">
            <text:p>11.0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128" calcext:value-type="float">
            <text:p>11.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25" calcext:value-type="float">
            <text:p>11.2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342" calcext:value-type="float">
            <text:p>11.3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377" calcext:value-type="float">
            <text:p>11.37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368" calcext:value-type="float">
            <text:p>11.3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302" calcext:value-type="float">
            <text:p>11.3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052" calcext:value-type="float">
            <text:p>11.0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171" calcext:value-type="float">
            <text:p>11.17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1.2" calcext:value-type="float">
            <text:p>11.2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859" calcext:value-type="float">
            <text:p>10.85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733" calcext:value-type="float">
            <text:p>10.7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622" calcext:value-type="float">
            <text:p>10.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526" calcext:value-type="float">
            <text:p>10.5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413" calcext:value-type="float">
            <text:p>10.4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323" calcext:value-type="float">
            <text:p>10.32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245" calcext:value-type="float">
            <text:p>10.24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172" calcext:value-type="float">
            <text:p>10.1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094" calcext:value-type="float">
            <text:p>10.0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055" calcext:value-type="float">
            <text:p>10.0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10.013" calcext:value-type="float">
            <text:p>10.0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985" calcext:value-type="float">
            <text:p>9.9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95" calcext:value-type="float">
            <text:p>9.95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92" calcext:value-type="float">
            <text:p>9.92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94" calcext:value-type="float">
            <text:p>9.89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64" calcext:value-type="float">
            <text:p>9.86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46" calcext:value-type="float">
            <text:p>9.8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3" calcext:value-type="float">
            <text:p>9.8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12" calcext:value-type="float">
            <text:p>9.8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803" calcext:value-type="float">
            <text:p>9.8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791" calcext:value-type="float">
            <text:p>9.79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773" calcext:value-type="float">
            <text:p>9.7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734" calcext:value-type="float">
            <text:p>9.7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712" calcext:value-type="float">
            <text:p>9.7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698" calcext:value-type="float">
            <text:p>9.6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673" calcext:value-type="float">
            <text:p>9.6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643" calcext:value-type="float">
            <text:p>9.6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617" calcext:value-type="float">
            <text:p>9.6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594" calcext:value-type="float">
            <text:p>9.59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562" calcext:value-type="float">
            <text:p>9.56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513" calcext:value-type="float">
            <text:p>9.5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48" calcext:value-type="float">
            <text:p>9.4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 office:value-type="float" office:value="9.432" calcext:value-type="float">
            <text:p>9.432</text:p>
          </table:table-cell>
        </table:table-row>
        <table:table-row table:style-name="ro1" table:number-rows-repeated="10483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oled" table:style-name="ta1">
        <table:shapes>
          <draw:frame draw:z-index="0" draw:style-name="gr1" draw:text-style-name="P1" svg:width="12.6in" svg:height="3.5402in" svg:x="12.8984in" svg:y="0in">
            <draw:object draw:notify-on-update-of-ranges="Uncooled.A93:Uncooled.A152 Uncooled.A92:Uncooled.A92 Uncooled.D93:Uncooled.D152 Uncooled.A155:Uncooled.A223 Uncooled.A154:Uncooled.A154 Uncooled.D155:Uncooled.D223 Cooled.A93:Cooled.A152 Cooled.A92:Cooled.A92 Cooled.D93:Cooled.D152 Cooled.A155:Cooled.A223 Cooled.A154:Cooled.A154 Cooled.D155:Cooled.D2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2.6in" svg:height="3.5402in" svg:x="-0.0004in" svg:y="0in">
            <draw:object draw:notify-on-update-of-ranges="Uncooled.C28:Uncooled.C90 Uncooled.A27:Uncooled.A27 Uncooled.D28:Uncooled.D90 Cooled.C28:Cooled.C90 Cooled.A27:Cooled.A27 Cooled.D28:Cooled.D9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2.6in" svg:height="3.5402in" svg:x="26.2402in" svg:y="0in">
            <draw:object draw:notify-on-update-of-ranges="Uncooled.C28:Uncooled.C96 Uncooled.A27:Uncooled.A27 Uncooled.D28:Uncooled.D96 Uncooled.A93:Uncooled.A152 Uncooled.A92:Uncooled.A92 Uncooled.D93:Uncooled.D152 Uncooled.A155:Uncooled.A223 Uncooled.A154:Uncooled.A154 Uncooled.D155:Uncooled.D2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1"/>
        <table:table-column table:style-name="co1" table:default-cell-style-name="Default"/>
        <table:table-row table:style-name="ro1" table:number-rows-repeated="20">
          <table:table-cell table:number-columns-repeated="5"/>
        </table:table-row>
        <table:table-row table:style-name="ro1">
          <table:table-cell office:value-type="string" calcext:value-type="string">
            <text:p>Ferromagnet</text:p>
          </table:table-cell>
          <table:table-cell office:value-type="string" calcext:value-type="string">
            <text:p>16 Layers</text:p>
          </table:table-cell>
          <table:table-cell office:value-type="string" calcext:value-type="string">
            <text:p>Uncooled</text:p>
          </table:table-cell>
          <table:table-cell office:value-type="float" office:value="12" calcext:value-type="float">
            <text:p>12.000</text:p>
          </table:table-cell>
          <table:table-cell office:value-type="string" calcext:value-type="string">
            <text:p>&lt;High</text:p>
          </table:table-cell>
        </table:table-row>
        <table:table-row table:style-name="ro1">
          <table:table-cell/>
          <table:table-cell office:value-type="string" calcext:value-type="string">
            <text:p>@start</text:p>
          </table:table-cell>
          <table:table-cell office:value-type="string" calcext:value-type="string">
            <text:p>@end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&lt;Low</text:p>
          </table:table-cell>
        </table:table-row>
        <table:table-row table:style-name="ro1">
          <table:table-cell office:value-type="string" calcext:value-type="string">
            <text:p>I (A)</text:p>
          </table:table-cell>
          <table:table-cell office:value-type="float" office:value="12.805" calcext:value-type="float">
            <text:p>12.805</text:p>
          </table:table-cell>
          <table:table-cell table:style-name="ce1" office:value-type="float" office:value="12.814" calcext:value-type="float">
            <text:p>12.8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&lt;Delta</text:p>
          </table:table-cell>
        </table:table-row>
        <table:table-row table:style-name="ro1">
          <table:table-cell office:value-type="string" calcext:value-type="string">
            <text:p>Magnetization</text:p>
          </table:table-cell>
          <table:table-cell office:value-type="float" office:value="0.00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1.579" calcext:value-type="float">
            <text:p>1.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Z-scan, cooled (X=128, Y=98)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formula="of:=IF([.D28]=&quot;&quot;;&quot;&quot;;IF([.D28]&gt;[.$D$21];&quot;High&quot;;IF([.D28]&lt;[.$D$22];&quot;Low&quot;;IF([.D27]=&quot;&quot;;&quot;&quot;;IF(ABS([.D28]-[.D2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table:formula="of:=IF([.D29]=&quot;&quot;;&quot;&quot;;IF([.D29]&gt;[.$D$21];&quot;High&quot;;IF([.D29]&lt;[.$D$22];&quot;Low&quot;;IF([.D28]=&quot;&quot;;&quot;&quot;;IF(ABS([.D29]-[.D2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IF([.D30]=&quot;&quot;;&quot;&quot;;IF([.D30]&gt;[.$D$21];&quot;High&quot;;IF([.D30]&lt;[.$D$22];&quot;Low&quot;;IF([.D29]=&quot;&quot;;&quot;&quot;;IF(ABS([.D30]-[.D29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[.D31]=&quot;&quot;;&quot;&quot;;IF([.D31]&gt;[.$D$21];&quot;High&quot;;IF([.D31]&lt;[.$D$22];&quot;Low&quot;;IF([.D30]=&quot;&quot;;&quot;&quot;;IF(ABS([.D31]-[.D3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IF([.D32]=&quot;&quot;;&quot;&quot;;IF([.D32]&gt;[.$D$21];&quot;High&quot;;IF([.D32]&lt;[.$D$22];&quot;Low&quot;;IF([.D31]=&quot;&quot;;&quot;&quot;;IF(ABS([.D32]-[.D31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IF([.D33]=&quot;&quot;;&quot;&quot;;IF([.D33]&gt;[.$D$21];&quot;High&quot;;IF([.D33]&lt;[.$D$22];&quot;Low&quot;;IF([.D32]=&quot;&quot;;&quot;&quot;;IF(ABS([.D33]-[.D32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IF([.D34]=&quot;&quot;;&quot;&quot;;IF([.D34]&gt;[.$D$21];&quot;High&quot;;IF([.D34]&lt;[.$D$22];&quot;Low&quot;;IF([.D33]=&quot;&quot;;&quot;&quot;;IF(ABS([.D34]-[.D33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D35]=&quot;&quot;;&quot;&quot;;IF([.D35]&gt;[.$D$21];&quot;High&quot;;IF([.D35]&lt;[.$D$22];&quot;Low&quot;;IF([.D34]=&quot;&quot;;&quot;&quot;;IF(ABS([.D35]-[.D34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IF([.D36]=&quot;&quot;;&quot;&quot;;IF([.D36]&gt;[.$D$21];&quot;High&quot;;IF([.D36]&lt;[.$D$22];&quot;Low&quot;;IF([.D35]=&quot;&quot;;&quot;&quot;;IF(ABS([.D36]-[.D35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IF([.D37]=&quot;&quot;;&quot;&quot;;IF([.D37]&gt;[.$D$21];&quot;High&quot;;IF([.D37]&lt;[.$D$22];&quot;Low&quot;;IF([.D36]=&quot;&quot;;&quot;&quot;;IF(ABS([.D37]-[.D36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IF([.D38]=&quot;&quot;;&quot;&quot;;IF([.D38]&gt;[.$D$21];&quot;High&quot;;IF([.D38]&lt;[.$D$22];&quot;Low&quot;;IF([.D37]=&quot;&quot;;&quot;&quot;;IF(ABS([.D38]-[.D3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IF([.D39]=&quot;&quot;;&quot;&quot;;IF([.D39]&gt;[.$D$21];&quot;High&quot;;IF([.D39]&lt;[.$D$22];&quot;Low&quot;;IF([.D38]=&quot;&quot;;&quot;&quot;;IF(ABS([.D39]-[.D3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D40]=&quot;&quot;;&quot;&quot;;IF([.D40]&gt;[.$D$21];&quot;High&quot;;IF([.D40]&lt;[.$D$22];&quot;Low&quot;;IF([.D39]=&quot;&quot;;&quot;&quot;;IF(ABS([.D40]-[.D39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IF([.D41]=&quot;&quot;;&quot;&quot;;IF([.D41]&gt;[.$D$21];&quot;High&quot;;IF([.D41]&lt;[.$D$22];&quot;Low&quot;;IF([.D40]=&quot;&quot;;&quot;&quot;;IF(ABS([.D41]-[.D4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IF([.D42]=&quot;&quot;;&quot;&quot;;IF([.D42]&gt;[.$D$21];&quot;High&quot;;IF([.D42]&lt;[.$D$22];&quot;Low&quot;;IF([.D41]=&quot;&quot;;&quot;&quot;;IF(ABS([.D42]-[.D41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IF([.D43]=&quot;&quot;;&quot;&quot;;IF([.D43]&gt;[.$D$21];&quot;High&quot;;IF([.D43]&lt;[.$D$22];&quot;Low&quot;;IF([.D42]=&quot;&quot;;&quot;&quot;;IF(ABS([.D43]-[.D42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IF([.D44]=&quot;&quot;;&quot;&quot;;IF([.D44]&gt;[.$D$21];&quot;High&quot;;IF([.D44]&lt;[.$D$22];&quot;Low&quot;;IF([.D43]=&quot;&quot;;&quot;&quot;;IF(ABS([.D44]-[.D43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D45]=&quot;&quot;;&quot;&quot;;IF([.D45]&gt;[.$D$21];&quot;High&quot;;IF([.D45]&lt;[.$D$22];&quot;Low&quot;;IF([.D44]=&quot;&quot;;&quot;&quot;;IF(ABS([.D45]-[.D44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IF([.D46]=&quot;&quot;;&quot;&quot;;IF([.D46]&gt;[.$D$21];&quot;High&quot;;IF([.D46]&lt;[.$D$22];&quot;Low&quot;;IF([.D45]=&quot;&quot;;&quot;&quot;;IF(ABS([.D46]-[.D45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IF([.D47]=&quot;&quot;;&quot;&quot;;IF([.D47]&gt;[.$D$21];&quot;High&quot;;IF([.D47]&lt;[.$D$22];&quot;Low&quot;;IF([.D46]=&quot;&quot;;&quot;&quot;;IF(ABS([.D47]-[.D46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IF([.D48]=&quot;&quot;;&quot;&quot;;IF([.D48]&gt;[.$D$21];&quot;High&quot;;IF([.D48]&lt;[.$D$22];&quot;Low&quot;;IF([.D47]=&quot;&quot;;&quot;&quot;;IF(ABS([.D48]-[.D4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IF([.D49]=&quot;&quot;;&quot;&quot;;IF([.D49]&gt;[.$D$21];&quot;High&quot;;IF([.D49]&lt;[.$D$22];&quot;Low&quot;;IF([.D48]=&quot;&quot;;&quot;&quot;;IF(ABS([.D49]-[.D4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IF([.D50]=&quot;&quot;;&quot;&quot;;IF([.D50]&gt;[.$D$21];&quot;High&quot;;IF([.D50]&lt;[.$D$22];&quot;Low&quot;;IF([.D49]=&quot;&quot;;&quot;&quot;;IF(ABS([.D50]-[.D49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IF([.D51]=&quot;&quot;;&quot;&quot;;IF([.D51]&gt;[.$D$21];&quot;High&quot;;IF([.D51]&lt;[.$D$22];&quot;Low&quot;;IF([.D50]=&quot;&quot;;&quot;&quot;;IF(ABS([.D51]-[.D5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IF([.D52]=&quot;&quot;;&quot;&quot;;IF([.D52]&gt;[.$D$21];&quot;High&quot;;IF([.D52]&lt;[.$D$22];&quot;Low&quot;;IF([.D51]=&quot;&quot;;&quot;&quot;;IF(ABS([.D52]-[.D51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IF([.D53]=&quot;&quot;;&quot;&quot;;IF([.D53]&gt;[.$D$21];&quot;High&quot;;IF([.D53]&lt;[.$D$22];&quot;Low&quot;;IF([.D52]=&quot;&quot;;&quot;&quot;;IF(ABS([.D53]-[.D52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IF([.D54]=&quot;&quot;;&quot;&quot;;IF([.D54]&gt;[.$D$21];&quot;High&quot;;IF([.D54]&lt;[.$D$22];&quot;Low&quot;;IF([.D53]=&quot;&quot;;&quot;&quot;;IF(ABS([.D54]-[.D53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IF([.D55]=&quot;&quot;;&quot;&quot;;IF([.D55]&gt;[.$D$21];&quot;High&quot;;IF([.D55]&lt;[.$D$22];&quot;Low&quot;;IF([.D54]=&quot;&quot;;&quot;&quot;;IF(ABS([.D55]-[.D54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IF([.D56]=&quot;&quot;;&quot;&quot;;IF([.D56]&gt;[.$D$21];&quot;High&quot;;IF([.D56]&lt;[.$D$22];&quot;Low&quot;;IF([.D55]=&quot;&quot;;&quot;&quot;;IF(ABS([.D56]-[.D55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IF([.D57]=&quot;&quot;;&quot;&quot;;IF([.D57]&gt;[.$D$21];&quot;High&quot;;IF([.D57]&lt;[.$D$22];&quot;Low&quot;;IF([.D56]=&quot;&quot;;&quot;&quot;;IF(ABS([.D57]-[.D56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IF([.D58]=&quot;&quot;;&quot;&quot;;IF([.D58]&gt;[.$D$21];&quot;High&quot;;IF([.D58]&lt;[.$D$22];&quot;Low&quot;;IF([.D57]=&quot;&quot;;&quot;&quot;;IF(ABS([.D58]-[.D5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59]=&quot;&quot;;&quot;&quot;;IF([.D59]&gt;[.$D$21];&quot;High&quot;;IF([.D59]&lt;[.$D$22];&quot;Low&quot;;IF([.D58]=&quot;&quot;;&quot;&quot;;IF(ABS([.D59]-[.D5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IF([.D60]=&quot;&quot;;&quot;&quot;;IF([.D60]&gt;[.$D$21];&quot;High&quot;;IF([.D60]&lt;[.$D$22];&quot;Low&quot;;IF([.D59]=&quot;&quot;;&quot;&quot;;IF(ABS([.D60]-[.D59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IF([.D61]=&quot;&quot;;&quot;&quot;;IF([.D61]&gt;[.$D$21];&quot;High&quot;;IF([.D61]&lt;[.$D$22];&quot;Low&quot;;IF([.D60]=&quot;&quot;;&quot;&quot;;IF(ABS([.D61]-[.D6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IF([.D62]=&quot;&quot;;&quot;&quot;;IF([.D62]&gt;[.$D$21];&quot;High&quot;;IF([.D62]&lt;[.$D$22];&quot;Low&quot;;IF([.D61]=&quot;&quot;;&quot;&quot;;IF(ABS([.D62]-[.D61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IF([.D63]=&quot;&quot;;&quot;&quot;;IF([.D63]&gt;[.$D$21];&quot;High&quot;;IF([.D63]&lt;[.$D$22];&quot;Low&quot;;IF([.D62]=&quot;&quot;;&quot;&quot;;IF(ABS([.D63]-[.D62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IF([.D64]=&quot;&quot;;&quot;&quot;;IF([.D64]&gt;[.$D$21];&quot;High&quot;;IF([.D64]&lt;[.$D$22];&quot;Low&quot;;IF([.D63]=&quot;&quot;;&quot;&quot;;IF(ABS([.D64]-[.D63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IF([.D65]=&quot;&quot;;&quot;&quot;;IF([.D65]&gt;[.$D$21];&quot;High&quot;;IF([.D65]&lt;[.$D$22];&quot;Low&quot;;IF([.D64]=&quot;&quot;;&quot;&quot;;IF(ABS([.D65]-[.D64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IF([.D66]=&quot;&quot;;&quot;&quot;;IF([.D66]&gt;[.$D$21];&quot;High&quot;;IF([.D66]&lt;[.$D$22];&quot;Low&quot;;IF([.D65]=&quot;&quot;;&quot;&quot;;IF(ABS([.D66]-[.D65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IF([.D67]=&quot;&quot;;&quot;&quot;;IF([.D67]&gt;[.$D$21];&quot;High&quot;;IF([.D67]&lt;[.$D$22];&quot;Low&quot;;IF([.D66]=&quot;&quot;;&quot;&quot;;IF(ABS([.D67]-[.D66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IF([.D68]=&quot;&quot;;&quot;&quot;;IF([.D68]&gt;[.$D$21];&quot;High&quot;;IF([.D68]&lt;[.$D$22];&quot;Low&quot;;IF([.D67]=&quot;&quot;;&quot;&quot;;IF(ABS([.D68]-[.D6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IF([.D69]=&quot;&quot;;&quot;&quot;;IF([.D69]&gt;[.$D$21];&quot;High&quot;;IF([.D69]&lt;[.$D$22];&quot;Low&quot;;IF([.D68]=&quot;&quot;;&quot;&quot;;IF(ABS([.D69]-[.D6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IF([.D70]=&quot;&quot;;&quot;&quot;;IF([.D70]&gt;[.$D$21];&quot;High&quot;;IF([.D70]&lt;[.$D$22];&quot;Low&quot;;IF([.D69]=&quot;&quot;;&quot;&quot;;IF(ABS([.D70]-[.D69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D71]=&quot;&quot;;&quot;&quot;;IF([.D71]&gt;[.$D$21];&quot;High&quot;;IF([.D71]&lt;[.$D$22];&quot;Low&quot;;IF([.D70]=&quot;&quot;;&quot;&quot;;IF(ABS([.D71]-[.D7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IF([.D72]=&quot;&quot;;&quot;&quot;;IF([.D72]&gt;[.$D$21];&quot;High&quot;;IF([.D72]&lt;[.$D$22];&quot;Low&quot;;IF([.D71]=&quot;&quot;;&quot;&quot;;IF(ABS([.D72]-[.D71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IF([.D73]=&quot;&quot;;&quot;&quot;;IF([.D73]&gt;[.$D$21];&quot;High&quot;;IF([.D73]&lt;[.$D$22];&quot;Low&quot;;IF([.D72]=&quot;&quot;;&quot;&quot;;IF(ABS([.D73]-[.D72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IF([.D74]=&quot;&quot;;&quot;&quot;;IF([.D74]&gt;[.$D$21];&quot;High&quot;;IF([.D74]&lt;[.$D$22];&quot;Low&quot;;IF([.D73]=&quot;&quot;;&quot;&quot;;IF(ABS([.D74]-[.D73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IF([.D75]=&quot;&quot;;&quot;&quot;;IF([.D75]&gt;[.$D$21];&quot;High&quot;;IF([.D75]&lt;[.$D$22];&quot;Low&quot;;IF([.D74]=&quot;&quot;;&quot;&quot;;IF(ABS([.D75]-[.D74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IF([.D76]=&quot;&quot;;&quot;&quot;;IF([.D76]&gt;[.$D$21];&quot;High&quot;;IF([.D76]&lt;[.$D$22];&quot;Low&quot;;IF([.D75]=&quot;&quot;;&quot;&quot;;IF(ABS([.D76]-[.D75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IF([.D77]=&quot;&quot;;&quot;&quot;;IF([.D77]&gt;[.$D$21];&quot;High&quot;;IF([.D77]&lt;[.$D$22];&quot;Low&quot;;IF([.D76]=&quot;&quot;;&quot;&quot;;IF(ABS([.D77]-[.D76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IF([.D78]=&quot;&quot;;&quot;&quot;;IF([.D78]&gt;[.$D$21];&quot;High&quot;;IF([.D78]&lt;[.$D$22];&quot;Low&quot;;IF([.D77]=&quot;&quot;;&quot;&quot;;IF(ABS([.D78]-[.D7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IF([.D79]=&quot;&quot;;&quot;&quot;;IF([.D79]&gt;[.$D$21];&quot;High&quot;;IF([.D79]&lt;[.$D$22];&quot;Low&quot;;IF([.D78]=&quot;&quot;;&quot;&quot;;IF(ABS([.D79]-[.D7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IF([.D80]=&quot;&quot;;&quot;&quot;;IF([.D80]&gt;[.$D$21];&quot;High&quot;;IF([.D80]&lt;[.$D$22];&quot;Low&quot;;IF([.D79]=&quot;&quot;;&quot;&quot;;IF(ABS([.D80]-[.D79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IF([.D81]=&quot;&quot;;&quot;&quot;;IF([.D81]&gt;[.$D$21];&quot;High&quot;;IF([.D81]&lt;[.$D$22];&quot;Low&quot;;IF([.D80]=&quot;&quot;;&quot;&quot;;IF(ABS([.D81]-[.D8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IF([.D82]=&quot;&quot;;&quot;&quot;;IF([.D82]&gt;[.$D$21];&quot;High&quot;;IF([.D82]&lt;[.$D$22];&quot;Low&quot;;IF([.D81]=&quot;&quot;;&quot;&quot;;IF(ABS([.D82]-[.D81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IF([.D83]=&quot;&quot;;&quot;&quot;;IF([.D83]&gt;[.$D$21];&quot;High&quot;;IF([.D83]&lt;[.$D$22];&quot;Low&quot;;IF([.D82]=&quot;&quot;;&quot;&quot;;IF(ABS([.D83]-[.D82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IF([.D84]=&quot;&quot;;&quot;&quot;;IF([.D84]&gt;[.$D$21];&quot;High&quot;;IF([.D84]&lt;[.$D$22];&quot;Low&quot;;IF([.D83]=&quot;&quot;;&quot;&quot;;IF(ABS([.D84]-[.D83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IF([.D85]=&quot;&quot;;&quot;&quot;;IF([.D85]&gt;[.$D$21];&quot;High&quot;;IF([.D85]&lt;[.$D$22];&quot;Low&quot;;IF([.D84]=&quot;&quot;;&quot;&quot;;IF(ABS([.D85]-[.D84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IF([.D86]=&quot;&quot;;&quot;&quot;;IF([.D86]&gt;[.$D$21];&quot;High&quot;;IF([.D86]&lt;[.$D$22];&quot;Low&quot;;IF([.D85]=&quot;&quot;;&quot;&quot;;IF(ABS([.D86]-[.D85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IF([.D87]=&quot;&quot;;&quot;&quot;;IF([.D87]&gt;[.$D$21];&quot;High&quot;;IF([.D87]&lt;[.$D$22];&quot;Low&quot;;IF([.D86]=&quot;&quot;;&quot;&quot;;IF(ABS([.D87]-[.D86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D88]=&quot;&quot;;&quot;&quot;;IF([.D88]&gt;[.$D$21];&quot;High&quot;;IF([.D88]&lt;[.$D$22];&quot;Low&quot;;IF([.D87]=&quot;&quot;;&quot;&quot;;IF(ABS([.D88]-[.D87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IF([.D89]=&quot;&quot;;&quot;&quot;;IF([.D89]&gt;[.$D$21];&quot;High&quot;;IF([.D89]&lt;[.$D$22];&quot;Low&quot;;IF([.D88]=&quot;&quot;;&quot;&quot;;IF(ABS([.D89]-[.D8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IF([.D90]=&quot;&quot;;&quot;&quot;;IF([.D90]&gt;[.$D$21];&quot;High&quot;;IF([.D90]&lt;[.$D$22];&quot;Low&quot;;IF([.D89]=&quot;&quot;;&quot;&quot;;IF(ABS([.D90]-[.D89])&gt;[.$D$23];&quot;Delta&quot;;&quot;&quot;)))))">
            <text:p/>
          </table:table-cell>
        </table:table-row>
        <table:table-row table:style-name="ro1">
          <table:table-cell table:number-columns-repeated="4"/>
          <table:table-cell table:formula="of:=IF([.D91]=&quot;&quot;;&quot;&quot;;IF([.D91]&gt;[.$D$21];&quot;High&quot;;IF([.D91]&lt;[.$D$22];&quot;Low&quot;;IF([.D90]=&quot;&quot;;&quot;&quot;;IF(ABS([.D91]-[.D90])&gt;[.$D$23];&quot;Delta&quot;;&quot;&quot;)))))">
            <text:p/>
          </table:table-cell>
        </table:table-row>
        <table:table-row table:style-name="ro1">
          <table:table-cell office:value-type="string" calcext:value-type="string">
            <text:p>X-scan, cooled (Y=98, Z=158wam)</text:p>
          </table:table-cell>
          <table:table-cell table:number-columns-repeated="3"/>
          <table:table-cell table:formula="of:=IF([.D92]=&quot;&quot;;&quot;&quot;;IF([.D92]&gt;[.$D$21];&quot;High&quot;;IF([.D92]&lt;[.$D$22];&quot;Low&quot;;IF([.D91]=&quot;&quot;;&quot;&quot;;IF(ABS([.D92]-[.D91])&gt;[.$D$23];&quot;Delta&quot;;&quot;&quot;)))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3]=&quot;&quot;;&quot;&quot;;IF([.D93]&gt;[.$D$21];&quot;High&quot;;IF([.D93]&lt;[.$D$22];&quot;Low&quot;;IF([.D92]=&quot;&quot;;&quot;&quot;;IF(ABS([.D93]-[.D92])&gt;[.$D$23];&quot;Delta&quot;;&quot;&quot;))))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4]=&quot;&quot;;&quot;&quot;;IF([.D94]&gt;[.$D$21];&quot;High&quot;;IF([.D94]&lt;[.$D$22];&quot;Low&quot;;IF([.D93]=&quot;&quot;;&quot;&quot;;IF(ABS([.D94]-[.D93])&gt;[.$D$23];&quot;Delta&quot;;&quot;&quot;))))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5]=&quot;&quot;;&quot;&quot;;IF([.D95]&gt;[.$D$21];&quot;High&quot;;IF([.D95]&lt;[.$D$22];&quot;Low&quot;;IF([.D94]=&quot;&quot;;&quot;&quot;;IF(ABS([.D95]-[.D94])&gt;[.$D$23];&quot;Delta&quot;;&quot;&quot;))))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6]=&quot;&quot;;&quot;&quot;;IF([.D96]&gt;[.$D$21];&quot;High&quot;;IF([.D96]&lt;[.$D$22];&quot;Low&quot;;IF([.D95]=&quot;&quot;;&quot;&quot;;IF(ABS([.D96]-[.D95])&gt;[.$D$23];&quot;Delta&quot;;&quot;&quot;))))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7]=&quot;&quot;;&quot;&quot;;IF([.D97]&gt;[.$D$21];&quot;High&quot;;IF([.D97]&lt;[.$D$22];&quot;Low&quot;;IF([.D96]=&quot;&quot;;&quot;&quot;;IF(ABS([.D97]-[.D96])&gt;[.$D$23];&quot;Delta&quot;;&quot;&quot;))))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8]=&quot;&quot;;&quot;&quot;;IF([.D98]&gt;[.$D$21];&quot;High&quot;;IF([.D98]&lt;[.$D$22];&quot;Low&quot;;IF([.D97]=&quot;&quot;;&quot;&quot;;IF(ABS([.D98]-[.D97])&gt;[.$D$23];&quot;Delta&quot;;&quot;&quot;))))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99]=&quot;&quot;;&quot;&quot;;IF([.D99]&gt;[.$D$21];&quot;High&quot;;IF([.D99]&lt;[.$D$22];&quot;Low&quot;;IF([.D98]=&quot;&quot;;&quot;&quot;;IF(ABS([.D99]-[.D98])&gt;[.$D$23];&quot;Delta&quot;;&quot;&quot;))))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0]=&quot;&quot;;&quot;&quot;;IF([.D100]&gt;[.$D$21];&quot;High&quot;;IF([.D100]&lt;[.$D$22];&quot;Low&quot;;IF([.D99]=&quot;&quot;;&quot;&quot;;IF(ABS([.D100]-[.D99])&gt;[.$D$23];&quot;Delta&quot;;&quot;&quot;))))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1]=&quot;&quot;;&quot;&quot;;IF([.D101]&gt;[.$D$21];&quot;High&quot;;IF([.D101]&lt;[.$D$22];&quot;Low&quot;;IF([.D100]=&quot;&quot;;&quot;&quot;;IF(ABS([.D101]-[.D100])&gt;[.$D$23];&quot;Delta&quot;;&quot;&quot;))))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2]=&quot;&quot;;&quot;&quot;;IF([.D102]&gt;[.$D$21];&quot;High&quot;;IF([.D102]&lt;[.$D$22];&quot;Low&quot;;IF([.D101]=&quot;&quot;;&quot;&quot;;IF(ABS([.D102]-[.D101])&gt;[.$D$23];&quot;Delta&quot;;&quot;&quot;))))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3]=&quot;&quot;;&quot;&quot;;IF([.D103]&gt;[.$D$21];&quot;High&quot;;IF([.D103]&lt;[.$D$22];&quot;Low&quot;;IF([.D102]=&quot;&quot;;&quot;&quot;;IF(ABS([.D103]-[.D102])&gt;[.$D$23];&quot;Delta&quot;;&quot;&quot;))))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4]=&quot;&quot;;&quot;&quot;;IF([.D104]&gt;[.$D$21];&quot;High&quot;;IF([.D104]&lt;[.$D$22];&quot;Low&quot;;IF([.D103]=&quot;&quot;;&quot;&quot;;IF(ABS([.D104]-[.D103])&gt;[.$D$23];&quot;Delta&quot;;&quot;&quot;))))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5]=&quot;&quot;;&quot;&quot;;IF([.D105]&gt;[.$D$21];&quot;High&quot;;IF([.D105]&lt;[.$D$22];&quot;Low&quot;;IF([.D104]=&quot;&quot;;&quot;&quot;;IF(ABS([.D105]-[.D104])&gt;[.$D$23];&quot;Delta&quot;;&quot;&quot;))))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6]=&quot;&quot;;&quot;&quot;;IF([.D106]&gt;[.$D$21];&quot;High&quot;;IF([.D106]&lt;[.$D$22];&quot;Low&quot;;IF([.D105]=&quot;&quot;;&quot;&quot;;IF(ABS([.D106]-[.D105])&gt;[.$D$23];&quot;Delta&quot;;&quot;&quot;))))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7]=&quot;&quot;;&quot;&quot;;IF([.D107]&gt;[.$D$21];&quot;High&quot;;IF([.D107]&lt;[.$D$22];&quot;Low&quot;;IF([.D106]=&quot;&quot;;&quot;&quot;;IF(ABS([.D107]-[.D106])&gt;[.$D$23];&quot;Delta&quot;;&quot;&quot;))))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8]=&quot;&quot;;&quot;&quot;;IF([.D108]&gt;[.$D$21];&quot;High&quot;;IF([.D108]&lt;[.$D$22];&quot;Low&quot;;IF([.D107]=&quot;&quot;;&quot;&quot;;IF(ABS([.D108]-[.D107])&gt;[.$D$23];&quot;Delta&quot;;&quot;&quot;))))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09]=&quot;&quot;;&quot;&quot;;IF([.D109]&gt;[.$D$21];&quot;High&quot;;IF([.D109]&lt;[.$D$22];&quot;Low&quot;;IF([.D108]=&quot;&quot;;&quot;&quot;;IF(ABS([.D109]-[.D108])&gt;[.$D$23];&quot;Delta&quot;;&quot;&quot;))))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0]=&quot;&quot;;&quot;&quot;;IF([.D110]&gt;[.$D$21];&quot;High&quot;;IF([.D110]&lt;[.$D$22];&quot;Low&quot;;IF([.D109]=&quot;&quot;;&quot;&quot;;IF(ABS([.D110]-[.D109])&gt;[.$D$23];&quot;Delta&quot;;&quot;&quot;))))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1]=&quot;&quot;;&quot;&quot;;IF([.D111]&gt;[.$D$21];&quot;High&quot;;IF([.D111]&lt;[.$D$22];&quot;Low&quot;;IF([.D110]=&quot;&quot;;&quot;&quot;;IF(ABS([.D111]-[.D110])&gt;[.$D$23];&quot;Delta&quot;;&quot;&quot;))))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2]=&quot;&quot;;&quot;&quot;;IF([.D112]&gt;[.$D$21];&quot;High&quot;;IF([.D112]&lt;[.$D$22];&quot;Low&quot;;IF([.D111]=&quot;&quot;;&quot;&quot;;IF(ABS([.D112]-[.D111])&gt;[.$D$23];&quot;Delta&quot;;&quot;&quot;))))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3]=&quot;&quot;;&quot;&quot;;IF([.D113]&gt;[.$D$21];&quot;High&quot;;IF([.D113]&lt;[.$D$22];&quot;Low&quot;;IF([.D112]=&quot;&quot;;&quot;&quot;;IF(ABS([.D113]-[.D112])&gt;[.$D$23];&quot;Delta&quot;;&quot;&quot;))))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4]=&quot;&quot;;&quot;&quot;;IF([.D114]&gt;[.$D$21];&quot;High&quot;;IF([.D114]&lt;[.$D$22];&quot;Low&quot;;IF([.D113]=&quot;&quot;;&quot;&quot;;IF(ABS([.D114]-[.D113])&gt;[.$D$23];&quot;Delta&quot;;&quot;&quot;))))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5]=&quot;&quot;;&quot;&quot;;IF([.D115]&gt;[.$D$21];&quot;High&quot;;IF([.D115]&lt;[.$D$22];&quot;Low&quot;;IF([.D114]=&quot;&quot;;&quot;&quot;;IF(ABS([.D115]-[.D114])&gt;[.$D$23];&quot;Delta&quot;;&quot;&quot;)))))">
            <text:p/>
          </table:table-cell>
        </table:table-row>
        <table:table-row table:style-name="ro1">
          <table:table-cell table:number-columns-repeated="4"/>
          <table:table-cell table:formula="of:=IF([.D116]=&quot;&quot;;&quot;&quot;;IF([.D116]&gt;[.$D$21];&quot;High&quot;;IF([.D116]&lt;[.$D$22];&quot;Low&quot;;IF([.D115]=&quot;&quot;;&quot;&quot;;IF(ABS([.D116]-[.D115])&gt;[.$D$23];&quot;Delta&quot;;&quot;&quot;))))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7]=&quot;&quot;;&quot;&quot;;IF([.D117]&gt;[.$D$21];&quot;High&quot;;IF([.D117]&lt;[.$D$22];&quot;Low&quot;;IF([.D116]=&quot;&quot;;&quot;&quot;;IF(ABS([.D117]-[.D116])&gt;[.$D$23];&quot;Delta&quot;;&quot;&quot;))))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8]=&quot;&quot;;&quot;&quot;;IF([.D118]&gt;[.$D$21];&quot;High&quot;;IF([.D118]&lt;[.$D$22];&quot;Low&quot;;IF([.D117]=&quot;&quot;;&quot;&quot;;IF(ABS([.D118]-[.D117])&gt;[.$D$23];&quot;Delta&quot;;&quot;&quot;))))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19]=&quot;&quot;;&quot;&quot;;IF([.D119]&gt;[.$D$21];&quot;High&quot;;IF([.D119]&lt;[.$D$22];&quot;Low&quot;;IF([.D118]=&quot;&quot;;&quot;&quot;;IF(ABS([.D119]-[.D118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0]=&quot;&quot;;&quot;&quot;;IF([.D120]&gt;[.$D$21];&quot;High&quot;;IF([.D120]&lt;[.$D$22];&quot;Low&quot;;IF([.D119]=&quot;&quot;;&quot;&quot;;IF(ABS([.D120]-[.D119])&gt;[.$D$23];&quot;Delta&quot;;&quot;&quot;))))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1]=&quot;&quot;;&quot;&quot;;IF([.D121]&gt;[.$D$21];&quot;High&quot;;IF([.D121]&lt;[.$D$22];&quot;Low&quot;;IF([.D120]=&quot;&quot;;&quot;&quot;;IF(ABS([.D121]-[.D120])&gt;[.$D$23];&quot;Delta&quot;;&quot;&quot;))))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2]=&quot;&quot;;&quot;&quot;;IF([.D122]&gt;[.$D$21];&quot;High&quot;;IF([.D122]&lt;[.$D$22];&quot;Low&quot;;IF([.D121]=&quot;&quot;;&quot;&quot;;IF(ABS([.D122]-[.D121])&gt;[.$D$23];&quot;Delta&quot;;&quot;&quot;))))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3]=&quot;&quot;;&quot;&quot;;IF([.D123]&gt;[.$D$21];&quot;High&quot;;IF([.D123]&lt;[.$D$22];&quot;Low&quot;;IF([.D122]=&quot;&quot;;&quot;&quot;;IF(ABS([.D123]-[.D122])&gt;[.$D$23];&quot;Delta&quot;;&quot;&quot;))))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4]=&quot;&quot;;&quot;&quot;;IF([.D124]&gt;[.$D$21];&quot;High&quot;;IF([.D124]&lt;[.$D$22];&quot;Low&quot;;IF([.D123]=&quot;&quot;;&quot;&quot;;IF(ABS([.D124]-[.D123])&gt;[.$D$23];&quot;Delta&quot;;&quot;&quot;)))))">
            <text:p/>
          </table:table-cell>
        </table:table-row>
        <table:table-row table:style-name="ro1">
          <table:table-cell table:number-columns-repeated="4"/>
          <table:table-cell table:formula="of:=IF([.D125]=&quot;&quot;;&quot;&quot;;IF([.D125]&gt;[.$D$21];&quot;High&quot;;IF([.D125]&lt;[.$D$22];&quot;Low&quot;;IF([.D124]=&quot;&quot;;&quot;&quot;;IF(ABS([.D125]-[.D124])&gt;[.$D$23];&quot;Delta&quot;;&quot;&quot;))))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6]=&quot;&quot;;&quot;&quot;;IF([.D126]&gt;[.$D$21];&quot;High&quot;;IF([.D126]&lt;[.$D$22];&quot;Low&quot;;IF([.D125]=&quot;&quot;;&quot;&quot;;IF(ABS([.D126]-[.D125])&gt;[.$D$23];&quot;Delta&quot;;&quot;&quot;))))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7]=&quot;&quot;;&quot;&quot;;IF([.D127]&gt;[.$D$21];&quot;High&quot;;IF([.D127]&lt;[.$D$22];&quot;Low&quot;;IF([.D126]=&quot;&quot;;&quot;&quot;;IF(ABS([.D127]-[.D126])&gt;[.$D$23];&quot;Delta&quot;;&quot;&quot;))))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8]=&quot;&quot;;&quot;&quot;;IF([.D128]&gt;[.$D$21];&quot;High&quot;;IF([.D128]&lt;[.$D$22];&quot;Low&quot;;IF([.D127]=&quot;&quot;;&quot;&quot;;IF(ABS([.D128]-[.D127])&gt;[.$D$23];&quot;Delta&quot;;&quot;&quot;))))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29]=&quot;&quot;;&quot;&quot;;IF([.D129]&gt;[.$D$21];&quot;High&quot;;IF([.D129]&lt;[.$D$22];&quot;Low&quot;;IF([.D128]=&quot;&quot;;&quot;&quot;;IF(ABS([.D129]-[.D128])&gt;[.$D$23];&quot;Delta&quot;;&quot;&quot;))))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0]=&quot;&quot;;&quot;&quot;;IF([.D130]&gt;[.$D$21];&quot;High&quot;;IF([.D130]&lt;[.$D$22];&quot;Low&quot;;IF([.D129]=&quot;&quot;;&quot;&quot;;IF(ABS([.D130]-[.D129])&gt;[.$D$23];&quot;Delta&quot;;&quot;&quot;))))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1]=&quot;&quot;;&quot;&quot;;IF([.D131]&gt;[.$D$21];&quot;High&quot;;IF([.D131]&lt;[.$D$22];&quot;Low&quot;;IF([.D130]=&quot;&quot;;&quot;&quot;;IF(ABS([.D131]-[.D130])&gt;[.$D$23];&quot;Delta&quot;;&quot;&quot;))))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2]=&quot;&quot;;&quot;&quot;;IF([.D132]&gt;[.$D$21];&quot;High&quot;;IF([.D132]&lt;[.$D$22];&quot;Low&quot;;IF([.D131]=&quot;&quot;;&quot;&quot;;IF(ABS([.D132]-[.D131])&gt;[.$D$23];&quot;Delta&quot;;&quot;&quot;))))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3]=&quot;&quot;;&quot;&quot;;IF([.D133]&gt;[.$D$21];&quot;High&quot;;IF([.D133]&lt;[.$D$22];&quot;Low&quot;;IF([.D132]=&quot;&quot;;&quot;&quot;;IF(ABS([.D133]-[.D132])&gt;[.$D$23];&quot;Delta&quot;;&quot;&quot;))))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4]=&quot;&quot;;&quot;&quot;;IF([.D134]&gt;[.$D$21];&quot;High&quot;;IF([.D134]&lt;[.$D$22];&quot;Low&quot;;IF([.D133]=&quot;&quot;;&quot;&quot;;IF(ABS([.D134]-[.D133])&gt;[.$D$23];&quot;Delta&quot;;&quot;&quot;))))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5]=&quot;&quot;;&quot;&quot;;IF([.D135]&gt;[.$D$21];&quot;High&quot;;IF([.D135]&lt;[.$D$22];&quot;Low&quot;;IF([.D134]=&quot;&quot;;&quot;&quot;;IF(ABS([.D135]-[.D134])&gt;[.$D$23];&quot;Delta&quot;;&quot;&quot;))))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6]=&quot;&quot;;&quot;&quot;;IF([.D136]&gt;[.$D$21];&quot;High&quot;;IF([.D136]&lt;[.$D$22];&quot;Low&quot;;IF([.D135]=&quot;&quot;;&quot;&quot;;IF(ABS([.D136]-[.D135])&gt;[.$D$23];&quot;Delta&quot;;&quot;&quot;))))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7]=&quot;&quot;;&quot;&quot;;IF([.D137]&gt;[.$D$21];&quot;High&quot;;IF([.D137]&lt;[.$D$22];&quot;Low&quot;;IF([.D136]=&quot;&quot;;&quot;&quot;;IF(ABS([.D137]-[.D136])&gt;[.$D$23];&quot;Delta&quot;;&quot;&quot;))))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8]=&quot;&quot;;&quot;&quot;;IF([.D138]&gt;[.$D$21];&quot;High&quot;;IF([.D138]&lt;[.$D$22];&quot;Low&quot;;IF([.D137]=&quot;&quot;;&quot;&quot;;IF(ABS([.D138]-[.D137])&gt;[.$D$23];&quot;Delta&quot;;&quot;&quot;))))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39]=&quot;&quot;;&quot;&quot;;IF([.D139]&gt;[.$D$21];&quot;High&quot;;IF([.D139]&lt;[.$D$22];&quot;Low&quot;;IF([.D138]=&quot;&quot;;&quot;&quot;;IF(ABS([.D139]-[.D138])&gt;[.$D$23];&quot;Delta&quot;;&quot;&quot;))))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0]=&quot;&quot;;&quot;&quot;;IF([.D140]&gt;[.$D$21];&quot;High&quot;;IF([.D140]&lt;[.$D$22];&quot;Low&quot;;IF([.D139]=&quot;&quot;;&quot;&quot;;IF(ABS([.D140]-[.D139])&gt;[.$D$23];&quot;Delta&quot;;&quot;&quot;))))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1]=&quot;&quot;;&quot;&quot;;IF([.D141]&gt;[.$D$21];&quot;High&quot;;IF([.D141]&lt;[.$D$22];&quot;Low&quot;;IF([.D140]=&quot;&quot;;&quot;&quot;;IF(ABS([.D141]-[.D140])&gt;[.$D$23];&quot;Delta&quot;;&quot;&quot;))))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2]=&quot;&quot;;&quot;&quot;;IF([.D142]&gt;[.$D$21];&quot;High&quot;;IF([.D142]&lt;[.$D$22];&quot;Low&quot;;IF([.D141]=&quot;&quot;;&quot;&quot;;IF(ABS([.D142]-[.D141])&gt;[.$D$23];&quot;Delta&quot;;&quot;&quot;))))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3]=&quot;&quot;;&quot;&quot;;IF([.D143]&gt;[.$D$21];&quot;High&quot;;IF([.D143]&lt;[.$D$22];&quot;Low&quot;;IF([.D142]=&quot;&quot;;&quot;&quot;;IF(ABS([.D143]-[.D142])&gt;[.$D$23];&quot;Delta&quot;;&quot;&quot;))))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4]=&quot;&quot;;&quot;&quot;;IF([.D144]&gt;[.$D$21];&quot;High&quot;;IF([.D144]&lt;[.$D$22];&quot;Low&quot;;IF([.D143]=&quot;&quot;;&quot;&quot;;IF(ABS([.D144]-[.D143])&gt;[.$D$23];&quot;Delta&quot;;&quot;&quot;))))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5]=&quot;&quot;;&quot;&quot;;IF([.D145]&gt;[.$D$21];&quot;High&quot;;IF([.D145]&lt;[.$D$22];&quot;Low&quot;;IF([.D144]=&quot;&quot;;&quot;&quot;;IF(ABS([.D145]-[.D144])&gt;[.$D$23];&quot;Delta&quot;;&quot;&quot;))))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6]=&quot;&quot;;&quot;&quot;;IF([.D146]&gt;[.$D$21];&quot;High&quot;;IF([.D146]&lt;[.$D$22];&quot;Low&quot;;IF([.D145]=&quot;&quot;;&quot;&quot;;IF(ABS([.D146]-[.D145])&gt;[.$D$23];&quot;Delta&quot;;&quot;&quot;))))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7]=&quot;&quot;;&quot;&quot;;IF([.D147]&gt;[.$D$21];&quot;High&quot;;IF([.D147]&lt;[.$D$22];&quot;Low&quot;;IF([.D146]=&quot;&quot;;&quot;&quot;;IF(ABS([.D147]-[.D146])&gt;[.$D$23];&quot;Delta&quot;;&quot;&quot;))))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8]=&quot;&quot;;&quot;&quot;;IF([.D148]&gt;[.$D$21];&quot;High&quot;;IF([.D148]&lt;[.$D$22];&quot;Low&quot;;IF([.D147]=&quot;&quot;;&quot;&quot;;IF(ABS([.D148]-[.D147])&gt;[.$D$23];&quot;Delta&quot;;&quot;&quot;))))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49]=&quot;&quot;;&quot;&quot;;IF([.D149]&gt;[.$D$21];&quot;High&quot;;IF([.D149]&lt;[.$D$22];&quot;Low&quot;;IF([.D148]=&quot;&quot;;&quot;&quot;;IF(ABS([.D149]-[.D148])&gt;[.$D$23];&quot;Delta&quot;;&quot;&quot;))))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0]=&quot;&quot;;&quot;&quot;;IF([.D150]&gt;[.$D$21];&quot;High&quot;;IF([.D150]&lt;[.$D$22];&quot;Low&quot;;IF([.D149]=&quot;&quot;;&quot;&quot;;IF(ABS([.D150]-[.D149])&gt;[.$D$23];&quot;Delta&quot;;&quot;&quot;))))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1]=&quot;&quot;;&quot;&quot;;IF([.D151]&gt;[.$D$21];&quot;High&quot;;IF([.D151]&lt;[.$D$22];&quot;Low&quot;;IF([.D150]=&quot;&quot;;&quot;&quot;;IF(ABS([.D151]-[.D150])&gt;[.$D$23];&quot;Delta&quot;;&quot;&quot;))))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" calcext:value-type="float">
            <text:p>9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2]=&quot;&quot;;&quot;&quot;;IF([.D152]&gt;[.$D$21];&quot;High&quot;;IF([.D152]&lt;[.$D$22];&quot;Low&quot;;IF([.D151]=&quot;&quot;;&quot;&quot;;IF(ABS([.D152]-[.D151])&gt;[.$D$23];&quot;Delta&quot;;&quot;&quot;)))))">
            <text:p/>
          </table:table-cell>
        </table:table-row>
        <table:table-row table:style-name="ro1">
          <table:table-cell table:number-columns-repeated="4"/>
          <table:table-cell table:formula="of:=IF([.D153]=&quot;&quot;;&quot;&quot;;IF([.D153]&gt;[.$D$21];&quot;High&quot;;IF([.D153]&lt;[.$D$22];&quot;Low&quot;;IF([.D152]=&quot;&quot;;&quot;&quot;;IF(ABS([.D153]-[.D152])&gt;[.$D$23];&quot;Delta&quot;;&quot;&quot;)))))">
            <text:p/>
          </table:table-cell>
        </table:table-row>
        <table:table-row table:style-name="ro1">
          <table:table-cell office:value-type="string" calcext:value-type="string">
            <text:p>X-scan, cooled (Y=70, Z=158)</text:p>
          </table:table-cell>
          <table:table-cell table:number-columns-repeated="3"/>
          <table:table-cell table:formula="of:=IF([.D154]=&quot;&quot;;&quot;&quot;;IF([.D154]&gt;[.$D$21];&quot;High&quot;;IF([.D154]&lt;[.$D$22];&quot;Low&quot;;IF([.D153]=&quot;&quot;;&quot;&quot;;IF(ABS([.D154]-[.D153])&gt;[.$D$23];&quot;Delta&quot;;&quot;&quot;))))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5]=&quot;&quot;;&quot;&quot;;IF([.D155]&gt;[.$D$21];&quot;High&quot;;IF([.D155]&lt;[.$D$22];&quot;Low&quot;;IF([.D154]=&quot;&quot;;&quot;&quot;;IF(ABS([.D155]-[.D154])&gt;[.$D$23];&quot;Delta&quot;;&quot;&quot;))))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6]=&quot;&quot;;&quot;&quot;;IF([.D156]&gt;[.$D$21];&quot;High&quot;;IF([.D156]&lt;[.$D$22];&quot;Low&quot;;IF([.D155]=&quot;&quot;;&quot;&quot;;IF(ABS([.D156]-[.D155])&gt;[.$D$23];&quot;Delta&quot;;&quot;&quot;))))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7]=&quot;&quot;;&quot;&quot;;IF([.D157]&gt;[.$D$21];&quot;High&quot;;IF([.D157]&lt;[.$D$22];&quot;Low&quot;;IF([.D156]=&quot;&quot;;&quot;&quot;;IF(ABS([.D157]-[.D156])&gt;[.$D$23];&quot;Delta&quot;;&quot;&quot;))))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8]=&quot;&quot;;&quot;&quot;;IF([.D158]&gt;[.$D$21];&quot;High&quot;;IF([.D158]&lt;[.$D$22];&quot;Low&quot;;IF([.D157]=&quot;&quot;;&quot;&quot;;IF(ABS([.D158]-[.D157])&gt;[.$D$23];&quot;Delta&quot;;&quot;&quot;))))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59]=&quot;&quot;;&quot;&quot;;IF([.D159]&gt;[.$D$21];&quot;High&quot;;IF([.D159]&lt;[.$D$22];&quot;Low&quot;;IF([.D158]=&quot;&quot;;&quot;&quot;;IF(ABS([.D159]-[.D158])&gt;[.$D$23];&quot;Delta&quot;;&quot;&quot;))))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0]=&quot;&quot;;&quot;&quot;;IF([.D160]&gt;[.$D$21];&quot;High&quot;;IF([.D160]&lt;[.$D$22];&quot;Low&quot;;IF([.D159]=&quot;&quot;;&quot;&quot;;IF(ABS([.D160]-[.D159])&gt;[.$D$23];&quot;Delta&quot;;&quot;&quot;))))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1]=&quot;&quot;;&quot;&quot;;IF([.D161]&gt;[.$D$21];&quot;High&quot;;IF([.D161]&lt;[.$D$22];&quot;Low&quot;;IF([.D160]=&quot;&quot;;&quot;&quot;;IF(ABS([.D161]-[.D160])&gt;[.$D$23];&quot;Delta&quot;;&quot;&quot;))))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2]=&quot;&quot;;&quot;&quot;;IF([.D162]&gt;[.$D$21];&quot;High&quot;;IF([.D162]&lt;[.$D$22];&quot;Low&quot;;IF([.D161]=&quot;&quot;;&quot;&quot;;IF(ABS([.D162]-[.D161])&gt;[.$D$23];&quot;Delta&quot;;&quot;&quot;))))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3]=&quot;&quot;;&quot;&quot;;IF([.D163]&gt;[.$D$21];&quot;High&quot;;IF([.D163]&lt;[.$D$22];&quot;Low&quot;;IF([.D162]=&quot;&quot;;&quot;&quot;;IF(ABS([.D163]-[.D162])&gt;[.$D$23];&quot;Delta&quot;;&quot;&quot;))))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4]=&quot;&quot;;&quot;&quot;;IF([.D164]&gt;[.$D$21];&quot;High&quot;;IF([.D164]&lt;[.$D$22];&quot;Low&quot;;IF([.D163]=&quot;&quot;;&quot;&quot;;IF(ABS([.D164]-[.D163])&gt;[.$D$23];&quot;Delta&quot;;&quot;&quot;))))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5]=&quot;&quot;;&quot;&quot;;IF([.D165]&gt;[.$D$21];&quot;High&quot;;IF([.D165]&lt;[.$D$22];&quot;Low&quot;;IF([.D164]=&quot;&quot;;&quot;&quot;;IF(ABS([.D165]-[.D164])&gt;[.$D$23];&quot;Delta&quot;;&quot;&quot;))))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6]=&quot;&quot;;&quot;&quot;;IF([.D166]&gt;[.$D$21];&quot;High&quot;;IF([.D166]&lt;[.$D$22];&quot;Low&quot;;IF([.D165]=&quot;&quot;;&quot;&quot;;IF(ABS([.D166]-[.D165])&gt;[.$D$23];&quot;Delta&quot;;&quot;&quot;))))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7]=&quot;&quot;;&quot;&quot;;IF([.D167]&gt;[.$D$21];&quot;High&quot;;IF([.D167]&lt;[.$D$22];&quot;Low&quot;;IF([.D166]=&quot;&quot;;&quot;&quot;;IF(ABS([.D167]-[.D166])&gt;[.$D$23];&quot;Delta&quot;;&quot;&quot;))))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8]=&quot;&quot;;&quot;&quot;;IF([.D168]&gt;[.$D$21];&quot;High&quot;;IF([.D168]&lt;[.$D$22];&quot;Low&quot;;IF([.D167]=&quot;&quot;;&quot;&quot;;IF(ABS([.D168]-[.D167])&gt;[.$D$23];&quot;Delta&quot;;&quot;&quot;))))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69]=&quot;&quot;;&quot;&quot;;IF([.D169]&gt;[.$D$21];&quot;High&quot;;IF([.D169]&lt;[.$D$22];&quot;Low&quot;;IF([.D168]=&quot;&quot;;&quot;&quot;;IF(ABS([.D169]-[.D168])&gt;[.$D$23];&quot;Delta&quot;;&quot;&quot;)))))">
            <text:p/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0]=&quot;&quot;;&quot;&quot;;IF([.D170]&gt;[.$D$21];&quot;High&quot;;IF([.D170]&lt;[.$D$22];&quot;Low&quot;;IF([.D169]=&quot;&quot;;&quot;&quot;;IF(ABS([.D170]-[.D169])&gt;[.$D$23];&quot;Delta&quot;;&quot;&quot;))))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1]=&quot;&quot;;&quot;&quot;;IF([.D171]&gt;[.$D$21];&quot;High&quot;;IF([.D171]&lt;[.$D$22];&quot;Low&quot;;IF([.D170]=&quot;&quot;;&quot;&quot;;IF(ABS([.D171]-[.D170])&gt;[.$D$23];&quot;Delta&quot;;&quot;&quot;))))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2]=&quot;&quot;;&quot;&quot;;IF([.D172]&gt;[.$D$21];&quot;High&quot;;IF([.D172]&lt;[.$D$22];&quot;Low&quot;;IF([.D171]=&quot;&quot;;&quot;&quot;;IF(ABS([.D172]-[.D171])&gt;[.$D$23];&quot;Delta&quot;;&quot;&quot;))))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3]=&quot;&quot;;&quot;&quot;;IF([.D173]&gt;[.$D$21];&quot;High&quot;;IF([.D173]&lt;[.$D$22];&quot;Low&quot;;IF([.D172]=&quot;&quot;;&quot;&quot;;IF(ABS([.D173]-[.D172])&gt;[.$D$23];&quot;Delta&quot;;&quot;&quot;))))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4]=&quot;&quot;;&quot;&quot;;IF([.D174]&gt;[.$D$21];&quot;High&quot;;IF([.D174]&lt;[.$D$22];&quot;Low&quot;;IF([.D173]=&quot;&quot;;&quot;&quot;;IF(ABS([.D174]-[.D173])&gt;[.$D$23];&quot;Delta&quot;;&quot;&quot;))))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5]=&quot;&quot;;&quot;&quot;;IF([.D175]&gt;[.$D$21];&quot;High&quot;;IF([.D175]&lt;[.$D$22];&quot;Low&quot;;IF([.D174]=&quot;&quot;;&quot;&quot;;IF(ABS([.D175]-[.D174])&gt;[.$D$23];&quot;Delta&quot;;&quot;&quot;))))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6]=&quot;&quot;;&quot;&quot;;IF([.D176]&gt;[.$D$21];&quot;High&quot;;IF([.D176]&lt;[.$D$22];&quot;Low&quot;;IF([.D175]=&quot;&quot;;&quot;&quot;;IF(ABS([.D176]-[.D175])&gt;[.$D$23];&quot;Delta&quot;;&quot;&quot;))))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7]=&quot;&quot;;&quot;&quot;;IF([.D177]&gt;[.$D$21];&quot;High&quot;;IF([.D177]&lt;[.$D$22];&quot;Low&quot;;IF([.D176]=&quot;&quot;;&quot;&quot;;IF(ABS([.D177]-[.D176])&gt;[.$D$23];&quot;Delta&quot;;&quot;&quot;)))))">
            <text:p/>
          </table:table-cell>
        </table:table-row>
        <table:table-row table:style-name="ro1">
          <table:table-cell table:number-columns-repeated="4"/>
          <table:table-cell table:formula="of:=IF([.D178]=&quot;&quot;;&quot;&quot;;IF([.D178]&gt;[.$D$21];&quot;High&quot;;IF([.D178]&lt;[.$D$22];&quot;Low&quot;;IF([.D177]=&quot;&quot;;&quot;&quot;;IF(ABS([.D178]-[.D177])&gt;[.$D$23];&quot;Delta&quot;;&quot;&quot;))))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79]=&quot;&quot;;&quot;&quot;;IF([.D179]&gt;[.$D$21];&quot;High&quot;;IF([.D179]&lt;[.$D$22];&quot;Low&quot;;IF([.D178]=&quot;&quot;;&quot;&quot;;IF(ABS([.D179]-[.D178])&gt;[.$D$23];&quot;Delta&quot;;&quot;&quot;))))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0]=&quot;&quot;;&quot;&quot;;IF([.D180]&gt;[.$D$21];&quot;High&quot;;IF([.D180]&lt;[.$D$22];&quot;Low&quot;;IF([.D179]=&quot;&quot;;&quot;&quot;;IF(ABS([.D180]-[.D179])&gt;[.$D$23];&quot;Delta&quot;;&quot;&quot;))))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1]=&quot;&quot;;&quot;&quot;;IF([.D181]&gt;[.$D$21];&quot;High&quot;;IF([.D181]&lt;[.$D$22];&quot;Low&quot;;IF([.D180]=&quot;&quot;;&quot;&quot;;IF(ABS([.D181]-[.D180])&gt;[.$D$23];&quot;Delta&quot;;&quot;&quot;)))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2]=&quot;&quot;;&quot;&quot;;IF([.D182]&gt;[.$D$21];&quot;High&quot;;IF([.D182]&lt;[.$D$22];&quot;Low&quot;;IF([.D181]=&quot;&quot;;&quot;&quot;;IF(ABS([.D182]-[.D181])&gt;[.$D$23];&quot;Delta&quot;;&quot;&quot;))))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3]=&quot;&quot;;&quot;&quot;;IF([.D183]&gt;[.$D$21];&quot;High&quot;;IF([.D183]&lt;[.$D$22];&quot;Low&quot;;IF([.D182]=&quot;&quot;;&quot;&quot;;IF(ABS([.D183]-[.D182])&gt;[.$D$23];&quot;Delta&quot;;&quot;&quot;))))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4]=&quot;&quot;;&quot;&quot;;IF([.D184]&gt;[.$D$21];&quot;High&quot;;IF([.D184]&lt;[.$D$22];&quot;Low&quot;;IF([.D183]=&quot;&quot;;&quot;&quot;;IF(ABS([.D184]-[.D183])&gt;[.$D$23];&quot;Delta&quot;;&quot;&quot;))))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5]=&quot;&quot;;&quot;&quot;;IF([.D185]&gt;[.$D$21];&quot;High&quot;;IF([.D185]&lt;[.$D$22];&quot;Low&quot;;IF([.D184]=&quot;&quot;;&quot;&quot;;IF(ABS([.D185]-[.D184])&gt;[.$D$23];&quot;Delta&quot;;&quot;&quot;))))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6]=&quot;&quot;;&quot;&quot;;IF([.D186]&gt;[.$D$21];&quot;High&quot;;IF([.D186]&lt;[.$D$22];&quot;Low&quot;;IF([.D185]=&quot;&quot;;&quot;&quot;;IF(ABS([.D186]-[.D185])&gt;[.$D$23];&quot;Delta&quot;;&quot;&quot;))))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7]=&quot;&quot;;&quot;&quot;;IF([.D187]&gt;[.$D$21];&quot;High&quot;;IF([.D187]&lt;[.$D$22];&quot;Low&quot;;IF([.D186]=&quot;&quot;;&quot;&quot;;IF(ABS([.D187]-[.D186])&gt;[.$D$23];&quot;Delta&quot;;&quot;&quot;))))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8]=&quot;&quot;;&quot;&quot;;IF([.D188]&gt;[.$D$21];&quot;High&quot;;IF([.D188]&lt;[.$D$22];&quot;Low&quot;;IF([.D187]=&quot;&quot;;&quot;&quot;;IF(ABS([.D188]-[.D187])&gt;[.$D$23];&quot;Delta&quot;;&quot;&quot;))))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89]=&quot;&quot;;&quot;&quot;;IF([.D189]&gt;[.$D$21];&quot;High&quot;;IF([.D189]&lt;[.$D$22];&quot;Low&quot;;IF([.D188]=&quot;&quot;;&quot;&quot;;IF(ABS([.D189]-[.D188])&gt;[.$D$23];&quot;Delta&quot;;&quot;&quot;))))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0]=&quot;&quot;;&quot;&quot;;IF([.D190]&gt;[.$D$21];&quot;High&quot;;IF([.D190]&lt;[.$D$22];&quot;Low&quot;;IF([.D189]=&quot;&quot;;&quot;&quot;;IF(ABS([.D190]-[.D189])&gt;[.$D$23];&quot;Delta&quot;;&quot;&quot;))))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1]=&quot;&quot;;&quot;&quot;;IF([.D191]&gt;[.$D$21];&quot;High&quot;;IF([.D191]&lt;[.$D$22];&quot;Low&quot;;IF([.D190]=&quot;&quot;;&quot;&quot;;IF(ABS([.D191]-[.D190])&gt;[.$D$23];&quot;Delta&quot;;&quot;&quot;))))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2]=&quot;&quot;;&quot;&quot;;IF([.D192]&gt;[.$D$21];&quot;High&quot;;IF([.D192]&lt;[.$D$22];&quot;Low&quot;;IF([.D191]=&quot;&quot;;&quot;&quot;;IF(ABS([.D192]-[.D191])&gt;[.$D$23];&quot;Delta&quot;;&quot;&quot;))))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3]=&quot;&quot;;&quot;&quot;;IF([.D193]&gt;[.$D$21];&quot;High&quot;;IF([.D193]&lt;[.$D$22];&quot;Low&quot;;IF([.D192]=&quot;&quot;;&quot;&quot;;IF(ABS([.D193]-[.D192])&gt;[.$D$23];&quot;Delta&quot;;&quot;&quot;))))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4]=&quot;&quot;;&quot;&quot;;IF([.D194]&gt;[.$D$21];&quot;High&quot;;IF([.D194]&lt;[.$D$22];&quot;Low&quot;;IF([.D193]=&quot;&quot;;&quot;&quot;;IF(ABS([.D194]-[.D193])&gt;[.$D$23];&quot;Delta&quot;;&quot;&quot;))))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5]=&quot;&quot;;&quot;&quot;;IF([.D195]&gt;[.$D$21];&quot;High&quot;;IF([.D195]&lt;[.$D$22];&quot;Low&quot;;IF([.D194]=&quot;&quot;;&quot;&quot;;IF(ABS([.D195]-[.D194])&gt;[.$D$23];&quot;Delta&quot;;&quot;&quot;))))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6]=&quot;&quot;;&quot;&quot;;IF([.D196]&gt;[.$D$21];&quot;High&quot;;IF([.D196]&lt;[.$D$22];&quot;Low&quot;;IF([.D195]=&quot;&quot;;&quot;&quot;;IF(ABS([.D196]-[.D195])&gt;[.$D$23];&quot;Delta&quot;;&quot;&quot;))))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7]=&quot;&quot;;&quot;&quot;;IF([.D197]&gt;[.$D$21];&quot;High&quot;;IF([.D197]&lt;[.$D$22];&quot;Low&quot;;IF([.D196]=&quot;&quot;;&quot;&quot;;IF(ABS([.D197]-[.D196])&gt;[.$D$23];&quot;Delta&quot;;&quot;&quot;))))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8]=&quot;&quot;;&quot;&quot;;IF([.D198]&gt;[.$D$21];&quot;High&quot;;IF([.D198]&lt;[.$D$22];&quot;Low&quot;;IF([.D197]=&quot;&quot;;&quot;&quot;;IF(ABS([.D198]-[.D197])&gt;[.$D$23];&quot;Delta&quot;;&quot;&quot;))))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199]=&quot;&quot;;&quot;&quot;;IF([.D199]&gt;[.$D$21];&quot;High&quot;;IF([.D199]&lt;[.$D$22];&quot;Low&quot;;IF([.D198]=&quot;&quot;;&quot;&quot;;IF(ABS([.D199]-[.D198])&gt;[.$D$23];&quot;Delta&quot;;&quot;&quot;))))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0]=&quot;&quot;;&quot;&quot;;IF([.D200]&gt;[.$D$21];&quot;High&quot;;IF([.D200]&lt;[.$D$22];&quot;Low&quot;;IF([.D199]=&quot;&quot;;&quot;&quot;;IF(ABS([.D200]-[.D199])&gt;[.$D$23];&quot;Delta&quot;;&quot;&quot;))))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1]=&quot;&quot;;&quot;&quot;;IF([.D201]&gt;[.$D$21];&quot;High&quot;;IF([.D201]&lt;[.$D$22];&quot;Low&quot;;IF([.D200]=&quot;&quot;;&quot;&quot;;IF(ABS([.D201]-[.D200])&gt;[.$D$23];&quot;Delta&quot;;&quot;&quot;))))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2]=&quot;&quot;;&quot;&quot;;IF([.D202]&gt;[.$D$21];&quot;High&quot;;IF([.D202]&lt;[.$D$22];&quot;Low&quot;;IF([.D201]=&quot;&quot;;&quot;&quot;;IF(ABS([.D202]-[.D201])&gt;[.$D$23];&quot;Delta&quot;;&quot;&quot;))))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3]=&quot;&quot;;&quot;&quot;;IF([.D203]&gt;[.$D$21];&quot;High&quot;;IF([.D203]&lt;[.$D$22];&quot;Low&quot;;IF([.D202]=&quot;&quot;;&quot;&quot;;IF(ABS([.D203]-[.D202])&gt;[.$D$23];&quot;Delta&quot;;&quot;&quot;))))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4]=&quot;&quot;;&quot;&quot;;IF([.D204]&gt;[.$D$21];&quot;High&quot;;IF([.D204]&lt;[.$D$22];&quot;Low&quot;;IF([.D203]=&quot;&quot;;&quot;&quot;;IF(ABS([.D204]-[.D203])&gt;[.$D$23];&quot;Delta&quot;;&quot;&quot;))))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5]=&quot;&quot;;&quot;&quot;;IF([.D205]&gt;[.$D$21];&quot;High&quot;;IF([.D205]&lt;[.$D$22];&quot;Low&quot;;IF([.D204]=&quot;&quot;;&quot;&quot;;IF(ABS([.D205]-[.D204])&gt;[.$D$23];&quot;Delta&quot;;&quot;&quot;))))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6]=&quot;&quot;;&quot;&quot;;IF([.D206]&gt;[.$D$21];&quot;High&quot;;IF([.D206]&lt;[.$D$22];&quot;Low&quot;;IF([.D205]=&quot;&quot;;&quot;&quot;;IF(ABS([.D206]-[.D205])&gt;[.$D$23];&quot;Delta&quot;;&quot;&quot;))))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7]=&quot;&quot;;&quot;&quot;;IF([.D207]&gt;[.$D$21];&quot;High&quot;;IF([.D207]&lt;[.$D$22];&quot;Low&quot;;IF([.D206]=&quot;&quot;;&quot;&quot;;IF(ABS([.D207]-[.D206])&gt;[.$D$23];&quot;Delta&quot;;&quot;&quot;))))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8]=&quot;&quot;;&quot;&quot;;IF([.D208]&gt;[.$D$21];&quot;High&quot;;IF([.D208]&lt;[.$D$22];&quot;Low&quot;;IF([.D207]=&quot;&quot;;&quot;&quot;;IF(ABS([.D208]-[.D207])&gt;[.$D$23];&quot;Delta&quot;;&quot;&quot;))))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09]=&quot;&quot;;&quot;&quot;;IF([.D209]&gt;[.$D$21];&quot;High&quot;;IF([.D209]&lt;[.$D$22];&quot;Low&quot;;IF([.D208]=&quot;&quot;;&quot;&quot;;IF(ABS([.D209]-[.D208])&gt;[.$D$23];&quot;Delta&quot;;&quot;&quot;))))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0]=&quot;&quot;;&quot;&quot;;IF([.D210]&gt;[.$D$21];&quot;High&quot;;IF([.D210]&lt;[.$D$22];&quot;Low&quot;;IF([.D209]=&quot;&quot;;&quot;&quot;;IF(ABS([.D210]-[.D209])&gt;[.$D$23];&quot;Delta&quot;;&quot;&quot;))))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1]=&quot;&quot;;&quot;&quot;;IF([.D211]&gt;[.$D$21];&quot;High&quot;;IF([.D211]&lt;[.$D$22];&quot;Low&quot;;IF([.D210]=&quot;&quot;;&quot;&quot;;IF(ABS([.D211]-[.D210])&gt;[.$D$23];&quot;Delta&quot;;&quot;&quot;))))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2]=&quot;&quot;;&quot;&quot;;IF([.D212]&gt;[.$D$21];&quot;High&quot;;IF([.D212]&lt;[.$D$22];&quot;Low&quot;;IF([.D211]=&quot;&quot;;&quot;&quot;;IF(ABS([.D212]-[.D211])&gt;[.$D$23];&quot;Delta&quot;;&quot;&quot;))))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3]=&quot;&quot;;&quot;&quot;;IF([.D213]&gt;[.$D$21];&quot;High&quot;;IF([.D213]&lt;[.$D$22];&quot;Low&quot;;IF([.D212]=&quot;&quot;;&quot;&quot;;IF(ABS([.D213]-[.D212])&gt;[.$D$23];&quot;Delta&quot;;&quot;&quot;))))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4]=&quot;&quot;;&quot;&quot;;IF([.D214]&gt;[.$D$21];&quot;High&quot;;IF([.D214]&lt;[.$D$22];&quot;Low&quot;;IF([.D213]=&quot;&quot;;&quot;&quot;;IF(ABS([.D214]-[.D213])&gt;[.$D$23];&quot;Delta&quot;;&quot;&quot;))))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5]=&quot;&quot;;&quot;&quot;;IF([.D215]&gt;[.$D$21];&quot;High&quot;;IF([.D215]&lt;[.$D$22];&quot;Low&quot;;IF([.D214]=&quot;&quot;;&quot;&quot;;IF(ABS([.D215]-[.D214])&gt;[.$D$23];&quot;Delta&quot;;&quot;&quot;))))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6]=&quot;&quot;;&quot;&quot;;IF([.D216]&gt;[.$D$21];&quot;High&quot;;IF([.D216]&lt;[.$D$22];&quot;Low&quot;;IF([.D215]=&quot;&quot;;&quot;&quot;;IF(ABS([.D216]-[.D215])&gt;[.$D$23];&quot;Delta&quot;;&quot;&quot;))))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7]=&quot;&quot;;&quot;&quot;;IF([.D217]&gt;[.$D$21];&quot;High&quot;;IF([.D217]&lt;[.$D$22];&quot;Low&quot;;IF([.D216]=&quot;&quot;;&quot;&quot;;IF(ABS([.D217]-[.D216])&gt;[.$D$23];&quot;Delta&quot;;&quot;&quot;))))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8]=&quot;&quot;;&quot;&quot;;IF([.D218]&gt;[.$D$21];&quot;High&quot;;IF([.D218]&lt;[.$D$22];&quot;Low&quot;;IF([.D217]=&quot;&quot;;&quot;&quot;;IF(ABS([.D218]-[.D217])&gt;[.$D$23];&quot;Delta&quot;;&quot;&quot;))))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19]=&quot;&quot;;&quot;&quot;;IF([.D219]&gt;[.$D$21];&quot;High&quot;;IF([.D219]&lt;[.$D$22];&quot;Low&quot;;IF([.D218]=&quot;&quot;;&quot;&quot;;IF(ABS([.D219]-[.D218])&gt;[.$D$23];&quot;Delta&quot;;&quot;&quot;))))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20]=&quot;&quot;;&quot;&quot;;IF([.D220]&gt;[.$D$21];&quot;High&quot;;IF([.D220]&lt;[.$D$22];&quot;Low&quot;;IF([.D219]=&quot;&quot;;&quot;&quot;;IF(ABS([.D220]-[.D219])&gt;[.$D$23];&quot;Delta&quot;;&quot;&quot;))))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21]=&quot;&quot;;&quot;&quot;;IF([.D221]&gt;[.$D$21];&quot;High&quot;;IF([.D221]&lt;[.$D$22];&quot;Low&quot;;IF([.D220]=&quot;&quot;;&quot;&quot;;IF(ABS([.D221]-[.D220])&gt;[.$D$23];&quot;Delta&quot;;&quot;&quot;))))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22]=&quot;&quot;;&quot;&quot;;IF([.D222]&gt;[.$D$21];&quot;High&quot;;IF([.D222]&lt;[.$D$22];&quot;Low&quot;;IF([.D221]=&quot;&quot;;&quot;&quot;;IF(ABS([.D222]-[.D221])&gt;[.$D$23];&quot;Delta&quot;;&quot;&quot;))))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IF([.D223]=&quot;&quot;;&quot;&quot;;IF([.D223]&gt;[.$D$21];&quot;High&quot;;IF([.D223]&lt;[.$D$22];&quot;Low&quot;;IF([.D222]=&quot;&quot;;&quot;&quot;;IF(ABS([.D223]-[.D222])&gt;[.$D$23];&quot;Delta&quot;;&quot;&quot;)))))">
            <text:p/>
          </table:table-cell>
        </table:table-row>
        <table:table-row table:style-name="ro1" table:number-rows-repeated="10483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3:52:07.632693607</meta:creation-date>
    <dc:date>2014-07-18T17:59:00.194959848</dc:date>
    <meta:editing-duration>PT1H30M34S</meta:editing-duration>
    <meta:editing-cycles>1</meta:editing-cycles>
    <meta:document-statistic meta:table-count="2" meta:cell-count="1563" meta:object-count="6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99222183227539pt" style:font-size-asian="9.99222183227539pt" style:font-size-complex="9.99222183227539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5" style:family="chart">
      <style:chart-properties chart:auto-position="true" chart:scale-text="true" style:rotation-angle="0"/>
      <style:text-properties fo:font-size="8.99300003051758pt" style:font-size-asian="8.99300003051758pt" style:font-size-complex="8.99300003051758pt"/>
    </style:style>
    <style:style style:name="ch6" style:family="chart" style:data-style-name="N12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7" style:family="chart">
      <style:chart-properties chart:auto-position="true" chart:scale-text="true" style:rotation-angle="90"/>
      <style:text-properties fo:font-size="8.99300003051758pt" style:font-size-asian="8.99300003051758pt" style:font-size-complex="8.99300003051758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diamond" chart:symbol-width="0.25cm" chart:symbol-height="0.25cm" chart:scale-text="true"/>
      <style:graphic-properties draw:stroke="none" svg:stroke-width="0.08cm" svg:stroke-color="#ff420e" draw:fill-color="#ff420e"/>
      <style:text-properties fo:font-size="9.99222183227539pt" style:font-size-asian="9.99222183227539pt" style:font-size-complex="9.99222183227539pt"/>
    </style:style>
    <style:style style:name="ch10" style:family="chart" style:data-style-name="N120">
      <style:chart-properties chart:symbol-type="named-symbol" chart:symbol-name="arrow-down" chart:symbol-width="0.25cm" chart:symbol-height="0.25cm" chart:scale-text="true"/>
      <style:graphic-properties draw:stroke="none" svg:stroke-width="0.08cm" svg:stroke-color="#ffd320" draw:fill-color="#ffd320"/>
      <style:text-properties fo:font-size="9.99222183227539pt" style:font-size-asian="9.99222183227539pt" style:font-size-complex="9.99222183227539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005cm" svg:height="8.993cm" xlink:href=".." xlink:type="simple" chart:class="chart:scatter" chart:style-name="ch1">
        <chart:legend chart:legend-position="bottom" svg:x="10.099cm" svg:y="8.21cm" style:legend-expansion="wide" chart:style-name="ch2"/>
        <chart:plot-area chart:style-name="ch3" table:cell-range-address="Uncooled.A92:Uncooled.A152 Uncooled.D93:Uncooled.D152 Uncooled.A154:Uncooled.A154 Uncooled.D155:Uncooled.D223" chart:data-source-has-labels="row" svg:x="1.651cm" svg:y="0.851cm" svg:width="29.074cm" svg:height="6.199cm">
          <chartooo:coordinate-region svg:x="2.934cm" svg:y="1.05cm" svg:width="27.511cm" svg:height="5.353cm"/>
          <chart:axis chart:dimension="x" chart:name="primary-x" chart:style-name="ch4">
            <chart:title svg:x="15.139cm" svg:y="7.229cm" chart:style-name="ch5">
              <text:p>Position (mm)</text:p>
            </chart:title>
          </chart:axis>
          <chart:axis chart:dimension="y" chart:name="primary-y" chart:style-name="ch6">
            <chart:title svg:x="0.451cm" svg:y="4.735cm" chart:style-name="ch7">
              <text:p>Field (mT)</text:p>
            </chart:title>
            <chart:grid chart:style-name="ch8" chart:class="major"/>
          </chart:axis>
          <chart:series chart:style-name="ch9" chart:values-cell-range-address="Uncooled.D93:Uncooled.D152" chart:label-cell-address="Uncooled.A92:Uncooled.A92" chart:class="chart:scatter">
            <chart:domain table:cell-range-address="Uncooled.A93:Uncooled.A152"/>
            <chart:data-point chart:repeated="60"/>
          </chart:series>
          <chart:series chart:style-name="ch10" chart:values-cell-range-address="Uncooled.D155:Uncooled.D223" chart:label-cell-address="Uncooled.A154:Uncooled.A154" chart:class="chart:scatter">
            <chart:domain table:cell-range-address="Uncooled.A155:Uncooled.A223"/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scan, uncooled (Y=98, Z=158wam)</text:p>
                <draw:g>
                  <svg:desc>Uncooled.A92:Uncooled.A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uncooled (Y=70, Z=158)</text:p>
                <draw:g>
                  <svg:desc>Uncooled.A154:Uncooled.A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ncooled.A93:Uncooled.A152</svg:desc>
                </draw:g>
              </table:table-cell>
              <table:table-cell office:value-type="float" office:value="9.791">
                <text:p>9.791</text:p>
                <draw:g>
                  <svg:desc>Uncooled.D93:Uncooled.D152</svg:desc>
                </draw:g>
              </table:table-cell>
              <table:table-cell office:value-type="float" office:value="40">
                <text:p>40</text:p>
                <draw:g>
                  <svg:desc>Uncooled.A155:Uncooled.A223</svg:desc>
                </draw:g>
              </table:table-cell>
              <table:table-cell office:value-type="float" office:value="9.85">
                <text:p>9.85</text:p>
                <draw:g>
                  <svg:desc>Uncooled.D155:Uncooled.D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9.795">
                <text:p>9.795</text:p>
              </table:table-cell>
              <table:table-cell office:value-type="float" office:value="42">
                <text:p>42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9.796">
                <text:p>9.796</text:p>
              </table:table-cell>
              <table:table-cell office:value-type="float" office:value="44">
                <text:p>44</text:p>
              </table:table-cell>
              <table:table-cell office:value-type="float" office:value="9.857">
                <text:p>9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9.801">
                <text:p>9.801</text:p>
              </table:table-cell>
              <table:table-cell office:value-type="float" office:value="46">
                <text:p>46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9.8">
                <text:p>9.8</text:p>
              </table:table-cell>
              <table:table-cell office:value-type="float" office:value="48">
                <text:p>48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.795">
                <text:p>9.795</text:p>
              </table:table-cell>
              <table:table-cell office:value-type="float" office:value="50">
                <text:p>50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9.794">
                <text:p>9.794</text:p>
              </table:table-cell>
              <table:table-cell office:value-type="float" office:value="52">
                <text:p>5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9.793">
                <text:p>9.793</text:p>
              </table:table-cell>
              <table:table-cell office:value-type="float" office:value="54">
                <text:p>54</text:p>
              </table:table-cell>
              <table:table-cell office:value-type="float" office:value="9.854">
                <text:p>9.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9.79">
                <text:p>9.79</text:p>
              </table:table-cell>
              <table:table-cell office:value-type="float" office:value="56">
                <text:p>56</text:p>
              </table:table-cell>
              <table:table-cell office:value-type="float" office:value="9.851">
                <text:p>9.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9.832">
                <text:p>9.832</text:p>
              </table:table-cell>
              <table:table-cell office:value-type="float" office:value="58">
                <text:p>58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9.762">
                <text:p>9.762</text:p>
              </table:table-cell>
              <table:table-cell office:value-type="float" office:value="60">
                <text:p>60</text:p>
              </table:table-cell>
              <table:table-cell office:value-type="float" office:value="9.845">
                <text:p>9.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9.765">
                <text:p>9.765</text:p>
              </table:table-cell>
              <table:table-cell office:value-type="float" office:value="62">
                <text:p>62</text:p>
              </table:table-cell>
              <table:table-cell office:value-type="float" office:value="9.839">
                <text:p>9.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9.75">
                <text:p>9.75</text:p>
              </table:table-cell>
              <table:table-cell office:value-type="float" office:value="64">
                <text:p>64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9.721">
                <text:p>9.721</text:p>
              </table:table-cell>
              <table:table-cell office:value-type="float" office:value="66">
                <text:p>66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9.725">
                <text:p>9.725</text:p>
              </table:table-cell>
              <table:table-cell office:value-type="float" office:value="68">
                <text:p>68</text:p>
              </table:table-cell>
              <table:table-cell office:value-type="float" office:value="9.837">
                <text:p>9.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9.71">
                <text:p>9.71</text:p>
              </table:table-cell>
              <table:table-cell office:value-type="float" office:value="70">
                <text:p>70</text:p>
              </table:table-cell>
              <table:table-cell office:value-type="float" office:value="9.835">
                <text:p>9.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9.702">
                <text:p>9.702</text:p>
              </table:table-cell>
              <table:table-cell office:value-type="float" office:value="72">
                <text:p>72</text:p>
              </table:table-cell>
              <table:table-cell office:value-type="float" office:value="9.832">
                <text:p>9.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9.681">
                <text:p>9.681</text:p>
              </table:table-cell>
              <table:table-cell office:value-type="float" office:value="74">
                <text:p>74</text:p>
              </table:table-cell>
              <table:table-cell office:value-type="float" office:value="9.827">
                <text:p>9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9.646">
                <text:p>9.646</text:p>
              </table:table-cell>
              <table:table-cell office:value-type="float" office:value="76">
                <text:p>76</text:p>
              </table:table-cell>
              <table:table-cell office:value-type="float" office:value="9.824">
                <text:p>9.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9.612">
                <text:p>9.612</text:p>
              </table:table-cell>
              <table:table-cell office:value-type="float" office:value="78">
                <text:p>78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9.592">
                <text:p>9.592</text:p>
              </table:table-cell>
              <table:table-cell office:value-type="float" office:value="80">
                <text:p>8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9.561">
                <text:p>9.561</text:p>
              </table:table-cell>
              <table:table-cell office:value-type="float" office:value="82">
                <text:p>82</text:p>
              </table:table-cell>
              <table:table-cell office:value-type="float" office:value="9.819">
                <text:p>9.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9.512">
                <text:p>9.512</text:p>
              </table:table-cell>
              <table:table-cell office:value-type="float" office:value="84">
                <text:p>84</text:p>
              </table:table-cell>
              <table:table-cell office:value-type="float" office:value="9.814">
                <text:p>9.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">
                <text:p>122</text:p>
              </table:table-cell>
              <table:table-cell office:value-type="float" office:value="7.783">
                <text:p>7.783</text:p>
              </table:table-cell>
              <table:table-cell office:value-type="float" office:value="122">
                <text:p>122</text:p>
              </table:table-cell>
              <table:table-cell office:value-type="float" office:value="10.942">
                <text:p>10.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">
                <text:p>124</text:p>
              </table:table-cell>
              <table:table-cell office:value-type="float" office:value="7.777">
                <text:p>7.777</text:p>
              </table:table-cell>
              <table:table-cell office:value-type="float" office:value="124">
                <text:p>124</text:p>
              </table:table-cell>
              <table:table-cell office:value-type="float" office:value="11.035">
                <text:p>1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">
                <text:p>126</text:p>
              </table:table-cell>
              <table:table-cell office:value-type="float" office:value="7.777">
                <text:p>7.777</text:p>
              </table:table-cell>
              <table:table-cell office:value-type="float" office:value="126">
                <text:p>126</text:p>
              </table:table-cell>
              <table:table-cell office:value-type="float" office:value="11.128">
                <text:p>11.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7.779">
                <text:p>7.779</text:p>
              </table:table-cell>
              <table:table-cell office:value-type="float" office:value="128">
                <text:p>12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">
                <text:p>130</text:p>
              </table:table-cell>
              <table:table-cell office:value-type="float" office:value="7.782">
                <text:p>7.782</text:p>
              </table:table-cell>
              <table:table-cell office:value-type="float" office:value="130">
                <text:p>130</text:p>
              </table:table-cell>
              <table:table-cell office:value-type="float" office:value="11.342">
                <text:p>11.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">
                <text:p>132</text:p>
              </table:table-cell>
              <table:table-cell office:value-type="float" office:value="7.79">
                <text:p>7.79</text:p>
              </table:table-cell>
              <table:table-cell office:value-type="float" office:value="132">
                <text:p>132</text:p>
              </table:table-cell>
              <table:table-cell office:value-type="float" office:value="11.377">
                <text:p>11.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7.797">
                <text:p>7.797</text:p>
              </table:table-cell>
              <table:table-cell office:value-type="float" office:value="134">
                <text:p>134</text:p>
              </table:table-cell>
              <table:table-cell office:value-type="float" office:value="11.368">
                <text:p>11.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7.807">
                <text:p>7.807</text:p>
              </table:table-cell>
              <table:table-cell office:value-type="float" office:value="136">
                <text:p>136</text:p>
              </table:table-cell>
              <table:table-cell office:value-type="float" office:value="11.302">
                <text:p>11.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8.698">
                <text:p>8.698</text:p>
              </table:table-cell>
              <table:table-cell office:value-type="float" office:value="140">
                <text:p>140</text:p>
              </table:table-cell>
              <table:table-cell office:value-type="float" office:value="11.171">
                <text:p>11.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8.863">
                <text:p>8.863</text:p>
              </table:table-cell>
              <table:table-cell office:value-type="float" office:value="142">
                <text:p>1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">
                <text:p>162</text:p>
              </table:table-cell>
              <table:table-cell office:value-type="float" office:value="8.915">
                <text:p>8.915</text:p>
              </table:table-cell>
              <table:table-cell office:value-type="float" office:value="144">
                <text:p>144</text:p>
              </table:table-cell>
              <table:table-cell office:value-type="float" office:value="10.859">
                <text:p>10.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">
                <text:p>164</text:p>
              </table:table-cell>
              <table:table-cell office:value-type="float" office:value="9.054">
                <text:p>9.054</text:p>
              </table:table-cell>
              <table:table-cell office:value-type="float" office:value="146">
                <text:p>146</text:p>
              </table:table-cell>
              <table:table-cell office:value-type="float" office:value="10.733">
                <text:p>10.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">
                <text:p>166</text:p>
              </table:table-cell>
              <table:table-cell office:value-type="float" office:value="9.115">
                <text:p>9.115</text:p>
              </table:table-cell>
              <table:table-cell office:value-type="float" office:value="148">
                <text:p>148</text:p>
              </table:table-cell>
              <table:table-cell office:value-type="float" office:value="10.622">
                <text:p>10.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">
                <text:p>168</text:p>
              </table:table-cell>
              <table:table-cell office:value-type="float" office:value="9.247">
                <text:p>9.247</text:p>
              </table:table-cell>
              <table:table-cell office:value-type="float" office:value="150">
                <text:p>150</text:p>
              </table:table-cell>
              <table:table-cell office:value-type="float" office:value="10.526">
                <text:p>10.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9.288">
                <text:p>9.288</text:p>
              </table:table-cell>
              <table:table-cell office:value-type="float" office:value="152">
                <text:p>152</text:p>
              </table:table-cell>
              <table:table-cell office:value-type="float" office:value="10.413">
                <text:p>10.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9.328">
                <text:p>9.328</text:p>
              </table:table-cell>
              <table:table-cell office:value-type="float" office:value="154">
                <text:p>154</text:p>
              </table:table-cell>
              <table:table-cell office:value-type="float" office:value="10.323">
                <text:p>10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4">
                <text:p>174</text:p>
              </table:table-cell>
              <table:table-cell office:value-type="float" office:value="9.385">
                <text:p>9.385</text:p>
              </table:table-cell>
              <table:table-cell office:value-type="float" office:value="156">
                <text:p>156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9.412">
                <text:p>9.412</text:p>
              </table:table-cell>
              <table:table-cell office:value-type="float" office:value="158">
                <text:p>158</text:p>
              </table:table-cell>
              <table:table-cell office:value-type="float" office:value="10.172">
                <text:p>10.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">
                <text:p>178</text:p>
              </table:table-cell>
              <table:table-cell office:value-type="float" office:value="9.452">
                <text:p>9.452</text:p>
              </table:table-cell>
              <table:table-cell office:value-type="float" office:value="160">
                <text:p>160</text:p>
              </table:table-cell>
              <table:table-cell office:value-type="float" office:value="10.094">
                <text:p>10.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9.476">
                <text:p>9.476</text:p>
              </table:table-cell>
              <table:table-cell office:value-type="float" office:value="162">
                <text:p>162</text:p>
              </table:table-cell>
              <table:table-cell office:value-type="float" office:value="10.055">
                <text:p>10.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9.49">
                <text:p>9.49</text:p>
              </table:table-cell>
              <table:table-cell office:value-type="float" office:value="164">
                <text:p>164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9.504">
                <text:p>9.504</text:p>
              </table:table-cell>
              <table:table-cell office:value-type="float" office:value="166">
                <text:p>166</text:p>
              </table:table-cell>
              <table:table-cell office:value-type="float" office:value="9.985">
                <text:p>9.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">
                <text:p>186</text:p>
              </table:table-cell>
              <table:table-cell office:value-type="float" office:value="9.515">
                <text:p>9.515</text:p>
              </table:table-cell>
              <table:table-cell office:value-type="float" office:value="168">
                <text:p>16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">
                <text:p>188</text:p>
              </table:table-cell>
              <table:table-cell office:value-type="float" office:value="9.515">
                <text:p>9.515</text:p>
              </table:table-cell>
              <table:table-cell office:value-type="float" office:value="170">
                <text:p>17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9.515">
                <text:p>9.515</text:p>
              </table:table-cell>
              <table:table-cell office:value-type="float" office:value="172">
                <text:p>172</text:p>
              </table:table-cell>
              <table:table-cell office:value-type="float" office:value="9.894">
                <text:p>9.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">
                <text:p>192</text:p>
              </table:table-cell>
              <table:table-cell office:value-type="float" office:value="9.512">
                <text:p>9.512</text:p>
              </table:table-cell>
              <table:table-cell office:value-type="float" office:value="174">
                <text:p>174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">
                <text:p>194</text:p>
              </table:table-cell>
              <table:table-cell office:value-type="float" office:value="9.505">
                <text:p>9.505</text:p>
              </table:table-cell>
              <table:table-cell office:value-type="float" office:value="176">
                <text:p>176</text:p>
              </table:table-cell>
              <table:table-cell office:value-type="float" office:value="9.846">
                <text:p>9.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6">
                <text:p>196</text:p>
              </table:table-cell>
              <table:table-cell office:value-type="float" office:value="9.489">
                <text:p>9.489</text:p>
              </table:table-cell>
              <table:table-cell office:value-type="float" office:value="178">
                <text:p>178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">
                <text:p>198</text:p>
              </table:table-cell>
              <table:table-cell office:value-type="float" office:value="9.47">
                <text:p>9.47</text:p>
              </table:table-cell>
              <table:table-cell office:value-type="float" office:value="180">
                <text:p>180</text:p>
              </table:table-cell>
              <table:table-cell office:value-type="float" office:value="9.812">
                <text:p>9.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9.452">
                <text:p>9.452</text:p>
              </table:table-cell>
              <table:table-cell office:value-type="float" office:value="182">
                <text:p>182</text:p>
              </table:table-cell>
              <table:table-cell office:value-type="float" office:value="9.803">
                <text:p>9.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">
                <text:p>202</text:p>
              </table:table-cell>
              <table:table-cell office:value-type="float" office:value="9.426">
                <text:p>9.426</text:p>
              </table:table-cell>
              <table:table-cell office:value-type="float" office:value="184">
                <text:p>184</text:p>
              </table:table-cell>
              <table:table-cell office:value-type="float" office:value="9.791">
                <text:p>9.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">
                <text:p>204</text:p>
              </table:table-cell>
              <table:table-cell office:value-type="float" office:value="9.387">
                <text:p>9.387</text:p>
              </table:table-cell>
              <table:table-cell office:value-type="float" office:value="186">
                <text:p>186</text:p>
              </table:table-cell>
              <table:table-cell office:value-type="float" office:value="9.773">
                <text:p>9.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9.343">
                <text:p>9.343</text:p>
              </table:table-cell>
              <table:table-cell office:value-type="float" office:value="188">
                <text:p>188</text:p>
              </table:table-cell>
              <table:table-cell office:value-type="float" office:value="9.755">
                <text:p>9.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">
                <text:p>208</text:p>
              </table:table-cell>
              <table:table-cell office:value-type="float" office:value="9.315">
                <text:p>9.315</text:p>
              </table:table-cell>
              <table:table-cell office:value-type="float" office:value="190">
                <text:p>190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">
                <text:p>210</text:p>
              </table:table-cell>
              <table:table-cell office:value-type="float" office:value="9.282">
                <text:p>9.282</text:p>
              </table:table-cell>
              <table:table-cell office:value-type="float" office:value="192">
                <text:p>192</text:p>
              </table:table-cell>
              <table:table-cell office:value-type="float" office:value="9.712">
                <text:p>9.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9.698">
                <text:p>9.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9.673">
                <text:p>9.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9.617">
                <text:p>9.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9.594">
                <text:p>9.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9.562">
                <text:p>9.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9.513">
                <text:p>9.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9.432">
                <text:p>9.4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99222183227539pt" style:font-size-asian="9.99222183227539pt" style:font-size-complex="9.99222183227539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5" style:family="chart">
      <style:chart-properties chart:auto-position="true" chart:scale-text="true" style:rotation-angle="0"/>
      <style:text-properties fo:font-size="8.99300003051758pt" style:font-size-asian="8.99300003051758pt" style:font-size-complex="8.99300003051758pt"/>
    </style:style>
    <style:style style:name="ch6" style:family="chart" style:data-style-name="N12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7" style:family="chart">
      <style:chart-properties chart:auto-position="true" chart:scale-text="true" style:rotation-angle="90"/>
      <style:text-properties fo:font-size="8.99300003051758pt" style:font-size-asian="8.99300003051758pt" style:font-size-complex="8.99300003051758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scale-text="true"/>
      <style:graphic-properties draw:stroke="none" svg:stroke-width="0.08cm" svg:stroke-color="#004586" draw:fill-color="#004586"/>
      <style:text-properties fo:font-size="9.99222183227539pt" style:font-size-asian="9.99222183227539pt" style:font-size-complex="9.99222183227539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05cm" svg:height="8.993cm" xlink:href=".." xlink:type="simple" chart:class="chart:scatter" chart:style-name="ch1">
        <chart:legend chart:legend-position="bottom" svg:x="13.242cm" svg:y="8.21cm" style:legend-expansion="wide" chart:style-name="ch2"/>
        <chart:plot-area chart:style-name="ch3" table:cell-range-address="Uncooled.C28:Uncooled.D90 Uncooled.A27:Uncooled.A27" chart:data-source-has-labels="row" svg:x="1.651cm" svg:y="0.851cm" svg:width="29.074cm" svg:height="6.199cm">
          <chartooo:coordinate-region svg:x="2.934cm" svg:y="1.05cm" svg:width="27.511cm" svg:height="5.353cm"/>
          <chart:axis chart:dimension="x" chart:name="primary-x" chart:style-name="ch4">
            <chart:title svg:x="15.139cm" svg:y="7.229cm" chart:style-name="ch5">
              <text:p>Position (mm)</text:p>
            </chart:title>
          </chart:axis>
          <chart:axis chart:dimension="y" chart:name="primary-y" chart:style-name="ch6">
            <chart:title svg:x="0.451cm" svg:y="4.735cm" chart:style-name="ch7">
              <text:p>Field (mT)</text:p>
            </chart:title>
            <chart:grid chart:style-name="ch8" chart:class="major"/>
          </chart:axis>
          <chart:series chart:style-name="ch9" chart:values-cell-range-address="Uncooled.D28:Uncooled.D90" chart:label-cell-address="Uncooled.A27:Uncooled.A27" chart:class="chart:scatter">
            <chart:domain table:cell-range-address="Uncooled.C28:Uncooled.C90"/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-scan, uncooled (X=128, Y=98)</text:p>
                <draw:g>
                  <svg:desc>Uncooled.A27:Uncooled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Uncooled.C28:Uncooled.C90</svg:desc>
                </draw:g>
              </table:table-cell>
              <table:table-cell office:value-type="float" office:value="9.37">
                <text:p>9.37</text:p>
                <draw:g>
                  <svg:desc>Uncooled.D28:Uncooled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.291">
                <text:p>9.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.205">
                <text:p>9.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.136">
                <text:p>9.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9.069">
                <text:p>9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8.951">
                <text:p>8.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.744">
                <text:p>8.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8.518">
                <text:p>8.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8.408">
                <text:p>8.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8.218">
                <text:p>8.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8.152">
                <text:p>8.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8.065">
                <text:p>8.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7.995">
                <text:p>7.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7.924">
                <text:p>7.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7.862">
                <text:p>7.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  <table:table-cell office:value-type="float" office:value="7.832">
                <text:p>7.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7.793">
                <text:p>7.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7.761">
                <text:p>7.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7.732">
                <text:p>7.7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7.724">
                <text:p>7.7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7.719">
                <text:p>7.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7.715">
                <text:p>7.7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7.716">
                <text:p>7.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7.722">
                <text:p>7.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7.727">
                <text:p>7.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7.739">
                <text:p>7.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7.748">
                <text:p>7.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7.761">
                <text:p>7.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">
                <text:p>158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7.777">
                <text:p>7.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7.783">
                <text:p>7.7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7.787">
                <text:p>7.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7.792">
                <text:p>7.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7.797">
                <text:p>7.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7.806">
                <text:p>7.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7.811">
                <text:p>7.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7.825">
                <text:p>7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">
                <text:p>176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">
                <text:p>178</text:p>
              </table:table-cell>
              <table:table-cell office:value-type="float" office:value="7.854">
                <text:p>7.8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  <table:table-cell office:value-type="float" office:value="7.885">
                <text:p>7.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">
                <text:p>182</text:p>
              </table:table-cell>
              <table:table-cell office:value-type="float" office:value="7.918">
                <text:p>7.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7.946">
                <text:p>7.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">
                <text:p>188</text:p>
              </table:table-cell>
              <table:table-cell office:value-type="float" office:value="8.058">
                <text:p>8.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8.104">
                <text:p>8.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8.165">
                <text:p>8.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8.228">
                <text:p>8.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8.302">
                <text:p>8.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8.432">
                <text:p>8.4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">
                <text:p>202</text:p>
              </table:table-cell>
              <table:table-cell office:value-type="float" office:value="8.532">
                <text:p>8.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">
                <text:p>204</text:p>
              </table:table-cell>
              <table:table-cell office:value-type="float" office:value="8.598">
                <text:p>8.5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">
                <text:p>206</text:p>
              </table:table-cell>
              <table:table-cell office:value-type="float" office:value="8.691">
                <text:p>8.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8.808">
                <text:p>8.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8.912">
                <text:p>8.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">
                <text:p>214</text:p>
              </table:table-cell>
              <table:table-cell office:value-type="float" office:value="9.072">
                <text:p>9.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9.158">
                <text:p>9.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">
                <text:p>218</text:p>
              </table:table-cell>
              <table:table-cell office:value-type="float" office:value="9.199">
                <text:p>9.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9.262">
                <text:p>9.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99222183227539pt" style:font-size-asian="9.99222183227539pt" style:font-size-complex="9.99222183227539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5" style:family="chart">
      <style:chart-properties chart:auto-position="true" chart:scale-text="true" style:rotation-angle="0"/>
      <style:text-properties fo:font-size="8.99300003051758pt" style:font-size-asian="8.99300003051758pt" style:font-size-complex="8.99300003051758pt"/>
    </style:style>
    <style:style style:name="ch6" style:family="chart" style:data-style-name="N12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7" style:family="chart">
      <style:chart-properties chart:auto-position="true" chart:scale-text="true" style:rotation-angle="90"/>
      <style:text-properties fo:font-size="8.99300003051758pt" style:font-size-asian="8.99300003051758pt" style:font-size-complex="8.99300003051758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scale-text="true"/>
      <style:graphic-properties draw:stroke="none" svg:stroke-width="0.08cm" svg:stroke-color="#004586" draw:fill-color="#004586"/>
      <style:text-properties fo:font-size="9.99222183227539pt" style:font-size-asian="9.99222183227539pt" style:font-size-complex="9.99222183227539pt"/>
    </style:style>
    <style:style style:name="ch10" style:family="chart" style:data-style-name="N120">
      <style:chart-properties chart:symbol-type="named-symbol" chart:symbol-name="diamond" chart:symbol-width="0.25cm" chart:symbol-height="0.25cm" chart:scale-text="true"/>
      <style:graphic-properties draw:stroke="none" svg:stroke-width="0.08cm" svg:stroke-color="#ff420e" draw:fill-color="#ff420e"/>
      <style:text-properties fo:font-size="9.99222183227539pt" style:font-size-asian="9.99222183227539pt" style:font-size-complex="9.99222183227539pt"/>
    </style:style>
    <style:style style:name="ch11" style:family="chart" style:data-style-name="N120">
      <style:chart-properties chart:symbol-type="named-symbol" chart:symbol-name="arrow-down" chart:symbol-width="0.25cm" chart:symbol-height="0.25cm" chart:scale-text="true"/>
      <style:graphic-properties draw:stroke="none" svg:stroke-width="0.08cm" svg:stroke-color="#ffd320" draw:fill-color="#ffd320"/>
      <style:text-properties fo:font-size="9.99222183227539pt" style:font-size-asian="9.99222183227539pt" style:font-size-complex="9.992221832275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5cm" svg:height="8.993cm" xlink:href=".." xlink:type="simple" chart:class="chart:scatter" chart:style-name="ch1">
        <chart:legend chart:legend-position="bottom" svg:x="7.339cm" svg:y="8.21cm" style:legend-expansion="wide" chart:style-name="ch2"/>
        <chart:plot-area chart:style-name="ch3" table:cell-range-address="Uncooled.C28:Uncooled.D96 Uncooled.A27:Uncooled.A27 Uncooled.A92:Uncooled.A92 Uncooled.D93:Uncooled.D152 Uncooled.A154:Uncooled.A154 Uncooled.D155:Uncooled.D223" chart:data-source-has-labels="row" svg:x="1.651cm" svg:y="0.851cm" svg:width="29.074cm" svg:height="6.199cm">
          <chartooo:coordinate-region svg:x="2.934cm" svg:y="1.05cm" svg:width="27.511cm" svg:height="5.353cm"/>
          <chart:axis chart:dimension="x" chart:name="primary-x" chart:style-name="ch4">
            <chart:title svg:x="15.139cm" svg:y="7.229cm" chart:style-name="ch5">
              <text:p>Position (mm)</text:p>
            </chart:title>
          </chart:axis>
          <chart:axis chart:dimension="y" chart:name="primary-y" chart:style-name="ch6">
            <chart:title svg:x="0.451cm" svg:y="4.735cm" chart:style-name="ch7">
              <text:p>Field (mT)</text:p>
            </chart:title>
            <chart:grid chart:style-name="ch8" chart:class="major"/>
          </chart:axis>
          <chart:series chart:style-name="ch9" chart:values-cell-range-address="Uncooled.D28:Uncooled.D96" chart:label-cell-address="Uncooled.A27:Uncooled.A27" chart:class="chart:scatter">
            <chart:domain table:cell-range-address="Uncooled.C28:Uncooled.C96"/>
            <chart:data-point chart:repeated="69"/>
          </chart:series>
          <chart:series chart:style-name="ch10" chart:values-cell-range-address="Uncooled.D93:Uncooled.D152" chart:label-cell-address="Uncooled.A92:Uncooled.A92" chart:class="chart:scatter">
            <chart:domain table:cell-range-address="Uncooled.A93:Uncooled.A152"/>
            <chart:data-point chart:repeated="60"/>
          </chart:series>
          <chart:series chart:style-name="ch11" chart:values-cell-range-address="Uncooled.D155:Uncooled.D223" chart:label-cell-address="Uncooled.A154:Uncooled.A154" chart:class="chart:scatter">
            <chart:domain table:cell-range-address="Uncooled.A155:Uncooled.A223"/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-scan, uncooled (X=128, Y=98)</text:p>
                <draw:g>
                  <svg:desc>Uncooled.A27:Uncooled.A2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uncooled (Y=98, Z=158wam)</text:p>
                <draw:g>
                  <svg:desc>Uncooled.A92:Uncooled.A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uncooled (Y=70, Z=158)</text:p>
                <draw:g>
                  <svg:desc>Uncooled.A154:Uncooled.A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Uncooled.C28:Uncooled.C96</svg:desc>
                </draw:g>
              </table:table-cell>
              <table:table-cell office:value-type="float" office:value="9.37">
                <text:p>9.37</text:p>
                <draw:g>
                  <svg:desc>Uncooled.D28:Uncooled.D96</svg:desc>
                </draw:g>
              </table:table-cell>
              <table:table-cell office:value-type="float" office:value="40">
                <text:p>40</text:p>
                <draw:g>
                  <svg:desc>Uncooled.A93:Uncooled.A152</svg:desc>
                </draw:g>
              </table:table-cell>
              <table:table-cell office:value-type="float" office:value="9.791">
                <text:p>9.791</text:p>
                <draw:g>
                  <svg:desc>Uncooled.D93:Uncooled.D152</svg:desc>
                </draw:g>
              </table:table-cell>
              <table:table-cell office:value-type="float" office:value="40">
                <text:p>40</text:p>
                <draw:g>
                  <svg:desc>Uncooled.A155:Uncooled.A223</svg:desc>
                </draw:g>
              </table:table-cell>
              <table:table-cell office:value-type="float" office:value="9.85">
                <text:p>9.85</text:p>
                <draw:g>
                  <svg:desc>Uncooled.D155:Uncooled.D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.291">
                <text:p>9.291</text:p>
              </table:table-cell>
              <table:table-cell office:value-type="float" office:value="42">
                <text:p>42</text:p>
              </table:table-cell>
              <table:table-cell office:value-type="float" office:value="9.795">
                <text:p>9.795</text:p>
              </table:table-cell>
              <table:table-cell office:value-type="float" office:value="42">
                <text:p>42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.205">
                <text:p>9.205</text:p>
              </table:table-cell>
              <table:table-cell office:value-type="float" office:value="44">
                <text:p>44</text:p>
              </table:table-cell>
              <table:table-cell office:value-type="float" office:value="9.796">
                <text:p>9.796</text:p>
              </table:table-cell>
              <table:table-cell office:value-type="float" office:value="44">
                <text:p>44</text:p>
              </table:table-cell>
              <table:table-cell office:value-type="float" office:value="9.857">
                <text:p>9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.136">
                <text:p>9.136</text:p>
              </table:table-cell>
              <table:table-cell office:value-type="float" office:value="46">
                <text:p>46</text:p>
              </table:table-cell>
              <table:table-cell office:value-type="float" office:value="9.801">
                <text:p>9.801</text:p>
              </table:table-cell>
              <table:table-cell office:value-type="float" office:value="46">
                <text:p>46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9.069">
                <text:p>9.069</text:p>
              </table:table-cell>
              <table:table-cell office:value-type="float" office:value="48">
                <text:p>48</text:p>
              </table:table-cell>
              <table:table-cell office:value-type="float" office:value="9.8">
                <text:p>9.8</text:p>
              </table:table-cell>
              <table:table-cell office:value-type="float" office:value="48">
                <text:p>48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8.951">
                <text:p>8.951</text:p>
              </table:table-cell>
              <table:table-cell office:value-type="float" office:value="50">
                <text:p>50</text:p>
              </table:table-cell>
              <table:table-cell office:value-type="float" office:value="9.795">
                <text:p>9.795</text:p>
              </table:table-cell>
              <table:table-cell office:value-type="float" office:value="50">
                <text:p>50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8.82">
                <text:p>8.82</text:p>
              </table:table-cell>
              <table:table-cell office:value-type="float" office:value="52">
                <text:p>52</text:p>
              </table:table-cell>
              <table:table-cell office:value-type="float" office:value="9.794">
                <text:p>9.794</text:p>
              </table:table-cell>
              <table:table-cell office:value-type="float" office:value="52">
                <text:p>5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.744">
                <text:p>8.744</text:p>
              </table:table-cell>
              <table:table-cell office:value-type="float" office:value="54">
                <text:p>54</text:p>
              </table:table-cell>
              <table:table-cell office:value-type="float" office:value="9.793">
                <text:p>9.793</text:p>
              </table:table-cell>
              <table:table-cell office:value-type="float" office:value="54">
                <text:p>54</text:p>
              </table:table-cell>
              <table:table-cell office:value-type="float" office:value="9.854">
                <text:p>9.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8.66">
                <text:p>8.66</text:p>
              </table:table-cell>
              <table:table-cell office:value-type="float" office:value="56">
                <text:p>56</text:p>
              </table:table-cell>
              <table:table-cell office:value-type="float" office:value="9.79">
                <text:p>9.79</text:p>
              </table:table-cell>
              <table:table-cell office:value-type="float" office:value="56">
                <text:p>56</text:p>
              </table:table-cell>
              <table:table-cell office:value-type="float" office:value="9.851">
                <text:p>9.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8.518">
                <text:p>8.518</text:p>
              </table:table-cell>
              <table:table-cell office:value-type="float" office:value="58">
                <text:p>58</text:p>
              </table:table-cell>
              <table:table-cell office:value-type="float" office:value="9.832">
                <text:p>9.832</text:p>
              </table:table-cell>
              <table:table-cell office:value-type="float" office:value="58">
                <text:p>58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8.408">
                <text:p>8.408</text:p>
              </table:table-cell>
              <table:table-cell office:value-type="float" office:value="60">
                <text:p>60</text:p>
              </table:table-cell>
              <table:table-cell office:value-type="float" office:value="9.762">
                <text:p>9.762</text:p>
              </table:table-cell>
              <table:table-cell office:value-type="float" office:value="60">
                <text:p>60</text:p>
              </table:table-cell>
              <table:table-cell office:value-type="float" office:value="9.845">
                <text:p>9.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8.32">
                <text:p>8.32</text:p>
              </table:table-cell>
              <table:table-cell office:value-type="float" office:value="62">
                <text:p>62</text:p>
              </table:table-cell>
              <table:table-cell office:value-type="float" office:value="9.765">
                <text:p>9.765</text:p>
              </table:table-cell>
              <table:table-cell office:value-type="float" office:value="62">
                <text:p>62</text:p>
              </table:table-cell>
              <table:table-cell office:value-type="float" office:value="9.839">
                <text:p>9.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8.218">
                <text:p>8.218</text:p>
              </table:table-cell>
              <table:table-cell office:value-type="float" office:value="64">
                <text:p>64</text:p>
              </table:table-cell>
              <table:table-cell office:value-type="float" office:value="9.75">
                <text:p>9.75</text:p>
              </table:table-cell>
              <table:table-cell office:value-type="float" office:value="64">
                <text:p>64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8.152">
                <text:p>8.152</text:p>
              </table:table-cell>
              <table:table-cell office:value-type="float" office:value="66">
                <text:p>66</text:p>
              </table:table-cell>
              <table:table-cell office:value-type="float" office:value="9.721">
                <text:p>9.721</text:p>
              </table:table-cell>
              <table:table-cell office:value-type="float" office:value="66">
                <text:p>66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8.065">
                <text:p>8.065</text:p>
              </table:table-cell>
              <table:table-cell office:value-type="float" office:value="68">
                <text:p>68</text:p>
              </table:table-cell>
              <table:table-cell office:value-type="float" office:value="9.725">
                <text:p>9.725</text:p>
              </table:table-cell>
              <table:table-cell office:value-type="float" office:value="68">
                <text:p>68</text:p>
              </table:table-cell>
              <table:table-cell office:value-type="float" office:value="9.837">
                <text:p>9.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7.995">
                <text:p>7.995</text:p>
              </table:table-cell>
              <table:table-cell office:value-type="float" office:value="70">
                <text:p>70</text:p>
              </table:table-cell>
              <table:table-cell office:value-type="float" office:value="9.71">
                <text:p>9.71</text:p>
              </table:table-cell>
              <table:table-cell office:value-type="float" office:value="70">
                <text:p>70</text:p>
              </table:table-cell>
              <table:table-cell office:value-type="float" office:value="9.835">
                <text:p>9.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7.924">
                <text:p>7.924</text:p>
              </table:table-cell>
              <table:table-cell office:value-type="float" office:value="72">
                <text:p>72</text:p>
              </table:table-cell>
              <table:table-cell office:value-type="float" office:value="9.702">
                <text:p>9.702</text:p>
              </table:table-cell>
              <table:table-cell office:value-type="float" office:value="72">
                <text:p>72</text:p>
              </table:table-cell>
              <table:table-cell office:value-type="float" office:value="9.832">
                <text:p>9.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7.862">
                <text:p>7.862</text:p>
              </table:table-cell>
              <table:table-cell office:value-type="float" office:value="74">
                <text:p>74</text:p>
              </table:table-cell>
              <table:table-cell office:value-type="float" office:value="9.681">
                <text:p>9.681</text:p>
              </table:table-cell>
              <table:table-cell office:value-type="float" office:value="74">
                <text:p>74</text:p>
              </table:table-cell>
              <table:table-cell office:value-type="float" office:value="9.827">
                <text:p>9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  <table:table-cell office:value-type="float" office:value="7.832">
                <text:p>7.832</text:p>
              </table:table-cell>
              <table:table-cell office:value-type="float" office:value="76">
                <text:p>76</text:p>
              </table:table-cell>
              <table:table-cell office:value-type="float" office:value="9.646">
                <text:p>9.646</text:p>
              </table:table-cell>
              <table:table-cell office:value-type="float" office:value="76">
                <text:p>76</text:p>
              </table:table-cell>
              <table:table-cell office:value-type="float" office:value="9.824">
                <text:p>9.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7.793">
                <text:p>7.793</text:p>
              </table:table-cell>
              <table:table-cell office:value-type="float" office:value="78">
                <text:p>78</text:p>
              </table:table-cell>
              <table:table-cell office:value-type="float" office:value="9.612">
                <text:p>9.612</text:p>
              </table:table-cell>
              <table:table-cell office:value-type="float" office:value="78">
                <text:p>78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7.761">
                <text:p>7.761</text:p>
              </table:table-cell>
              <table:table-cell office:value-type="float" office:value="80">
                <text:p>80</text:p>
              </table:table-cell>
              <table:table-cell office:value-type="float" office:value="9.592">
                <text:p>9.592</text:p>
              </table:table-cell>
              <table:table-cell office:value-type="float" office:value="80">
                <text:p>8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7.732">
                <text:p>7.732</text:p>
              </table:table-cell>
              <table:table-cell office:value-type="float" office:value="82">
                <text:p>82</text:p>
              </table:table-cell>
              <table:table-cell office:value-type="float" office:value="9.561">
                <text:p>9.561</text:p>
              </table:table-cell>
              <table:table-cell office:value-type="float" office:value="82">
                <text:p>82</text:p>
              </table:table-cell>
              <table:table-cell office:value-type="float" office:value="9.819">
                <text:p>9.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7.724">
                <text:p>7.724</text:p>
              </table:table-cell>
              <table:table-cell office:value-type="float" office:value="84">
                <text:p>84</text:p>
              </table:table-cell>
              <table:table-cell office:value-type="float" office:value="9.512">
                <text:p>9.512</text:p>
              </table:table-cell>
              <table:table-cell office:value-type="float" office:value="84">
                <text:p>84</text:p>
              </table:table-cell>
              <table:table-cell office:value-type="float" office:value="9.814">
                <text:p>9.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7.719">
                <text:p>7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7.715">
                <text:p>7.715</text:p>
              </table:table-cell>
              <table:table-cell office:value-type="float" office:value="122">
                <text:p>122</text:p>
              </table:table-cell>
              <table:table-cell office:value-type="float" office:value="7.783">
                <text:p>7.783</text:p>
              </table:table-cell>
              <table:table-cell office:value-type="float" office:value="122">
                <text:p>122</text:p>
              </table:table-cell>
              <table:table-cell office:value-type="float" office:value="10.942">
                <text:p>10.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7.716">
                <text:p>7.716</text:p>
              </table:table-cell>
              <table:table-cell office:value-type="float" office:value="124">
                <text:p>124</text:p>
              </table:table-cell>
              <table:table-cell office:value-type="float" office:value="7.777">
                <text:p>7.777</text:p>
              </table:table-cell>
              <table:table-cell office:value-type="float" office:value="124">
                <text:p>124</text:p>
              </table:table-cell>
              <table:table-cell office:value-type="float" office:value="11.035">
                <text:p>1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7.722">
                <text:p>7.722</text:p>
              </table:table-cell>
              <table:table-cell office:value-type="float" office:value="126">
                <text:p>126</text:p>
              </table:table-cell>
              <table:table-cell office:value-type="float" office:value="7.777">
                <text:p>7.777</text:p>
              </table:table-cell>
              <table:table-cell office:value-type="float" office:value="126">
                <text:p>126</text:p>
              </table:table-cell>
              <table:table-cell office:value-type="float" office:value="11.128">
                <text:p>11.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7.727">
                <text:p>7.727</text:p>
              </table:table-cell>
              <table:table-cell office:value-type="float" office:value="128">
                <text:p>128</text:p>
              </table:table-cell>
              <table:table-cell office:value-type="float" office:value="7.779">
                <text:p>7.779</text:p>
              </table:table-cell>
              <table:table-cell office:value-type="float" office:value="128">
                <text:p>12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7.739">
                <text:p>7.739</text:p>
              </table:table-cell>
              <table:table-cell office:value-type="float" office:value="130">
                <text:p>130</text:p>
              </table:table-cell>
              <table:table-cell office:value-type="float" office:value="7.782">
                <text:p>7.782</text:p>
              </table:table-cell>
              <table:table-cell office:value-type="float" office:value="130">
                <text:p>130</text:p>
              </table:table-cell>
              <table:table-cell office:value-type="float" office:value="11.342">
                <text:p>11.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7.748">
                <text:p>7.748</text:p>
              </table:table-cell>
              <table:table-cell office:value-type="float" office:value="132">
                <text:p>132</text:p>
              </table:table-cell>
              <table:table-cell office:value-type="float" office:value="7.79">
                <text:p>7.79</text:p>
              </table:table-cell>
              <table:table-cell office:value-type="float" office:value="132">
                <text:p>132</text:p>
              </table:table-cell>
              <table:table-cell office:value-type="float" office:value="11.377">
                <text:p>11.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7.761">
                <text:p>7.761</text:p>
              </table:table-cell>
              <table:table-cell office:value-type="float" office:value="134">
                <text:p>134</text:p>
              </table:table-cell>
              <table:table-cell office:value-type="float" office:value="7.797">
                <text:p>7.797</text:p>
              </table:table-cell>
              <table:table-cell office:value-type="float" office:value="134">
                <text:p>134</text:p>
              </table:table-cell>
              <table:table-cell office:value-type="float" office:value="11.368">
                <text:p>11.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">
                <text:p>158</text:p>
              </table:table-cell>
              <table:table-cell office:value-type="float" office:value="7.768">
                <text:p>7.768</text:p>
              </table:table-cell>
              <table:table-cell office:value-type="float" office:value="136">
                <text:p>136</text:p>
              </table:table-cell>
              <table:table-cell office:value-type="float" office:value="7.807">
                <text:p>7.807</text:p>
              </table:table-cell>
              <table:table-cell office:value-type="float" office:value="136">
                <text:p>136</text:p>
              </table:table-cell>
              <table:table-cell office:value-type="float" office:value="11.302">
                <text:p>11.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7.777">
                <text:p>7.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7.783">
                <text:p>7.783</text:p>
              </table:table-cell>
              <table:table-cell office:value-type="float" office:value="158">
                <text:p>158</text:p>
              </table:table-cell>
              <table:table-cell office:value-type="float" office:value="8.698">
                <text:p>8.698</text:p>
              </table:table-cell>
              <table:table-cell office:value-type="float" office:value="140">
                <text:p>140</text:p>
              </table:table-cell>
              <table:table-cell office:value-type="float" office:value="11.171">
                <text:p>11.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7.787">
                <text:p>7.787</text:p>
              </table:table-cell>
              <table:table-cell office:value-type="float" office:value="160">
                <text:p>160</text:p>
              </table:table-cell>
              <table:table-cell office:value-type="float" office:value="8.863">
                <text:p>8.863</text:p>
              </table:table-cell>
              <table:table-cell office:value-type="float" office:value="142">
                <text:p>1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7.792">
                <text:p>7.792</text:p>
              </table:table-cell>
              <table:table-cell office:value-type="float" office:value="162">
                <text:p>162</text:p>
              </table:table-cell>
              <table:table-cell office:value-type="float" office:value="8.915">
                <text:p>8.915</text:p>
              </table:table-cell>
              <table:table-cell office:value-type="float" office:value="144">
                <text:p>144</text:p>
              </table:table-cell>
              <table:table-cell office:value-type="float" office:value="10.859">
                <text:p>10.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7.797">
                <text:p>7.797</text:p>
              </table:table-cell>
              <table:table-cell office:value-type="float" office:value="164">
                <text:p>164</text:p>
              </table:table-cell>
              <table:table-cell office:value-type="float" office:value="9.054">
                <text:p>9.054</text:p>
              </table:table-cell>
              <table:table-cell office:value-type="float" office:value="146">
                <text:p>146</text:p>
              </table:table-cell>
              <table:table-cell office:value-type="float" office:value="10.733">
                <text:p>10.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7.806">
                <text:p>7.806</text:p>
              </table:table-cell>
              <table:table-cell office:value-type="float" office:value="166">
                <text:p>166</text:p>
              </table:table-cell>
              <table:table-cell office:value-type="float" office:value="9.115">
                <text:p>9.115</text:p>
              </table:table-cell>
              <table:table-cell office:value-type="float" office:value="148">
                <text:p>148</text:p>
              </table:table-cell>
              <table:table-cell office:value-type="float" office:value="10.622">
                <text:p>10.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7.811">
                <text:p>7.811</text:p>
              </table:table-cell>
              <table:table-cell office:value-type="float" office:value="168">
                <text:p>168</text:p>
              </table:table-cell>
              <table:table-cell office:value-type="float" office:value="9.247">
                <text:p>9.247</text:p>
              </table:table-cell>
              <table:table-cell office:value-type="float" office:value="150">
                <text:p>150</text:p>
              </table:table-cell>
              <table:table-cell office:value-type="float" office:value="10.526">
                <text:p>10.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7.825">
                <text:p>7.825</text:p>
              </table:table-cell>
              <table:table-cell office:value-type="float" office:value="170">
                <text:p>170</text:p>
              </table:table-cell>
              <table:table-cell office:value-type="float" office:value="9.288">
                <text:p>9.288</text:p>
              </table:table-cell>
              <table:table-cell office:value-type="float" office:value="152">
                <text:p>152</text:p>
              </table:table-cell>
              <table:table-cell office:value-type="float" office:value="10.413">
                <text:p>10.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">
                <text:p>176</text:p>
              </table:table-cell>
              <table:table-cell office:value-type="float" office:value="7.838">
                <text:p>7.838</text:p>
              </table:table-cell>
              <table:table-cell office:value-type="float" office:value="172">
                <text:p>172</text:p>
              </table:table-cell>
              <table:table-cell office:value-type="float" office:value="9.328">
                <text:p>9.328</text:p>
              </table:table-cell>
              <table:table-cell office:value-type="float" office:value="154">
                <text:p>154</text:p>
              </table:table-cell>
              <table:table-cell office:value-type="float" office:value="10.323">
                <text:p>10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">
                <text:p>178</text:p>
              </table:table-cell>
              <table:table-cell office:value-type="float" office:value="7.854">
                <text:p>7.854</text:p>
              </table:table-cell>
              <table:table-cell office:value-type="float" office:value="174">
                <text:p>174</text:p>
              </table:table-cell>
              <table:table-cell office:value-type="float" office:value="9.385">
                <text:p>9.385</text:p>
              </table:table-cell>
              <table:table-cell office:value-type="float" office:value="156">
                <text:p>156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  <table:table-cell office:value-type="float" office:value="7.885">
                <text:p>7.885</text:p>
              </table:table-cell>
              <table:table-cell office:value-type="float" office:value="176">
                <text:p>176</text:p>
              </table:table-cell>
              <table:table-cell office:value-type="float" office:value="9.412">
                <text:p>9.412</text:p>
              </table:table-cell>
              <table:table-cell office:value-type="float" office:value="158">
                <text:p>158</text:p>
              </table:table-cell>
              <table:table-cell office:value-type="float" office:value="10.172">
                <text:p>10.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">
                <text:p>182</text:p>
              </table:table-cell>
              <table:table-cell office:value-type="float" office:value="7.918">
                <text:p>7.918</text:p>
              </table:table-cell>
              <table:table-cell office:value-type="float" office:value="178">
                <text:p>178</text:p>
              </table:table-cell>
              <table:table-cell office:value-type="float" office:value="9.452">
                <text:p>9.452</text:p>
              </table:table-cell>
              <table:table-cell office:value-type="float" office:value="160">
                <text:p>160</text:p>
              </table:table-cell>
              <table:table-cell office:value-type="float" office:value="10.094">
                <text:p>10.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7.946">
                <text:p>7.946</text:p>
              </table:table-cell>
              <table:table-cell office:value-type="float" office:value="180">
                <text:p>180</text:p>
              </table:table-cell>
              <table:table-cell office:value-type="float" office:value="9.476">
                <text:p>9.476</text:p>
              </table:table-cell>
              <table:table-cell office:value-type="float" office:value="162">
                <text:p>162</text:p>
              </table:table-cell>
              <table:table-cell office:value-type="float" office:value="10.055">
                <text:p>10.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  <table:table-cell office:value-type="float" office:value="7.97">
                <text:p>7.97</text:p>
              </table:table-cell>
              <table:table-cell office:value-type="float" office:value="182">
                <text:p>182</text:p>
              </table:table-cell>
              <table:table-cell office:value-type="float" office:value="9.49">
                <text:p>9.49</text:p>
              </table:table-cell>
              <table:table-cell office:value-type="float" office:value="164">
                <text:p>164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">
                <text:p>188</text:p>
              </table:table-cell>
              <table:table-cell office:value-type="float" office:value="8.058">
                <text:p>8.058</text:p>
              </table:table-cell>
              <table:table-cell office:value-type="float" office:value="184">
                <text:p>184</text:p>
              </table:table-cell>
              <table:table-cell office:value-type="float" office:value="9.504">
                <text:p>9.504</text:p>
              </table:table-cell>
              <table:table-cell office:value-type="float" office:value="166">
                <text:p>166</text:p>
              </table:table-cell>
              <table:table-cell office:value-type="float" office:value="9.985">
                <text:p>9.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8.104">
                <text:p>8.104</text:p>
              </table:table-cell>
              <table:table-cell office:value-type="float" office:value="186">
                <text:p>186</text:p>
              </table:table-cell>
              <table:table-cell office:value-type="float" office:value="9.515">
                <text:p>9.515</text:p>
              </table:table-cell>
              <table:table-cell office:value-type="float" office:value="168">
                <text:p>16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8.165">
                <text:p>8.165</text:p>
              </table:table-cell>
              <table:table-cell office:value-type="float" office:value="188">
                <text:p>188</text:p>
              </table:table-cell>
              <table:table-cell office:value-type="float" office:value="9.515">
                <text:p>9.515</text:p>
              </table:table-cell>
              <table:table-cell office:value-type="float" office:value="170">
                <text:p>17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8.228">
                <text:p>8.228</text:p>
              </table:table-cell>
              <table:table-cell office:value-type="float" office:value="190">
                <text:p>190</text:p>
              </table:table-cell>
              <table:table-cell office:value-type="float" office:value="9.515">
                <text:p>9.515</text:p>
              </table:table-cell>
              <table:table-cell office:value-type="float" office:value="172">
                <text:p>172</text:p>
              </table:table-cell>
              <table:table-cell office:value-type="float" office:value="9.894">
                <text:p>9.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8.302">
                <text:p>8.302</text:p>
              </table:table-cell>
              <table:table-cell office:value-type="float" office:value="192">
                <text:p>192</text:p>
              </table:table-cell>
              <table:table-cell office:value-type="float" office:value="9.512">
                <text:p>9.512</text:p>
              </table:table-cell>
              <table:table-cell office:value-type="float" office:value="174">
                <text:p>174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8.432">
                <text:p>8.432</text:p>
              </table:table-cell>
              <table:table-cell office:value-type="float" office:value="194">
                <text:p>194</text:p>
              </table:table-cell>
              <table:table-cell office:value-type="float" office:value="9.505">
                <text:p>9.505</text:p>
              </table:table-cell>
              <table:table-cell office:value-type="float" office:value="176">
                <text:p>176</text:p>
              </table:table-cell>
              <table:table-cell office:value-type="float" office:value="9.846">
                <text:p>9.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8.468">
                <text:p>8.468</text:p>
              </table:table-cell>
              <table:table-cell office:value-type="float" office:value="196">
                <text:p>196</text:p>
              </table:table-cell>
              <table:table-cell office:value-type="float" office:value="9.489">
                <text:p>9.489</text:p>
              </table:table-cell>
              <table:table-cell office:value-type="float" office:value="178">
                <text:p>178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">
                <text:p>202</text:p>
              </table:table-cell>
              <table:table-cell office:value-type="float" office:value="8.532">
                <text:p>8.532</text:p>
              </table:table-cell>
              <table:table-cell office:value-type="float" office:value="198">
                <text:p>198</text:p>
              </table:table-cell>
              <table:table-cell office:value-type="float" office:value="9.47">
                <text:p>9.47</text:p>
              </table:table-cell>
              <table:table-cell office:value-type="float" office:value="180">
                <text:p>180</text:p>
              </table:table-cell>
              <table:table-cell office:value-type="float" office:value="9.812">
                <text:p>9.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">
                <text:p>204</text:p>
              </table:table-cell>
              <table:table-cell office:value-type="float" office:value="8.598">
                <text:p>8.598</text:p>
              </table:table-cell>
              <table:table-cell office:value-type="float" office:value="200">
                <text:p>200</text:p>
              </table:table-cell>
              <table:table-cell office:value-type="float" office:value="9.452">
                <text:p>9.452</text:p>
              </table:table-cell>
              <table:table-cell office:value-type="float" office:value="182">
                <text:p>182</text:p>
              </table:table-cell>
              <table:table-cell office:value-type="float" office:value="9.803">
                <text:p>9.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">
                <text:p>206</text:p>
              </table:table-cell>
              <table:table-cell office:value-type="float" office:value="8.691">
                <text:p>8.691</text:p>
              </table:table-cell>
              <table:table-cell office:value-type="float" office:value="202">
                <text:p>202</text:p>
              </table:table-cell>
              <table:table-cell office:value-type="float" office:value="9.426">
                <text:p>9.426</text:p>
              </table:table-cell>
              <table:table-cell office:value-type="float" office:value="184">
                <text:p>184</text:p>
              </table:table-cell>
              <table:table-cell office:value-type="float" office:value="9.791">
                <text:p>9.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8.808">
                <text:p>8.808</text:p>
              </table:table-cell>
              <table:table-cell office:value-type="float" office:value="204">
                <text:p>204</text:p>
              </table:table-cell>
              <table:table-cell office:value-type="float" office:value="9.387">
                <text:p>9.387</text:p>
              </table:table-cell>
              <table:table-cell office:value-type="float" office:value="186">
                <text:p>186</text:p>
              </table:table-cell>
              <table:table-cell office:value-type="float" office:value="9.773">
                <text:p>9.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8.912">
                <text:p>8.912</text:p>
              </table:table-cell>
              <table:table-cell office:value-type="float" office:value="206">
                <text:p>206</text:p>
              </table:table-cell>
              <table:table-cell office:value-type="float" office:value="9.343">
                <text:p>9.343</text:p>
              </table:table-cell>
              <table:table-cell office:value-type="float" office:value="188">
                <text:p>188</text:p>
              </table:table-cell>
              <table:table-cell office:value-type="float" office:value="9.755">
                <text:p>9.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9.02">
                <text:p>9.02</text:p>
              </table:table-cell>
              <table:table-cell office:value-type="float" office:value="208">
                <text:p>208</text:p>
              </table:table-cell>
              <table:table-cell office:value-type="float" office:value="9.315">
                <text:p>9.315</text:p>
              </table:table-cell>
              <table:table-cell office:value-type="float" office:value="190">
                <text:p>190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">
                <text:p>214</text:p>
              </table:table-cell>
              <table:table-cell office:value-type="float" office:value="9.072">
                <text:p>9.072</text:p>
              </table:table-cell>
              <table:table-cell office:value-type="float" office:value="210">
                <text:p>210</text:p>
              </table:table-cell>
              <table:table-cell office:value-type="float" office:value="9.282">
                <text:p>9.282</text:p>
              </table:table-cell>
              <table:table-cell office:value-type="float" office:value="192">
                <text:p>192</text:p>
              </table:table-cell>
              <table:table-cell office:value-type="float" office:value="9.712">
                <text:p>9.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9.158">
                <text:p>9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9.698">
                <text:p>9.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">
                <text:p>218</text:p>
              </table:table-cell>
              <table:table-cell office:value-type="float" office:value="9.199">
                <text:p>9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9.673">
                <text:p>9.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9.262">
                <text:p>9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9.617">
                <text:p>9.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9.594">
                <text:p>9.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">
                <text:p>158</text:p>
              </table:table-cell>
              <table:table-cell office:value-type="float" office:value="9.791">
                <text:p>9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9.562">
                <text:p>9.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9.795">
                <text:p>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9.513">
                <text:p>9.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">
                <text:p>158</text:p>
              </table:table-cell>
              <table:table-cell office:value-type="float" office:value="9.796">
                <text:p>9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8">
                <text:p>158</text:p>
              </table:table-cell>
              <table:table-cell office:value-type="float" office:value="9.801">
                <text:p>9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9.432">
                <text:p>9.4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99222183227539pt" style:font-size-asian="9.99222183227539pt" style:font-size-complex="9.99222183227539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5" style:family="chart">
      <style:chart-properties chart:auto-position="true" chart:scale-text="true" style:rotation-angle="0"/>
      <style:text-properties fo:font-size="8.99300003051758pt" style:font-size-asian="8.99300003051758pt" style:font-size-complex="8.99300003051758pt"/>
    </style:style>
    <style:style style:name="ch6" style:family="chart">
      <style:chart-properties chart:auto-position="true" chart:scale-text="true" style:rotation-angle="90"/>
      <style:text-properties fo:font-size="8.99300003051758pt" style:font-size-asian="8.99300003051758pt" style:font-size-complex="8.99300003051758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9.99222183227539pt" style:font-size-asian="9.99222183227539pt" style:font-size-complex="9.99222183227539pt"/>
    </style:style>
    <style:style style:name="ch9" style:family="chart" style:data-style-name="N12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9.99222183227539pt" style:font-size-asian="9.99222183227539pt" style:font-size-complex="9.99222183227539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5cm" svg:height="8.993cm" xlink:href=".." xlink:type="simple" chart:class="chart:scatter" chart:style-name="ch1">
        <chart:legend chart:legend-position="bottom" svg:x="4.566cm" svg:y="8.21cm" style:legend-expansion="wide" chart:style-name="ch2"/>
        <chart:plot-area chart:style-name="ch3" table:cell-range-address="Uncooled.A92:Uncooled.A152 Uncooled.D93:Uncooled.D152 Uncooled.A154:Uncooled.A154 Uncooled.D155:Uncooled.D223 Cooled.A92:Cooled.A92 Cooled.D93:Cooled.D152 Cooled.A154:Cooled.A154 Cooled.D155:Cooled.D223" chart:data-source-has-labels="row" svg:x="1.651cm" svg:y="0.851cm" svg:width="29.074cm" svg:height="6.199cm">
          <chartooo:coordinate-region svg:x="2.272cm" svg:y="1.05cm" svg:width="28.173cm" svg:height="5.353cm"/>
          <chart:axis chart:dimension="x" chart:name="primary-x" chart:style-name="ch4">
            <chart:title svg:x="15.139cm" svg:y="7.229cm" chart:style-name="ch5">
              <text:p>Position (mm)</text:p>
            </chart:title>
          </chart:axis>
          <chart:axis chart:dimension="y" chart:name="primary-y" chart:style-name="ch4">
            <chart:title svg:x="0.451cm" svg:y="4.735cm" chart:style-name="ch6">
              <text:p>Field (mT)</text:p>
            </chart:title>
            <chart:grid chart:style-name="ch7" chart:class="major"/>
          </chart:axis>
          <chart:series chart:style-name="ch8" chart:values-cell-range-address="Uncooled.D93:Uncooled.D152" chart:label-cell-address="Uncooled.A92:Uncooled.A92" chart:class="chart:scatter">
            <chart:domain table:cell-range-address="Uncooled.A93:Uncooled.A152"/>
            <chart:data-point chart:repeated="60"/>
          </chart:series>
          <chart:series chart:style-name="ch9" chart:values-cell-range-address="Uncooled.D155:Uncooled.D223" chart:label-cell-address="Uncooled.A154:Uncooled.A154" chart:class="chart:scatter">
            <chart:domain table:cell-range-address="Uncooled.A155:Uncooled.A223"/>
            <chart:data-point chart:repeated="69"/>
          </chart:series>
          <chart:series chart:style-name="ch10" chart:values-cell-range-address="Cooled.D93:Cooled.D152" chart:label-cell-address="Cooled.A92:Cooled.A92" chart:class="chart:scatter">
            <chart:domain table:cell-range-address="Cooled.A93:Cooled.A152"/>
            <chart:data-point chart:repeated="60"/>
          </chart:series>
          <chart:series chart:style-name="ch11" chart:values-cell-range-address="Cooled.D155:Cooled.D223" chart:label-cell-address="Cooled.A154:Cooled.A154" chart:class="chart:scatter">
            <chart:domain table:cell-range-address="Cooled.A155:Cooled.A223"/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scan, uncooled (Y=98, Z=158wam)</text:p>
                <draw:g>
                  <svg:desc>Uncooled.A92:Uncooled.A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uncooled (Y=70, Z=158)</text:p>
                <draw:g>
                  <svg:desc>Uncooled.A154:Uncooled.A15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cooled (Y=98, Z=158wam)</text:p>
                <draw:g>
                  <svg:desc>Cooled.A92:Cooled.A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cooled (Y=70, Z=158)</text:p>
                <draw:g>
                  <svg:desc>Cooled.A154:Cooled.A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Uncooled.A93:Uncooled.A152</svg:desc>
                </draw:g>
              </table:table-cell>
              <table:table-cell office:value-type="float" office:value="9.791">
                <text:p>9.791</text:p>
                <draw:g>
                  <svg:desc>Uncooled.D93:Uncooled.D152</svg:desc>
                </draw:g>
              </table:table-cell>
              <table:table-cell office:value-type="float" office:value="40">
                <text:p>40</text:p>
                <draw:g>
                  <svg:desc>Uncooled.A155:Uncooled.A223</svg:desc>
                </draw:g>
              </table:table-cell>
              <table:table-cell office:value-type="float" office:value="9.85">
                <text:p>9.85</text:p>
                <draw:g>
                  <svg:desc>Uncooled.D155:Uncooled.D223</svg:desc>
                </draw:g>
              </table:table-cell>
              <table:table-cell office:value-type="float" office:value="40">
                <text:p>40</text:p>
                <draw:g>
                  <svg:desc>Cooled.A93:Cooled.A152</svg:desc>
                </draw:g>
              </table:table-cell>
              <table:table-cell office:value-type="float" office:value="NaN">
                <text:p>NaN</text:p>
                <draw:g>
                  <svg:desc>Cooled.D93:Cooled.D152</svg:desc>
                </draw:g>
              </table:table-cell>
              <table:table-cell office:value-type="float" office:value="40">
                <text:p>40</text:p>
                <draw:g>
                  <svg:desc>Cooled.A155:Cooled.A223</svg:desc>
                </draw:g>
              </table:table-cell>
              <table:table-cell office:value-type="float" office:value="NaN">
                <text:p>NaN</text:p>
                <draw:g>
                  <svg:desc>Cooled.D155:Cooled.D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9.795">
                <text:p>9.795</text:p>
              </table:table-cell>
              <table:table-cell office:value-type="float" office:value="42">
                <text:p>42</text:p>
              </table:table-cell>
              <table:table-cell office:value-type="float" office:value="9.855">
                <text:p>9.85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9.796">
                <text:p>9.796</text:p>
              </table:table-cell>
              <table:table-cell office:value-type="float" office:value="44">
                <text:p>44</text:p>
              </table:table-cell>
              <table:table-cell office:value-type="float" office:value="9.857">
                <text:p>9.857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9.801">
                <text:p>9.801</text:p>
              </table:table-cell>
              <table:table-cell office:value-type="float" office:value="46">
                <text:p>46</text:p>
              </table:table-cell>
              <table:table-cell office:value-type="float" office:value="9.856">
                <text:p>9.85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9.8">
                <text:p>9.8</text:p>
              </table:table-cell>
              <table:table-cell office:value-type="float" office:value="48">
                <text:p>48</text:p>
              </table:table-cell>
              <table:table-cell office:value-type="float" office:value="9.856">
                <text:p>9.85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9.795">
                <text:p>9.795</text:p>
              </table:table-cell>
              <table:table-cell office:value-type="float" office:value="50">
                <text:p>50</text:p>
              </table:table-cell>
              <table:table-cell office:value-type="float" office:value="9.855">
                <text:p>9.85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9.794">
                <text:p>9.794</text:p>
              </table:table-cell>
              <table:table-cell office:value-type="float" office:value="52">
                <text:p>52</text:p>
              </table:table-cell>
              <table:table-cell office:value-type="float" office:value="9.853">
                <text:p>9.85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9.793">
                <text:p>9.793</text:p>
              </table:table-cell>
              <table:table-cell office:value-type="float" office:value="54">
                <text:p>54</text:p>
              </table:table-cell>
              <table:table-cell office:value-type="float" office:value="9.854">
                <text:p>9.8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9.79">
                <text:p>9.79</text:p>
              </table:table-cell>
              <table:table-cell office:value-type="float" office:value="56">
                <text:p>56</text:p>
              </table:table-cell>
              <table:table-cell office:value-type="float" office:value="9.851">
                <text:p>9.851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9.832">
                <text:p>9.832</text:p>
              </table:table-cell>
              <table:table-cell office:value-type="float" office:value="58">
                <text:p>58</text:p>
              </table:table-cell>
              <table:table-cell office:value-type="float" office:value="9.847">
                <text:p>9.847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9.762">
                <text:p>9.762</text:p>
              </table:table-cell>
              <table:table-cell office:value-type="float" office:value="60">
                <text:p>60</text:p>
              </table:table-cell>
              <table:table-cell office:value-type="float" office:value="9.845">
                <text:p>9.845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9.765">
                <text:p>9.765</text:p>
              </table:table-cell>
              <table:table-cell office:value-type="float" office:value="62">
                <text:p>62</text:p>
              </table:table-cell>
              <table:table-cell office:value-type="float" office:value="9.839">
                <text:p>9.83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">
                <text:p>64</text:p>
              </table:table-cell>
              <table:table-cell office:value-type="float" office:value="9.75">
                <text:p>9.75</text:p>
              </table:table-cell>
              <table:table-cell office:value-type="float" office:value="64">
                <text:p>64</text:p>
              </table:table-cell>
              <table:table-cell office:value-type="float" office:value="9.838">
                <text:p>9.838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">
                <text:p>66</text:p>
              </table:table-cell>
              <table:table-cell office:value-type="float" office:value="9.721">
                <text:p>9.721</text:p>
              </table:table-cell>
              <table:table-cell office:value-type="float" office:value="66">
                <text:p>66</text:p>
              </table:table-cell>
              <table:table-cell office:value-type="float" office:value="9.838">
                <text:p>9.83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9.725">
                <text:p>9.725</text:p>
              </table:table-cell>
              <table:table-cell office:value-type="float" office:value="68">
                <text:p>68</text:p>
              </table:table-cell>
              <table:table-cell office:value-type="float" office:value="9.837">
                <text:p>9.837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">
                <text:p>70</text:p>
              </table:table-cell>
              <table:table-cell office:value-type="float" office:value="9.71">
                <text:p>9.71</text:p>
              </table:table-cell>
              <table:table-cell office:value-type="float" office:value="70">
                <text:p>70</text:p>
              </table:table-cell>
              <table:table-cell office:value-type="float" office:value="9.835">
                <text:p>9.83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9.702">
                <text:p>9.702</text:p>
              </table:table-cell>
              <table:table-cell office:value-type="float" office:value="72">
                <text:p>72</text:p>
              </table:table-cell>
              <table:table-cell office:value-type="float" office:value="9.832">
                <text:p>9.83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9.681">
                <text:p>9.681</text:p>
              </table:table-cell>
              <table:table-cell office:value-type="float" office:value="74">
                <text:p>74</text:p>
              </table:table-cell>
              <table:table-cell office:value-type="float" office:value="9.827">
                <text:p>9.827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  <table:table-cell office:value-type="float" office:value="9.646">
                <text:p>9.646</text:p>
              </table:table-cell>
              <table:table-cell office:value-type="float" office:value="76">
                <text:p>76</text:p>
              </table:table-cell>
              <table:table-cell office:value-type="float" office:value="9.824">
                <text:p>9.824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9.612">
                <text:p>9.612</text:p>
              </table:table-cell>
              <table:table-cell office:value-type="float" office:value="78">
                <text:p>78</text:p>
              </table:table-cell>
              <table:table-cell office:value-type="float" office:value="9.82">
                <text:p>9.82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9.592">
                <text:p>9.592</text:p>
              </table:table-cell>
              <table:table-cell office:value-type="float" office:value="80">
                <text:p>80</text:p>
              </table:table-cell>
              <table:table-cell office:value-type="float" office:value="9.82">
                <text:p>9.8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9.561">
                <text:p>9.561</text:p>
              </table:table-cell>
              <table:table-cell office:value-type="float" office:value="82">
                <text:p>82</text:p>
              </table:table-cell>
              <table:table-cell office:value-type="float" office:value="9.819">
                <text:p>9.819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">
                <text:p>84</text:p>
              </table:table-cell>
              <table:table-cell office:value-type="float" office:value="9.512">
                <text:p>9.512</text:p>
              </table:table-cell>
              <table:table-cell office:value-type="float" office:value="84">
                <text:p>84</text:p>
              </table:table-cell>
              <table:table-cell office:value-type="float" office:value="9.814">
                <text:p>9.81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">
                <text:p>122</text:p>
              </table:table-cell>
              <table:table-cell office:value-type="float" office:value="7.783">
                <text:p>7.783</text:p>
              </table:table-cell>
              <table:table-cell office:value-type="float" office:value="122">
                <text:p>122</text:p>
              </table:table-cell>
              <table:table-cell office:value-type="float" office:value="10.942">
                <text:p>10.94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4">
                <text:p>124</text:p>
              </table:table-cell>
              <table:table-cell office:value-type="float" office:value="7.777">
                <text:p>7.777</text:p>
              </table:table-cell>
              <table:table-cell office:value-type="float" office:value="124">
                <text:p>124</text:p>
              </table:table-cell>
              <table:table-cell office:value-type="float" office:value="11.035">
                <text:p>11.03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">
                <text:p>126</text:p>
              </table:table-cell>
              <table:table-cell office:value-type="float" office:value="7.777">
                <text:p>7.777</text:p>
              </table:table-cell>
              <table:table-cell office:value-type="float" office:value="126">
                <text:p>126</text:p>
              </table:table-cell>
              <table:table-cell office:value-type="float" office:value="11.128">
                <text:p>11.128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">
                <text:p>128</text:p>
              </table:table-cell>
              <table:table-cell office:value-type="float" office:value="7.779">
                <text:p>7.779</text:p>
              </table:table-cell>
              <table:table-cell office:value-type="float" office:value="128">
                <text:p>128</text:p>
              </table:table-cell>
              <table:table-cell office:value-type="float" office:value="11.25">
                <text:p>11.25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0">
                <text:p>130</text:p>
              </table:table-cell>
              <table:table-cell office:value-type="float" office:value="7.782">
                <text:p>7.782</text:p>
              </table:table-cell>
              <table:table-cell office:value-type="float" office:value="130">
                <text:p>130</text:p>
              </table:table-cell>
              <table:table-cell office:value-type="float" office:value="11.342">
                <text:p>11.342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">
                <text:p>132</text:p>
              </table:table-cell>
              <table:table-cell office:value-type="float" office:value="7.79">
                <text:p>7.79</text:p>
              </table:table-cell>
              <table:table-cell office:value-type="float" office:value="132">
                <text:p>132</text:p>
              </table:table-cell>
              <table:table-cell office:value-type="float" office:value="11.377">
                <text:p>11.377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">
                <text:p>134</text:p>
              </table:table-cell>
              <table:table-cell office:value-type="float" office:value="7.797">
                <text:p>7.797</text:p>
              </table:table-cell>
              <table:table-cell office:value-type="float" office:value="134">
                <text:p>134</text:p>
              </table:table-cell>
              <table:table-cell office:value-type="float" office:value="11.368">
                <text:p>11.368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7.807">
                <text:p>7.807</text:p>
              </table:table-cell>
              <table:table-cell office:value-type="float" office:value="136">
                <text:p>136</text:p>
              </table:table-cell>
              <table:table-cell office:value-type="float" office:value="11.302">
                <text:p>11.302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1.052">
                <text:p>11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8.698">
                <text:p>8.698</text:p>
              </table:table-cell>
              <table:table-cell office:value-type="float" office:value="140">
                <text:p>140</text:p>
              </table:table-cell>
              <table:table-cell office:value-type="float" office:value="11.171">
                <text:p>11.171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">
                <text:p>160</text:p>
              </table:table-cell>
              <table:table-cell office:value-type="float" office:value="8.863">
                <text:p>8.863</text:p>
              </table:table-cell>
              <table:table-cell office:value-type="float" office:value="142">
                <text:p>142</text:p>
              </table:table-cell>
              <table:table-cell office:value-type="float" office:value="11.2">
                <text:p>11.2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2">
                <text:p>162</text:p>
              </table:table-cell>
              <table:table-cell office:value-type="float" office:value="8.915">
                <text:p>8.915</text:p>
              </table:table-cell>
              <table:table-cell office:value-type="float" office:value="144">
                <text:p>144</text:p>
              </table:table-cell>
              <table:table-cell office:value-type="float" office:value="10.859">
                <text:p>10.859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4">
                <text:p>164</text:p>
              </table:table-cell>
              <table:table-cell office:value-type="float" office:value="9.054">
                <text:p>9.054</text:p>
              </table:table-cell>
              <table:table-cell office:value-type="float" office:value="146">
                <text:p>146</text:p>
              </table:table-cell>
              <table:table-cell office:value-type="float" office:value="10.733">
                <text:p>10.733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6">
                <text:p>166</text:p>
              </table:table-cell>
              <table:table-cell office:value-type="float" office:value="9.115">
                <text:p>9.115</text:p>
              </table:table-cell>
              <table:table-cell office:value-type="float" office:value="148">
                <text:p>148</text:p>
              </table:table-cell>
              <table:table-cell office:value-type="float" office:value="10.622">
                <text:p>10.62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8">
                <text:p>168</text:p>
              </table:table-cell>
              <table:table-cell office:value-type="float" office:value="9.247">
                <text:p>9.247</text:p>
              </table:table-cell>
              <table:table-cell office:value-type="float" office:value="150">
                <text:p>150</text:p>
              </table:table-cell>
              <table:table-cell office:value-type="float" office:value="10.526">
                <text:p>10.526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0">
                <text:p>170</text:p>
              </table:table-cell>
              <table:table-cell office:value-type="float" office:value="9.288">
                <text:p>9.288</text:p>
              </table:table-cell>
              <table:table-cell office:value-type="float" office:value="152">
                <text:p>152</text:p>
              </table:table-cell>
              <table:table-cell office:value-type="float" office:value="10.413">
                <text:p>10.413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2">
                <text:p>172</text:p>
              </table:table-cell>
              <table:table-cell office:value-type="float" office:value="9.328">
                <text:p>9.328</text:p>
              </table:table-cell>
              <table:table-cell office:value-type="float" office:value="154">
                <text:p>154</text:p>
              </table:table-cell>
              <table:table-cell office:value-type="float" office:value="10.323">
                <text:p>10.32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4">
                <text:p>174</text:p>
              </table:table-cell>
              <table:table-cell office:value-type="float" office:value="9.385">
                <text:p>9.385</text:p>
              </table:table-cell>
              <table:table-cell office:value-type="float" office:value="156">
                <text:p>156</text:p>
              </table:table-cell>
              <table:table-cell office:value-type="float" office:value="10.245">
                <text:p>10.24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6">
                <text:p>176</text:p>
              </table:table-cell>
              <table:table-cell office:value-type="float" office:value="9.412">
                <text:p>9.412</text:p>
              </table:table-cell>
              <table:table-cell office:value-type="float" office:value="158">
                <text:p>158</text:p>
              </table:table-cell>
              <table:table-cell office:value-type="float" office:value="10.172">
                <text:p>10.172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8">
                <text:p>178</text:p>
              </table:table-cell>
              <table:table-cell office:value-type="float" office:value="9.452">
                <text:p>9.452</text:p>
              </table:table-cell>
              <table:table-cell office:value-type="float" office:value="160">
                <text:p>160</text:p>
              </table:table-cell>
              <table:table-cell office:value-type="float" office:value="10.094">
                <text:p>10.094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9.476">
                <text:p>9.476</text:p>
              </table:table-cell>
              <table:table-cell office:value-type="float" office:value="162">
                <text:p>162</text:p>
              </table:table-cell>
              <table:table-cell office:value-type="float" office:value="10.055">
                <text:p>10.055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">
                <text:p>182</text:p>
              </table:table-cell>
              <table:table-cell office:value-type="float" office:value="9.49">
                <text:p>9.49</text:p>
              </table:table-cell>
              <table:table-cell office:value-type="float" office:value="164">
                <text:p>164</text:p>
              </table:table-cell>
              <table:table-cell office:value-type="float" office:value="10.013">
                <text:p>10.013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9.504">
                <text:p>9.504</text:p>
              </table:table-cell>
              <table:table-cell office:value-type="float" office:value="166">
                <text:p>166</text:p>
              </table:table-cell>
              <table:table-cell office:value-type="float" office:value="9.985">
                <text:p>9.985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">
                <text:p>186</text:p>
              </table:table-cell>
              <table:table-cell office:value-type="float" office:value="9.515">
                <text:p>9.515</text:p>
              </table:table-cell>
              <table:table-cell office:value-type="float" office:value="168">
                <text:p>168</text:p>
              </table:table-cell>
              <table:table-cell office:value-type="float" office:value="9.95">
                <text:p>9.95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">
                <text:p>188</text:p>
              </table:table-cell>
              <table:table-cell office:value-type="float" office:value="9.515">
                <text:p>9.515</text:p>
              </table:table-cell>
              <table:table-cell office:value-type="float" office:value="170">
                <text:p>170</text:p>
              </table:table-cell>
              <table:table-cell office:value-type="float" office:value="9.92">
                <text:p>9.92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9.515">
                <text:p>9.515</text:p>
              </table:table-cell>
              <table:table-cell office:value-type="float" office:value="172">
                <text:p>172</text:p>
              </table:table-cell>
              <table:table-cell office:value-type="float" office:value="9.894">
                <text:p>9.894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">
                <text:p>192</text:p>
              </table:table-cell>
              <table:table-cell office:value-type="float" office:value="9.512">
                <text:p>9.512</text:p>
              </table:table-cell>
              <table:table-cell office:value-type="float" office:value="174">
                <text:p>174</text:p>
              </table:table-cell>
              <table:table-cell office:value-type="float" office:value="9.864">
                <text:p>9.864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4">
                <text:p>194</text:p>
              </table:table-cell>
              <table:table-cell office:value-type="float" office:value="9.505">
                <text:p>9.505</text:p>
              </table:table-cell>
              <table:table-cell office:value-type="float" office:value="176">
                <text:p>176</text:p>
              </table:table-cell>
              <table:table-cell office:value-type="float" office:value="9.846">
                <text:p>9.846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6">
                <text:p>196</text:p>
              </table:table-cell>
              <table:table-cell office:value-type="float" office:value="9.489">
                <text:p>9.489</text:p>
              </table:table-cell>
              <table:table-cell office:value-type="float" office:value="178">
                <text:p>178</text:p>
              </table:table-cell>
              <table:table-cell office:value-type="float" office:value="9.83">
                <text:p>9.83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">
                <text:p>198</text:p>
              </table:table-cell>
              <table:table-cell office:value-type="float" office:value="9.47">
                <text:p>9.47</text:p>
              </table:table-cell>
              <table:table-cell office:value-type="float" office:value="180">
                <text:p>180</text:p>
              </table:table-cell>
              <table:table-cell office:value-type="float" office:value="9.812">
                <text:p>9.81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">
                <text:p>200</text:p>
              </table:table-cell>
              <table:table-cell office:value-type="float" office:value="9.452">
                <text:p>9.452</text:p>
              </table:table-cell>
              <table:table-cell office:value-type="float" office:value="182">
                <text:p>182</text:p>
              </table:table-cell>
              <table:table-cell office:value-type="float" office:value="9.803">
                <text:p>9.803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2">
                <text:p>202</text:p>
              </table:table-cell>
              <table:table-cell office:value-type="float" office:value="9.426">
                <text:p>9.426</text:p>
              </table:table-cell>
              <table:table-cell office:value-type="float" office:value="184">
                <text:p>184</text:p>
              </table:table-cell>
              <table:table-cell office:value-type="float" office:value="9.791">
                <text:p>9.791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">
                <text:p>204</text:p>
              </table:table-cell>
              <table:table-cell office:value-type="float" office:value="9.387">
                <text:p>9.387</text:p>
              </table:table-cell>
              <table:table-cell office:value-type="float" office:value="186">
                <text:p>186</text:p>
              </table:table-cell>
              <table:table-cell office:value-type="float" office:value="9.773">
                <text:p>9.773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">
                <text:p>206</text:p>
              </table:table-cell>
              <table:table-cell office:value-type="float" office:value="9.343">
                <text:p>9.343</text:p>
              </table:table-cell>
              <table:table-cell office:value-type="float" office:value="188">
                <text:p>188</text:p>
              </table:table-cell>
              <table:table-cell office:value-type="float" office:value="9.755">
                <text:p>9.755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">
                <text:p>208</text:p>
              </table:table-cell>
              <table:table-cell office:value-type="float" office:value="9.315">
                <text:p>9.315</text:p>
              </table:table-cell>
              <table:table-cell office:value-type="float" office:value="190">
                <text:p>190</text:p>
              </table:table-cell>
              <table:table-cell office:value-type="float" office:value="9.734">
                <text:p>9.734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0">
                <text:p>210</text:p>
              </table:table-cell>
              <table:table-cell office:value-type="float" office:value="9.282">
                <text:p>9.282</text:p>
              </table:table-cell>
              <table:table-cell office:value-type="float" office:value="192">
                <text:p>192</text:p>
              </table:table-cell>
              <table:table-cell office:value-type="float" office:value="9.712">
                <text:p>9.712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9.698">
                <text:p>9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9.673">
                <text:p>9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9.643">
                <text:p>9.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9.617">
                <text:p>9.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9.594">
                <text:p>9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9.562">
                <text:p>9.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9.513">
                <text:p>9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9.48">
                <text:p>9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9.432">
                <text:p>9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99222183227539pt" style:font-size-asian="9.99222183227539pt" style:font-size-complex="9.99222183227539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5" style:family="chart">
      <style:chart-properties chart:auto-position="true" chart:scale-text="true" style:rotation-angle="0"/>
      <style:text-properties fo:font-size="8.99300003051758pt" style:font-size-asian="8.99300003051758pt" style:font-size-complex="8.99300003051758pt"/>
    </style:style>
    <style:style style:name="ch6" style:family="chart">
      <style:chart-properties chart:auto-position="true" chart:scale-text="true" style:rotation-angle="90"/>
      <style:text-properties fo:font-size="8.99300003051758pt" style:font-size-asian="8.99300003051758pt" style:font-size-complex="8.99300003051758pt"/>
    </style:style>
    <style:style style:name="ch7" style:family="chart">
      <style:graphic-properties svg:stroke-color="#b3b3b3"/>
    </style:style>
    <style:style style:name="ch8" style:family="chart" style:data-style-name="N12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9.99222183227539pt" style:font-size-asian="9.99222183227539pt" style:font-size-complex="9.9922218322753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05cm" svg:height="8.993cm" xlink:href=".." xlink:type="simple" chart:class="chart:scatter" chart:style-name="ch1">
        <chart:legend chart:legend-position="bottom" svg:x="10.668cm" svg:y="8.21cm" style:legend-expansion="wide" chart:style-name="ch2"/>
        <chart:plot-area chart:style-name="ch3" table:cell-range-address="Uncooled.C28:Uncooled.D90 Uncooled.A27:Uncooled.A27 Cooled.A27:Cooled.A27 Cooled.D28:Cooled.D90" chart:data-source-has-labels="row" svg:x="1.651cm" svg:y="0.851cm" svg:width="29.074cm" svg:height="6.199cm">
          <chartooo:coordinate-region svg:x="2.273cm" svg:y="1.05cm" svg:width="28.173cm" svg:height="5.353cm"/>
          <chart:axis chart:dimension="x" chart:name="primary-x" chart:style-name="ch4">
            <chart:title svg:x="15.139cm" svg:y="7.229cm" chart:style-name="ch5">
              <text:p>Position (mm)</text:p>
            </chart:title>
          </chart:axis>
          <chart:axis chart:dimension="y" chart:name="primary-y" chart:style-name="ch4">
            <chart:title svg:x="0.451cm" svg:y="4.735cm" chart:style-name="ch6">
              <text:p>Field (mT)</text:p>
            </chart:title>
            <chart:grid chart:style-name="ch7" chart:class="major"/>
          </chart:axis>
          <chart:series chart:style-name="ch8" chart:values-cell-range-address="Uncooled.D28:Uncooled.D90" chart:label-cell-address="Uncooled.A27:Uncooled.A27" chart:class="chart:scatter">
            <chart:domain table:cell-range-address="Uncooled.C28:Uncooled.C90"/>
            <chart:data-point chart:repeated="63"/>
          </chart:series>
          <chart:series chart:style-name="ch9" chart:values-cell-range-address="Cooled.D28:Cooled.D90" chart:label-cell-address="Cooled.A27:Cooled.A27" chart:class="chart:scatter">
            <chart:domain table:cell-range-address="Cooled.C28:Cooled.C90"/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-scan, uncooled (X=128, Y=98)</text:p>
                <draw:g>
                  <svg:desc>Uncooled.A27:Uncooled.A2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Z-scan, cooled (X=128, Y=98)</text:p>
                <draw:g>
                  <svg:desc>Cooled.A27:Cooled.A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Uncooled.C28:Uncooled.C90</svg:desc>
                </draw:g>
              </table:table-cell>
              <table:table-cell office:value-type="float" office:value="9.37">
                <text:p>9.37</text:p>
                <draw:g>
                  <svg:desc>Uncooled.D28:Uncooled.D90</svg:desc>
                </draw:g>
              </table:table-cell>
              <table:table-cell office:value-type="float" office:value="96">
                <text:p>96</text:p>
                <draw:g>
                  <svg:desc>Cooled.C28:Cooled.C90</svg:desc>
                </draw:g>
              </table:table-cell>
              <table:table-cell office:value-type="float" office:value="NaN">
                <text:p>NaN</text:p>
                <draw:g>
                  <svg:desc>Cooled.D28:Cooled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.291">
                <text:p>9.29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.205">
                <text:p>9.20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.136">
                <text:p>9.136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9.069">
                <text:p>9.069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8.951">
                <text:p>8.951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8.82">
                <text:p>8.8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.744">
                <text:p>8.74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8.66">
                <text:p>8.6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8.518">
                <text:p>8.518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8.408">
                <text:p>8.408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8.32">
                <text:p>8.32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8.218">
                <text:p>8.218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8.152">
                <text:p>8.152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8.065">
                <text:p>8.06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7.995">
                <text:p>7.995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7.924">
                <text:p>7.924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7.862">
                <text:p>7.862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  <table:table-cell office:value-type="float" office:value="7.832">
                <text:p>7.832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7.793">
                <text:p>7.793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7.761">
                <text:p>7.761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7.732">
                <text:p>7.732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7.724">
                <text:p>7.724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7.719">
                <text:p>7.719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7.715">
                <text:p>7.71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7.716">
                <text:p>7.716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7.722">
                <text:p>7.722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7.727">
                <text:p>7.72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7.739">
                <text:p>7.739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7.748">
                <text:p>7.748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7.761">
                <text:p>7.761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">
                <text:p>158</text:p>
              </table:table-cell>
              <table:table-cell office:value-type="float" office:value="7.768">
                <text:p>7.768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7.777">
                <text:p>7.777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7.783">
                <text:p>7.78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7.787">
                <text:p>7.787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7.792">
                <text:p>7.792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7.797">
                <text:p>7.797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7.806">
                <text:p>7.806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7.811">
                <text:p>7.811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7.825">
                <text:p>7.82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">
                <text:p>176</text:p>
              </table:table-cell>
              <table:table-cell office:value-type="float" office:value="7.838">
                <text:p>7.838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">
                <text:p>178</text:p>
              </table:table-cell>
              <table:table-cell office:value-type="float" office:value="7.854">
                <text:p>7.854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  <table:table-cell office:value-type="float" office:value="7.885">
                <text:p>7.885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">
                <text:p>182</text:p>
              </table:table-cell>
              <table:table-cell office:value-type="float" office:value="7.918">
                <text:p>7.918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7.946">
                <text:p>7.946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  <table:table-cell office:value-type="float" office:value="7.97">
                <text:p>7.97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">
                <text:p>188</text:p>
              </table:table-cell>
              <table:table-cell office:value-type="float" office:value="8.058">
                <text:p>8.058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8.104">
                <text:p>8.104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8.165">
                <text:p>8.165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8.228">
                <text:p>8.228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8.302">
                <text:p>8.30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8.432">
                <text:p>8.43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8.468">
                <text:p>8.46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">
                <text:p>202</text:p>
              </table:table-cell>
              <table:table-cell office:value-type="float" office:value="8.532">
                <text:p>8.53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">
                <text:p>204</text:p>
              </table:table-cell>
              <table:table-cell office:value-type="float" office:value="8.598">
                <text:p>8.598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">
                <text:p>206</text:p>
              </table:table-cell>
              <table:table-cell office:value-type="float" office:value="8.691">
                <text:p>8.691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8.808">
                <text:p>8.808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8.912">
                <text:p>8.912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9.02">
                <text:p>9.02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">
                <text:p>214</text:p>
              </table:table-cell>
              <table:table-cell office:value-type="float" office:value="9.072">
                <text:p>9.072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9.158">
                <text:p>9.158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">
                <text:p>218</text:p>
              </table:table-cell>
              <table:table-cell office:value-type="float" office:value="9.199">
                <text:p>9.199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9.262">
                <text:p>9.262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99222183227539pt" style:font-size-asian="9.99222183227539pt" style:font-size-complex="9.99222183227539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5" style:family="chart">
      <style:chart-properties chart:auto-position="true" chart:scale-text="true" style:rotation-angle="0"/>
      <style:text-properties fo:font-size="8.99300003051758pt" style:font-size-asian="8.99300003051758pt" style:font-size-complex="8.99300003051758pt"/>
    </style:style>
    <style:style style:name="ch6" style:family="chart" style:data-style-name="N12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9.99222183227539pt" style:font-size-asian="9.99222183227539pt" style:font-size-complex="9.99222183227539pt"/>
    </style:style>
    <style:style style:name="ch7" style:family="chart">
      <style:chart-properties chart:auto-position="true" chart:scale-text="true" style:rotation-angle="90"/>
      <style:text-properties fo:font-size="8.99300003051758pt" style:font-size-asian="8.99300003051758pt" style:font-size-complex="8.99300003051758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 chart:scale-text="true"/>
      <style:graphic-properties draw:stroke="none" svg:stroke-width="0.08cm" svg:stroke-color="#004586" draw:fill-color="#004586"/>
      <style:text-properties fo:font-size="9.99222183227539pt" style:font-size-asian="9.99222183227539pt" style:font-size-complex="9.99222183227539pt"/>
    </style:style>
    <style:style style:name="ch10" style:family="chart" style:data-style-name="N120">
      <style:chart-properties chart:symbol-type="named-symbol" chart:symbol-name="diamond" chart:symbol-width="0.25cm" chart:symbol-height="0.25cm" chart:scale-text="true"/>
      <style:graphic-properties draw:stroke="none" svg:stroke-width="0.08cm" svg:stroke-color="#ff420e" draw:fill-color="#ff420e"/>
      <style:text-properties fo:font-size="9.99222183227539pt" style:font-size-asian="9.99222183227539pt" style:font-size-complex="9.99222183227539pt"/>
    </style:style>
    <style:style style:name="ch11" style:family="chart" style:data-style-name="N120">
      <style:chart-properties chart:symbol-type="named-symbol" chart:symbol-name="arrow-down" chart:symbol-width="0.25cm" chart:symbol-height="0.25cm" chart:scale-text="true"/>
      <style:graphic-properties draw:stroke="none" svg:stroke-width="0.08cm" svg:stroke-color="#ffd320" draw:fill-color="#ffd320"/>
      <style:text-properties fo:font-size="9.99222183227539pt" style:font-size-asian="9.99222183227539pt" style:font-size-complex="9.99222183227539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005cm" svg:height="8.993cm" xlink:href=".." xlink:type="simple" chart:class="chart:scatter" chart:style-name="ch1">
        <chart:legend chart:legend-position="bottom" svg:x="7.339cm" svg:y="8.21cm" style:legend-expansion="wide" chart:style-name="ch2"/>
        <chart:plot-area chart:style-name="ch3" table:cell-range-address="Uncooled.C28:Uncooled.D96 Uncooled.A27:Uncooled.A27 Uncooled.A92:Uncooled.A92 Uncooled.D93:Uncooled.D152 Uncooled.A154:Uncooled.A154 Uncooled.D155:Uncooled.D223" chart:data-source-has-labels="row" svg:x="1.651cm" svg:y="0.851cm" svg:width="29.074cm" svg:height="6.199cm">
          <chartooo:coordinate-region svg:x="2.934cm" svg:y="1.05cm" svg:width="27.511cm" svg:height="5.353cm"/>
          <chart:axis chart:dimension="x" chart:name="primary-x" chart:style-name="ch4">
            <chart:title svg:x="15.139cm" svg:y="7.229cm" chart:style-name="ch5">
              <text:p>Position (mm)</text:p>
            </chart:title>
          </chart:axis>
          <chart:axis chart:dimension="y" chart:name="primary-y" chart:style-name="ch6">
            <chart:title svg:x="0.451cm" svg:y="4.735cm" chart:style-name="ch7">
              <text:p>Field (mT)</text:p>
            </chart:title>
            <chart:grid chart:style-name="ch8" chart:class="major"/>
          </chart:axis>
          <chart:series chart:style-name="ch9" chart:values-cell-range-address="Uncooled.D28:Uncooled.D96" chart:label-cell-address="Uncooled.A27:Uncooled.A27" chart:class="chart:scatter">
            <chart:domain table:cell-range-address="Uncooled.C28:Uncooled.C96"/>
            <chart:data-point chart:repeated="69"/>
          </chart:series>
          <chart:series chart:style-name="ch10" chart:values-cell-range-address="Uncooled.D93:Uncooled.D152" chart:label-cell-address="Uncooled.A92:Uncooled.A92" chart:class="chart:scatter">
            <chart:domain table:cell-range-address="Uncooled.A93:Uncooled.A152"/>
            <chart:data-point chart:repeated="60"/>
          </chart:series>
          <chart:series chart:style-name="ch11" chart:values-cell-range-address="Uncooled.D155:Uncooled.D223" chart:label-cell-address="Uncooled.A154:Uncooled.A154" chart:class="chart:scatter">
            <chart:domain table:cell-range-address="Uncooled.A155:Uncooled.A223"/>
            <chart:data-point chart:repeated="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-scan, uncooled (X=128, Y=98)</text:p>
                <draw:g>
                  <svg:desc>Uncooled.A27:Uncooled.A2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uncooled (Y=98, Z=158wam)</text:p>
                <draw:g>
                  <svg:desc>Uncooled.A92:Uncooled.A9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X-scan, uncooled (Y=70, Z=158)</text:p>
                <draw:g>
                  <svg:desc>Uncooled.A154:Uncooled.A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Uncooled.C28:Uncooled.C96</svg:desc>
                </draw:g>
              </table:table-cell>
              <table:table-cell office:value-type="float" office:value="9.37">
                <text:p>9.37</text:p>
                <draw:g>
                  <svg:desc>Uncooled.D28:Uncooled.D96</svg:desc>
                </draw:g>
              </table:table-cell>
              <table:table-cell office:value-type="float" office:value="40">
                <text:p>40</text:p>
                <draw:g>
                  <svg:desc>Uncooled.A93:Uncooled.A152</svg:desc>
                </draw:g>
              </table:table-cell>
              <table:table-cell office:value-type="float" office:value="9.791">
                <text:p>9.791</text:p>
                <draw:g>
                  <svg:desc>Uncooled.D93:Uncooled.D152</svg:desc>
                </draw:g>
              </table:table-cell>
              <table:table-cell office:value-type="float" office:value="40">
                <text:p>40</text:p>
                <draw:g>
                  <svg:desc>Uncooled.A155:Uncooled.A223</svg:desc>
                </draw:g>
              </table:table-cell>
              <table:table-cell office:value-type="float" office:value="9.85">
                <text:p>9.85</text:p>
                <draw:g>
                  <svg:desc>Uncooled.D155:Uncooled.D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9.291">
                <text:p>9.291</text:p>
              </table:table-cell>
              <table:table-cell office:value-type="float" office:value="42">
                <text:p>42</text:p>
              </table:table-cell>
              <table:table-cell office:value-type="float" office:value="9.795">
                <text:p>9.795</text:p>
              </table:table-cell>
              <table:table-cell office:value-type="float" office:value="42">
                <text:p>42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.205">
                <text:p>9.205</text:p>
              </table:table-cell>
              <table:table-cell office:value-type="float" office:value="44">
                <text:p>44</text:p>
              </table:table-cell>
              <table:table-cell office:value-type="float" office:value="9.796">
                <text:p>9.796</text:p>
              </table:table-cell>
              <table:table-cell office:value-type="float" office:value="44">
                <text:p>44</text:p>
              </table:table-cell>
              <table:table-cell office:value-type="float" office:value="9.857">
                <text:p>9.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9.136">
                <text:p>9.136</text:p>
              </table:table-cell>
              <table:table-cell office:value-type="float" office:value="46">
                <text:p>46</text:p>
              </table:table-cell>
              <table:table-cell office:value-type="float" office:value="9.801">
                <text:p>9.801</text:p>
              </table:table-cell>
              <table:table-cell office:value-type="float" office:value="46">
                <text:p>46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9.069">
                <text:p>9.069</text:p>
              </table:table-cell>
              <table:table-cell office:value-type="float" office:value="48">
                <text:p>48</text:p>
              </table:table-cell>
              <table:table-cell office:value-type="float" office:value="9.8">
                <text:p>9.8</text:p>
              </table:table-cell>
              <table:table-cell office:value-type="float" office:value="48">
                <text:p>48</text:p>
              </table:table-cell>
              <table:table-cell office:value-type="float" office:value="9.856">
                <text:p>9.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8.951">
                <text:p>8.951</text:p>
              </table:table-cell>
              <table:table-cell office:value-type="float" office:value="50">
                <text:p>50</text:p>
              </table:table-cell>
              <table:table-cell office:value-type="float" office:value="9.795">
                <text:p>9.795</text:p>
              </table:table-cell>
              <table:table-cell office:value-type="float" office:value="50">
                <text:p>50</text:p>
              </table:table-cell>
              <table:table-cell office:value-type="float" office:value="9.855">
                <text:p>9.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8.82">
                <text:p>8.82</text:p>
              </table:table-cell>
              <table:table-cell office:value-type="float" office:value="52">
                <text:p>52</text:p>
              </table:table-cell>
              <table:table-cell office:value-type="float" office:value="9.794">
                <text:p>9.794</text:p>
              </table:table-cell>
              <table:table-cell office:value-type="float" office:value="52">
                <text:p>52</text:p>
              </table:table-cell>
              <table:table-cell office:value-type="float" office:value="9.853">
                <text:p>9.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8.744">
                <text:p>8.744</text:p>
              </table:table-cell>
              <table:table-cell office:value-type="float" office:value="54">
                <text:p>54</text:p>
              </table:table-cell>
              <table:table-cell office:value-type="float" office:value="9.793">
                <text:p>9.793</text:p>
              </table:table-cell>
              <table:table-cell office:value-type="float" office:value="54">
                <text:p>54</text:p>
              </table:table-cell>
              <table:table-cell office:value-type="float" office:value="9.854">
                <text:p>9.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">
                <text:p>112</text:p>
              </table:table-cell>
              <table:table-cell office:value-type="float" office:value="8.66">
                <text:p>8.66</text:p>
              </table:table-cell>
              <table:table-cell office:value-type="float" office:value="56">
                <text:p>56</text:p>
              </table:table-cell>
              <table:table-cell office:value-type="float" office:value="9.79">
                <text:p>9.79</text:p>
              </table:table-cell>
              <table:table-cell office:value-type="float" office:value="56">
                <text:p>56</text:p>
              </table:table-cell>
              <table:table-cell office:value-type="float" office:value="9.851">
                <text:p>9.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4">
                <text:p>114</text:p>
              </table:table-cell>
              <table:table-cell office:value-type="float" office:value="8.518">
                <text:p>8.518</text:p>
              </table:table-cell>
              <table:table-cell office:value-type="float" office:value="58">
                <text:p>58</text:p>
              </table:table-cell>
              <table:table-cell office:value-type="float" office:value="9.832">
                <text:p>9.832</text:p>
              </table:table-cell>
              <table:table-cell office:value-type="float" office:value="58">
                <text:p>58</text:p>
              </table:table-cell>
              <table:table-cell office:value-type="float" office:value="9.847">
                <text:p>9.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8.408">
                <text:p>8.408</text:p>
              </table:table-cell>
              <table:table-cell office:value-type="float" office:value="60">
                <text:p>60</text:p>
              </table:table-cell>
              <table:table-cell office:value-type="float" office:value="9.762">
                <text:p>9.762</text:p>
              </table:table-cell>
              <table:table-cell office:value-type="float" office:value="60">
                <text:p>60</text:p>
              </table:table-cell>
              <table:table-cell office:value-type="float" office:value="9.845">
                <text:p>9.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8.32">
                <text:p>8.32</text:p>
              </table:table-cell>
              <table:table-cell office:value-type="float" office:value="62">
                <text:p>62</text:p>
              </table:table-cell>
              <table:table-cell office:value-type="float" office:value="9.765">
                <text:p>9.765</text:p>
              </table:table-cell>
              <table:table-cell office:value-type="float" office:value="62">
                <text:p>62</text:p>
              </table:table-cell>
              <table:table-cell office:value-type="float" office:value="9.839">
                <text:p>9.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8.218">
                <text:p>8.218</text:p>
              </table:table-cell>
              <table:table-cell office:value-type="float" office:value="64">
                <text:p>64</text:p>
              </table:table-cell>
              <table:table-cell office:value-type="float" office:value="9.75">
                <text:p>9.75</text:p>
              </table:table-cell>
              <table:table-cell office:value-type="float" office:value="64">
                <text:p>64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8.152">
                <text:p>8.152</text:p>
              </table:table-cell>
              <table:table-cell office:value-type="float" office:value="66">
                <text:p>66</text:p>
              </table:table-cell>
              <table:table-cell office:value-type="float" office:value="9.721">
                <text:p>9.721</text:p>
              </table:table-cell>
              <table:table-cell office:value-type="float" office:value="66">
                <text:p>66</text:p>
              </table:table-cell>
              <table:table-cell office:value-type="float" office:value="9.838">
                <text:p>9.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8.065">
                <text:p>8.065</text:p>
              </table:table-cell>
              <table:table-cell office:value-type="float" office:value="68">
                <text:p>68</text:p>
              </table:table-cell>
              <table:table-cell office:value-type="float" office:value="9.725">
                <text:p>9.725</text:p>
              </table:table-cell>
              <table:table-cell office:value-type="float" office:value="68">
                <text:p>68</text:p>
              </table:table-cell>
              <table:table-cell office:value-type="float" office:value="9.837">
                <text:p>9.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7.995">
                <text:p>7.995</text:p>
              </table:table-cell>
              <table:table-cell office:value-type="float" office:value="70">
                <text:p>70</text:p>
              </table:table-cell>
              <table:table-cell office:value-type="float" office:value="9.71">
                <text:p>9.71</text:p>
              </table:table-cell>
              <table:table-cell office:value-type="float" office:value="70">
                <text:p>70</text:p>
              </table:table-cell>
              <table:table-cell office:value-type="float" office:value="9.835">
                <text:p>9.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7.924">
                <text:p>7.924</text:p>
              </table:table-cell>
              <table:table-cell office:value-type="float" office:value="72">
                <text:p>72</text:p>
              </table:table-cell>
              <table:table-cell office:value-type="float" office:value="9.702">
                <text:p>9.702</text:p>
              </table:table-cell>
              <table:table-cell office:value-type="float" office:value="72">
                <text:p>72</text:p>
              </table:table-cell>
              <table:table-cell office:value-type="float" office:value="9.832">
                <text:p>9.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7.862">
                <text:p>7.862</text:p>
              </table:table-cell>
              <table:table-cell office:value-type="float" office:value="74">
                <text:p>74</text:p>
              </table:table-cell>
              <table:table-cell office:value-type="float" office:value="9.681">
                <text:p>9.681</text:p>
              </table:table-cell>
              <table:table-cell office:value-type="float" office:value="74">
                <text:p>74</text:p>
              </table:table-cell>
              <table:table-cell office:value-type="float" office:value="9.827">
                <text:p>9.8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">
                <text:p>132</text:p>
              </table:table-cell>
              <table:table-cell office:value-type="float" office:value="7.832">
                <text:p>7.832</text:p>
              </table:table-cell>
              <table:table-cell office:value-type="float" office:value="76">
                <text:p>76</text:p>
              </table:table-cell>
              <table:table-cell office:value-type="float" office:value="9.646">
                <text:p>9.646</text:p>
              </table:table-cell>
              <table:table-cell office:value-type="float" office:value="76">
                <text:p>76</text:p>
              </table:table-cell>
              <table:table-cell office:value-type="float" office:value="9.824">
                <text:p>9.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7.793">
                <text:p>7.793</text:p>
              </table:table-cell>
              <table:table-cell office:value-type="float" office:value="78">
                <text:p>78</text:p>
              </table:table-cell>
              <table:table-cell office:value-type="float" office:value="9.612">
                <text:p>9.612</text:p>
              </table:table-cell>
              <table:table-cell office:value-type="float" office:value="78">
                <text:p>78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7.761">
                <text:p>7.761</text:p>
              </table:table-cell>
              <table:table-cell office:value-type="float" office:value="80">
                <text:p>80</text:p>
              </table:table-cell>
              <table:table-cell office:value-type="float" office:value="9.592">
                <text:p>9.592</text:p>
              </table:table-cell>
              <table:table-cell office:value-type="float" office:value="80">
                <text:p>80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7.732">
                <text:p>7.732</text:p>
              </table:table-cell>
              <table:table-cell office:value-type="float" office:value="82">
                <text:p>82</text:p>
              </table:table-cell>
              <table:table-cell office:value-type="float" office:value="9.561">
                <text:p>9.561</text:p>
              </table:table-cell>
              <table:table-cell office:value-type="float" office:value="82">
                <text:p>82</text:p>
              </table:table-cell>
              <table:table-cell office:value-type="float" office:value="9.819">
                <text:p>9.8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7.724">
                <text:p>7.724</text:p>
              </table:table-cell>
              <table:table-cell office:value-type="float" office:value="84">
                <text:p>84</text:p>
              </table:table-cell>
              <table:table-cell office:value-type="float" office:value="9.512">
                <text:p>9.512</text:p>
              </table:table-cell>
              <table:table-cell office:value-type="float" office:value="84">
                <text:p>84</text:p>
              </table:table-cell>
              <table:table-cell office:value-type="float" office:value="9.814">
                <text:p>9.8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7.719">
                <text:p>7.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7.715">
                <text:p>7.715</text:p>
              </table:table-cell>
              <table:table-cell office:value-type="float" office:value="122">
                <text:p>122</text:p>
              </table:table-cell>
              <table:table-cell office:value-type="float" office:value="7.783">
                <text:p>7.783</text:p>
              </table:table-cell>
              <table:table-cell office:value-type="float" office:value="122">
                <text:p>122</text:p>
              </table:table-cell>
              <table:table-cell office:value-type="float" office:value="10.942">
                <text:p>10.9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7.716">
                <text:p>7.716</text:p>
              </table:table-cell>
              <table:table-cell office:value-type="float" office:value="124">
                <text:p>124</text:p>
              </table:table-cell>
              <table:table-cell office:value-type="float" office:value="7.777">
                <text:p>7.777</text:p>
              </table:table-cell>
              <table:table-cell office:value-type="float" office:value="124">
                <text:p>124</text:p>
              </table:table-cell>
              <table:table-cell office:value-type="float" office:value="11.035">
                <text:p>1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7.722">
                <text:p>7.722</text:p>
              </table:table-cell>
              <table:table-cell office:value-type="float" office:value="126">
                <text:p>126</text:p>
              </table:table-cell>
              <table:table-cell office:value-type="float" office:value="7.777">
                <text:p>7.777</text:p>
              </table:table-cell>
              <table:table-cell office:value-type="float" office:value="126">
                <text:p>126</text:p>
              </table:table-cell>
              <table:table-cell office:value-type="float" office:value="11.128">
                <text:p>11.1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">
                <text:p>150</text:p>
              </table:table-cell>
              <table:table-cell office:value-type="float" office:value="7.727">
                <text:p>7.727</text:p>
              </table:table-cell>
              <table:table-cell office:value-type="float" office:value="128">
                <text:p>128</text:p>
              </table:table-cell>
              <table:table-cell office:value-type="float" office:value="7.779">
                <text:p>7.779</text:p>
              </table:table-cell>
              <table:table-cell office:value-type="float" office:value="128">
                <text:p>12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">
                <text:p>152</text:p>
              </table:table-cell>
              <table:table-cell office:value-type="float" office:value="7.739">
                <text:p>7.739</text:p>
              </table:table-cell>
              <table:table-cell office:value-type="float" office:value="130">
                <text:p>130</text:p>
              </table:table-cell>
              <table:table-cell office:value-type="float" office:value="7.782">
                <text:p>7.782</text:p>
              </table:table-cell>
              <table:table-cell office:value-type="float" office:value="130">
                <text:p>130</text:p>
              </table:table-cell>
              <table:table-cell office:value-type="float" office:value="11.342">
                <text:p>11.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7.748">
                <text:p>7.748</text:p>
              </table:table-cell>
              <table:table-cell office:value-type="float" office:value="132">
                <text:p>132</text:p>
              </table:table-cell>
              <table:table-cell office:value-type="float" office:value="7.79">
                <text:p>7.79</text:p>
              </table:table-cell>
              <table:table-cell office:value-type="float" office:value="132">
                <text:p>132</text:p>
              </table:table-cell>
              <table:table-cell office:value-type="float" office:value="11.377">
                <text:p>11.3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">
                <text:p>156</text:p>
              </table:table-cell>
              <table:table-cell office:value-type="float" office:value="7.761">
                <text:p>7.761</text:p>
              </table:table-cell>
              <table:table-cell office:value-type="float" office:value="134">
                <text:p>134</text:p>
              </table:table-cell>
              <table:table-cell office:value-type="float" office:value="7.797">
                <text:p>7.797</text:p>
              </table:table-cell>
              <table:table-cell office:value-type="float" office:value="134">
                <text:p>134</text:p>
              </table:table-cell>
              <table:table-cell office:value-type="float" office:value="11.368">
                <text:p>11.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">
                <text:p>158</text:p>
              </table:table-cell>
              <table:table-cell office:value-type="float" office:value="7.768">
                <text:p>7.768</text:p>
              </table:table-cell>
              <table:table-cell office:value-type="float" office:value="136">
                <text:p>136</text:p>
              </table:table-cell>
              <table:table-cell office:value-type="float" office:value="7.807">
                <text:p>7.807</text:p>
              </table:table-cell>
              <table:table-cell office:value-type="float" office:value="136">
                <text:p>136</text:p>
              </table:table-cell>
              <table:table-cell office:value-type="float" office:value="11.302">
                <text:p>11.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7.777">
                <text:p>7.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11.052">
                <text:p>11.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7.783">
                <text:p>7.783</text:p>
              </table:table-cell>
              <table:table-cell office:value-type="float" office:value="158">
                <text:p>158</text:p>
              </table:table-cell>
              <table:table-cell office:value-type="float" office:value="8.698">
                <text:p>8.698</text:p>
              </table:table-cell>
              <table:table-cell office:value-type="float" office:value="140">
                <text:p>140</text:p>
              </table:table-cell>
              <table:table-cell office:value-type="float" office:value="11.171">
                <text:p>11.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4">
                <text:p>164</text:p>
              </table:table-cell>
              <table:table-cell office:value-type="float" office:value="7.787">
                <text:p>7.787</text:p>
              </table:table-cell>
              <table:table-cell office:value-type="float" office:value="160">
                <text:p>160</text:p>
              </table:table-cell>
              <table:table-cell office:value-type="float" office:value="8.863">
                <text:p>8.863</text:p>
              </table:table-cell>
              <table:table-cell office:value-type="float" office:value="142">
                <text:p>1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7.792">
                <text:p>7.792</text:p>
              </table:table-cell>
              <table:table-cell office:value-type="float" office:value="162">
                <text:p>162</text:p>
              </table:table-cell>
              <table:table-cell office:value-type="float" office:value="8.915">
                <text:p>8.915</text:p>
              </table:table-cell>
              <table:table-cell office:value-type="float" office:value="144">
                <text:p>144</text:p>
              </table:table-cell>
              <table:table-cell office:value-type="float" office:value="10.859">
                <text:p>10.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8">
                <text:p>168</text:p>
              </table:table-cell>
              <table:table-cell office:value-type="float" office:value="7.797">
                <text:p>7.797</text:p>
              </table:table-cell>
              <table:table-cell office:value-type="float" office:value="164">
                <text:p>164</text:p>
              </table:table-cell>
              <table:table-cell office:value-type="float" office:value="9.054">
                <text:p>9.054</text:p>
              </table:table-cell>
              <table:table-cell office:value-type="float" office:value="146">
                <text:p>146</text:p>
              </table:table-cell>
              <table:table-cell office:value-type="float" office:value="10.733">
                <text:p>10.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0">
                <text:p>170</text:p>
              </table:table-cell>
              <table:table-cell office:value-type="float" office:value="7.806">
                <text:p>7.806</text:p>
              </table:table-cell>
              <table:table-cell office:value-type="float" office:value="166">
                <text:p>166</text:p>
              </table:table-cell>
              <table:table-cell office:value-type="float" office:value="9.115">
                <text:p>9.115</text:p>
              </table:table-cell>
              <table:table-cell office:value-type="float" office:value="148">
                <text:p>148</text:p>
              </table:table-cell>
              <table:table-cell office:value-type="float" office:value="10.622">
                <text:p>10.6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">
                <text:p>172</text:p>
              </table:table-cell>
              <table:table-cell office:value-type="float" office:value="7.811">
                <text:p>7.811</text:p>
              </table:table-cell>
              <table:table-cell office:value-type="float" office:value="168">
                <text:p>168</text:p>
              </table:table-cell>
              <table:table-cell office:value-type="float" office:value="9.247">
                <text:p>9.247</text:p>
              </table:table-cell>
              <table:table-cell office:value-type="float" office:value="150">
                <text:p>150</text:p>
              </table:table-cell>
              <table:table-cell office:value-type="float" office:value="10.526">
                <text:p>10.5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7.825">
                <text:p>7.825</text:p>
              </table:table-cell>
              <table:table-cell office:value-type="float" office:value="170">
                <text:p>170</text:p>
              </table:table-cell>
              <table:table-cell office:value-type="float" office:value="9.288">
                <text:p>9.288</text:p>
              </table:table-cell>
              <table:table-cell office:value-type="float" office:value="152">
                <text:p>152</text:p>
              </table:table-cell>
              <table:table-cell office:value-type="float" office:value="10.413">
                <text:p>10.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6">
                <text:p>176</text:p>
              </table:table-cell>
              <table:table-cell office:value-type="float" office:value="7.838">
                <text:p>7.838</text:p>
              </table:table-cell>
              <table:table-cell office:value-type="float" office:value="172">
                <text:p>172</text:p>
              </table:table-cell>
              <table:table-cell office:value-type="float" office:value="9.328">
                <text:p>9.328</text:p>
              </table:table-cell>
              <table:table-cell office:value-type="float" office:value="154">
                <text:p>154</text:p>
              </table:table-cell>
              <table:table-cell office:value-type="float" office:value="10.323">
                <text:p>10.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8">
                <text:p>178</text:p>
              </table:table-cell>
              <table:table-cell office:value-type="float" office:value="7.854">
                <text:p>7.854</text:p>
              </table:table-cell>
              <table:table-cell office:value-type="float" office:value="174">
                <text:p>174</text:p>
              </table:table-cell>
              <table:table-cell office:value-type="float" office:value="9.385">
                <text:p>9.385</text:p>
              </table:table-cell>
              <table:table-cell office:value-type="float" office:value="156">
                <text:p>156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  <table:table-cell office:value-type="float" office:value="7.885">
                <text:p>7.885</text:p>
              </table:table-cell>
              <table:table-cell office:value-type="float" office:value="176">
                <text:p>176</text:p>
              </table:table-cell>
              <table:table-cell office:value-type="float" office:value="9.412">
                <text:p>9.412</text:p>
              </table:table-cell>
              <table:table-cell office:value-type="float" office:value="158">
                <text:p>158</text:p>
              </table:table-cell>
              <table:table-cell office:value-type="float" office:value="10.172">
                <text:p>10.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">
                <text:p>182</text:p>
              </table:table-cell>
              <table:table-cell office:value-type="float" office:value="7.918">
                <text:p>7.918</text:p>
              </table:table-cell>
              <table:table-cell office:value-type="float" office:value="178">
                <text:p>178</text:p>
              </table:table-cell>
              <table:table-cell office:value-type="float" office:value="9.452">
                <text:p>9.452</text:p>
              </table:table-cell>
              <table:table-cell office:value-type="float" office:value="160">
                <text:p>160</text:p>
              </table:table-cell>
              <table:table-cell office:value-type="float" office:value="10.094">
                <text:p>10.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">
                <text:p>184</text:p>
              </table:table-cell>
              <table:table-cell office:value-type="float" office:value="7.946">
                <text:p>7.946</text:p>
              </table:table-cell>
              <table:table-cell office:value-type="float" office:value="180">
                <text:p>180</text:p>
              </table:table-cell>
              <table:table-cell office:value-type="float" office:value="9.476">
                <text:p>9.476</text:p>
              </table:table-cell>
              <table:table-cell office:value-type="float" office:value="162">
                <text:p>162</text:p>
              </table:table-cell>
              <table:table-cell office:value-type="float" office:value="10.055">
                <text:p>10.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6">
                <text:p>186</text:p>
              </table:table-cell>
              <table:table-cell office:value-type="float" office:value="7.97">
                <text:p>7.97</text:p>
              </table:table-cell>
              <table:table-cell office:value-type="float" office:value="182">
                <text:p>182</text:p>
              </table:table-cell>
              <table:table-cell office:value-type="float" office:value="9.49">
                <text:p>9.49</text:p>
              </table:table-cell>
              <table:table-cell office:value-type="float" office:value="164">
                <text:p>164</text:p>
              </table:table-cell>
              <table:table-cell office:value-type="float" office:value="10.013">
                <text:p>10.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8">
                <text:p>188</text:p>
              </table:table-cell>
              <table:table-cell office:value-type="float" office:value="8.058">
                <text:p>8.058</text:p>
              </table:table-cell>
              <table:table-cell office:value-type="float" office:value="184">
                <text:p>184</text:p>
              </table:table-cell>
              <table:table-cell office:value-type="float" office:value="9.504">
                <text:p>9.504</text:p>
              </table:table-cell>
              <table:table-cell office:value-type="float" office:value="166">
                <text:p>166</text:p>
              </table:table-cell>
              <table:table-cell office:value-type="float" office:value="9.985">
                <text:p>9.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0">
                <text:p>190</text:p>
              </table:table-cell>
              <table:table-cell office:value-type="float" office:value="8.104">
                <text:p>8.104</text:p>
              </table:table-cell>
              <table:table-cell office:value-type="float" office:value="186">
                <text:p>186</text:p>
              </table:table-cell>
              <table:table-cell office:value-type="float" office:value="9.515">
                <text:p>9.515</text:p>
              </table:table-cell>
              <table:table-cell office:value-type="float" office:value="168">
                <text:p>16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8.165">
                <text:p>8.165</text:p>
              </table:table-cell>
              <table:table-cell office:value-type="float" office:value="188">
                <text:p>188</text:p>
              </table:table-cell>
              <table:table-cell office:value-type="float" office:value="9.515">
                <text:p>9.515</text:p>
              </table:table-cell>
              <table:table-cell office:value-type="float" office:value="170">
                <text:p>170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8.228">
                <text:p>8.228</text:p>
              </table:table-cell>
              <table:table-cell office:value-type="float" office:value="190">
                <text:p>190</text:p>
              </table:table-cell>
              <table:table-cell office:value-type="float" office:value="9.515">
                <text:p>9.515</text:p>
              </table:table-cell>
              <table:table-cell office:value-type="float" office:value="172">
                <text:p>172</text:p>
              </table:table-cell>
              <table:table-cell office:value-type="float" office:value="9.894">
                <text:p>9.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8.302">
                <text:p>8.302</text:p>
              </table:table-cell>
              <table:table-cell office:value-type="float" office:value="192">
                <text:p>192</text:p>
              </table:table-cell>
              <table:table-cell office:value-type="float" office:value="9.512">
                <text:p>9.512</text:p>
              </table:table-cell>
              <table:table-cell office:value-type="float" office:value="174">
                <text:p>174</text:p>
              </table:table-cell>
              <table:table-cell office:value-type="float" office:value="9.864">
                <text:p>9.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8">
                <text:p>198</text:p>
              </table:table-cell>
              <table:table-cell office:value-type="float" office:value="8.432">
                <text:p>8.432</text:p>
              </table:table-cell>
              <table:table-cell office:value-type="float" office:value="194">
                <text:p>194</text:p>
              </table:table-cell>
              <table:table-cell office:value-type="float" office:value="9.505">
                <text:p>9.505</text:p>
              </table:table-cell>
              <table:table-cell office:value-type="float" office:value="176">
                <text:p>176</text:p>
              </table:table-cell>
              <table:table-cell office:value-type="float" office:value="9.846">
                <text:p>9.8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">
                <text:p>200</text:p>
              </table:table-cell>
              <table:table-cell office:value-type="float" office:value="8.468">
                <text:p>8.468</text:p>
              </table:table-cell>
              <table:table-cell office:value-type="float" office:value="196">
                <text:p>196</text:p>
              </table:table-cell>
              <table:table-cell office:value-type="float" office:value="9.489">
                <text:p>9.489</text:p>
              </table:table-cell>
              <table:table-cell office:value-type="float" office:value="178">
                <text:p>178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2">
                <text:p>202</text:p>
              </table:table-cell>
              <table:table-cell office:value-type="float" office:value="8.532">
                <text:p>8.532</text:p>
              </table:table-cell>
              <table:table-cell office:value-type="float" office:value="198">
                <text:p>198</text:p>
              </table:table-cell>
              <table:table-cell office:value-type="float" office:value="9.47">
                <text:p>9.47</text:p>
              </table:table-cell>
              <table:table-cell office:value-type="float" office:value="180">
                <text:p>180</text:p>
              </table:table-cell>
              <table:table-cell office:value-type="float" office:value="9.812">
                <text:p>9.8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">
                <text:p>204</text:p>
              </table:table-cell>
              <table:table-cell office:value-type="float" office:value="8.598">
                <text:p>8.598</text:p>
              </table:table-cell>
              <table:table-cell office:value-type="float" office:value="200">
                <text:p>200</text:p>
              </table:table-cell>
              <table:table-cell office:value-type="float" office:value="9.452">
                <text:p>9.452</text:p>
              </table:table-cell>
              <table:table-cell office:value-type="float" office:value="182">
                <text:p>182</text:p>
              </table:table-cell>
              <table:table-cell office:value-type="float" office:value="9.803">
                <text:p>9.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">
                <text:p>206</text:p>
              </table:table-cell>
              <table:table-cell office:value-type="float" office:value="8.691">
                <text:p>8.691</text:p>
              </table:table-cell>
              <table:table-cell office:value-type="float" office:value="202">
                <text:p>202</text:p>
              </table:table-cell>
              <table:table-cell office:value-type="float" office:value="9.426">
                <text:p>9.426</text:p>
              </table:table-cell>
              <table:table-cell office:value-type="float" office:value="184">
                <text:p>184</text:p>
              </table:table-cell>
              <table:table-cell office:value-type="float" office:value="9.791">
                <text:p>9.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8.808">
                <text:p>8.808</text:p>
              </table:table-cell>
              <table:table-cell office:value-type="float" office:value="204">
                <text:p>204</text:p>
              </table:table-cell>
              <table:table-cell office:value-type="float" office:value="9.387">
                <text:p>9.387</text:p>
              </table:table-cell>
              <table:table-cell office:value-type="float" office:value="186">
                <text:p>186</text:p>
              </table:table-cell>
              <table:table-cell office:value-type="float" office:value="9.773">
                <text:p>9.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0">
                <text:p>210</text:p>
              </table:table-cell>
              <table:table-cell office:value-type="float" office:value="8.912">
                <text:p>8.912</text:p>
              </table:table-cell>
              <table:table-cell office:value-type="float" office:value="206">
                <text:p>206</text:p>
              </table:table-cell>
              <table:table-cell office:value-type="float" office:value="9.343">
                <text:p>9.343</text:p>
              </table:table-cell>
              <table:table-cell office:value-type="float" office:value="188">
                <text:p>188</text:p>
              </table:table-cell>
              <table:table-cell office:value-type="float" office:value="9.755">
                <text:p>9.7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2">
                <text:p>212</text:p>
              </table:table-cell>
              <table:table-cell office:value-type="float" office:value="9.02">
                <text:p>9.02</text:p>
              </table:table-cell>
              <table:table-cell office:value-type="float" office:value="208">
                <text:p>208</text:p>
              </table:table-cell>
              <table:table-cell office:value-type="float" office:value="9.315">
                <text:p>9.315</text:p>
              </table:table-cell>
              <table:table-cell office:value-type="float" office:value="190">
                <text:p>190</text:p>
              </table:table-cell>
              <table:table-cell office:value-type="float" office:value="9.734">
                <text:p>9.7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4">
                <text:p>214</text:p>
              </table:table-cell>
              <table:table-cell office:value-type="float" office:value="9.072">
                <text:p>9.072</text:p>
              </table:table-cell>
              <table:table-cell office:value-type="float" office:value="210">
                <text:p>210</text:p>
              </table:table-cell>
              <table:table-cell office:value-type="float" office:value="9.282">
                <text:p>9.282</text:p>
              </table:table-cell>
              <table:table-cell office:value-type="float" office:value="192">
                <text:p>192</text:p>
              </table:table-cell>
              <table:table-cell office:value-type="float" office:value="9.712">
                <text:p>9.7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6">
                <text:p>216</text:p>
              </table:table-cell>
              <table:table-cell office:value-type="float" office:value="9.158">
                <text:p>9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9.698">
                <text:p>9.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">
                <text:p>218</text:p>
              </table:table-cell>
              <table:table-cell office:value-type="float" office:value="9.199">
                <text:p>9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9.673">
                <text:p>9.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9.262">
                <text:p>9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9.643">
                <text:p>9.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9.617">
                <text:p>9.6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9.594">
                <text:p>9.5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8">
                <text:p>158</text:p>
              </table:table-cell>
              <table:table-cell office:value-type="float" office:value="9.791">
                <text:p>9.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9.562">
                <text:p>9.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9.795">
                <text:p>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9.513">
                <text:p>9.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8">
                <text:p>158</text:p>
              </table:table-cell>
              <table:table-cell office:value-type="float" office:value="9.796">
                <text:p>9.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8">
                <text:p>158</text:p>
              </table:table-cell>
              <table:table-cell office:value-type="float" office:value="9.801">
                <text:p>9.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9.432">
                <text:p>9.4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